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float" office:value="-0.00314009" calcext:value-type="float">
            <text:p>-0.00314009</text:p>
          </table:table-cell>
          <table:table-cell office:value-type="float" office:value="-0.000211954" calcext:value-type="float">
            <text:p>-0.000211954</text:p>
          </table:table-cell>
          <table:table-cell office:value-type="float" office:value="-0.0011957" calcext:value-type="float">
            <text:p>-0.001195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ns :</text:p>
          </table:table-cell>
          <table:table-cell table:formula="of:=SUM([.A1:.A204])/205" office:value-type="float" office:value="-0.00000857331263414637" calcext:value-type="float">
            <text:p>-8.57331263414637E-006</text:p>
          </table:table-cell>
          <table:table-cell table:formula="of:=SUM([.B1:.B204])/205" office:value-type="float" office:value="0.000000800799951219268" calcext:value-type="float">
            <text:p>8.00799951219268E-007</text:p>
          </table:table-cell>
          <table:table-cell table:formula="of:=SUM([.C1:.C204])/205" office:value-type="float" office:value="-0.00000791068926829269" calcext:value-type="float">
            <text:p>-7.91068926829269E-006</text:p>
          </table:table-cell>
          <table:table-cell/>
          <table:table-cell office:value-type="string" calcext:value-type="string">
            <text:p>var</text:p>
          </table:table-cell>
          <table:table-cell table:formula="of:=POWER([.A1]-[.F1]; 2)" office:value-type="float" office:value="0.00000980639676325081" calcext:value-type="float">
            <text:p>9.80639676325081E-006</text:p>
          </table:table-cell>
          <table:table-cell table:formula="of:=POWER([.B1]-[.G1]; 2)" office:value-type="float" office:value="0.0000000452646049022833" calcext:value-type="float">
            <text:p>4.52646049022833E-008</text:p>
          </table:table-cell>
          <table:table-cell table:formula="of:=POWER([.C1]-[.H1]; 2)" office:value-type="float" office:value="0.0000014108434466885" calcext:value-type="float">
            <text:p>1.4108434466885E-006</text:p>
          </table:table-cell>
          <table:table-cell/>
          <table:table-cell office:value-type="string" calcext:value-type="string">
            <text:p>estim var :</text:p>
          </table:table-cell>
          <table:table-cell table:formula="of:=SUM([.K1:.K204])/203" office:value-type="float" office:value="0.000110462840758342" calcext:value-type="float">
            <text:p>0.0001104628</text:p>
          </table:table-cell>
          <table:table-cell table:formula="of:=SUM([.L1:.L204])/203" office:value-type="float" office:value="0.00948747944231019" calcext:value-type="float">
            <text:p>0.0094874794</text:p>
          </table:table-cell>
          <table:table-cell table:formula="of:=SUM([.M1:.M204])/203" office:value-type="float" office:value="0.000000659775310609776" calcext:value-type="float">
            <text:p>6.59775310609776E-007</text:p>
          </table:table-cell>
        </table:table-row>
        <table:table-row table:style-name="ro1">
          <table:table-cell office:value-type="float" office:value="-0.000281036" calcext:value-type="float">
            <text:p>-0.000281036</text:p>
          </table:table-cell>
          <table:table-cell office:value-type="float" office:value="0.00199356" calcext:value-type="float">
            <text:p>0.00199356</text:p>
          </table:table-cell>
          <table:table-cell office:value-type="float" office:value="0.00031844" calcext:value-type="float">
            <text:p>0.0003184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]-[.F2]; 2)" office:value-type="float" office:value="0.0000000742359160066229" calcext:value-type="float">
            <text:p>7.42359160066229E-008</text:p>
          </table:table-cell>
          <table:table-cell table:formula="of:=POWER([.B2]-[.G2]; 2)" office:value-type="float" office:value="0.00000397108922937906" calcext:value-type="float">
            <text:p>3.97108922937906E-006</text:p>
          </table:table-cell>
          <table:table-cell table:formula="of:=POWER([.C2]-[.H2]; 2)" office:value-type="float" office:value="0.00000010650477238589" calcext:value-type="float">
            <text:p>1.0650477238589E-00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0.000600825" calcext:value-type="float">
            <text:p>0.000600825</text:p>
          </table:table-cell>
          <table:table-cell office:value-type="float" office:value="-0.00293345" calcext:value-type="float">
            <text:p>-0.00293345</text:p>
          </table:table-cell>
          <table:table-cell office:value-type="float" office:value="-0.000500767" calcext:value-type="float">
            <text:p>-0.00050076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]-[.F3]; 2)" office:value-type="float" office:value="0.000000371366303441345" calcext:value-type="float">
            <text:p>3.71366303441345E-007</text:p>
          </table:table-cell>
          <table:table-cell table:formula="of:=POWER([.B3]-[.G3]; 2)" office:value-type="float" office:value="0.00000860982775701437" calcext:value-type="float">
            <text:p>8.60982775701437E-006</text:p>
          </table:table-cell>
          <table:table-cell table:formula="of:=POWER([.C3]-[.H3]; 2)" office:value-type="float" office:value="0.000000242907343028069" calcext:value-type="float">
            <text:p>2.42907343028069E-007</text:p>
          </table:table-cell>
          <table:table-cell table:number-columns-repeated="5"/>
        </table:table-row>
        <table:table-row table:style-name="ro1">
          <table:table-cell office:value-type="float" office:value="-0.00103136" calcext:value-type="float">
            <text:p>-0.00103136</text:p>
          </table:table-cell>
          <table:table-cell office:value-type="float" office:value="0.00421251" calcext:value-type="float">
            <text:p>0.00421251</text:p>
          </table:table-cell>
          <table:table-cell office:value-type="float" office:value="-0.000959871" calcext:value-type="float">
            <text:p>-0.00095987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]-[.F4]; 2)" office:value-type="float" office:value="0.00000104609260785282" calcext:value-type="float">
            <text:p>1.04609260785282E-006</text:p>
          </table:table-cell>
          <table:table-cell table:formula="of:=POWER([.B4]-[.G4]; 2)" office:value-type="float" office:value="0.0000177384943857755" calcext:value-type="float">
            <text:p>1.77384943857755E-005</text:p>
          </table:table-cell>
          <table:table-cell table:formula="of:=POWER([.C4]-[.H4]; 2)" office:value-type="float" office:value="0.000000906228433208409" calcext:value-type="float">
            <text:p>9.06228433208409E-007</text:p>
          </table:table-cell>
          <table:table-cell table:number-columns-repeated="5"/>
        </table:table-row>
        <table:table-row table:style-name="ro1">
          <table:table-cell office:value-type="float" office:value="0.000950231" calcext:value-type="float">
            <text:p>0.000950231</text:p>
          </table:table-cell>
          <table:table-cell office:value-type="float" office:value="-0.00194256" calcext:value-type="float">
            <text:p>-0.00194256</text:p>
          </table:table-cell>
          <table:table-cell office:value-type="float" office:value="0.00128057" calcext:value-type="float">
            <text:p>0.0012805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]-[.F5]; 2)" office:value-type="float" office:value="0.000000919305709925838" calcext:value-type="float">
            <text:p>9.19305709925838E-007</text:p>
          </table:table-cell>
          <table:table-cell table:formula="of:=POWER([.B5]-[.G5]; 2)" office:value-type="float" office:value="0.00000377665119878704" calcext:value-type="float">
            <text:p>3.77665119878704E-006</text:p>
          </table:table-cell>
          <table:table-cell table:formula="of:=POWER([.C5]-[.H5]; 2)" office:value-type="float" office:value="0.00000166018248661729" calcext:value-type="float">
            <text:p>1.66018248661729E-006</text:p>
          </table:table-cell>
          <table:table-cell table:number-columns-repeated="5"/>
        </table:table-row>
        <table:table-row table:style-name="ro1">
          <table:table-cell office:value-type="float" office:value="0.000192239" calcext:value-type="float">
            <text:p>0.000192239</text:p>
          </table:table-cell>
          <table:table-cell office:value-type="float" office:value="0.000494207" calcext:value-type="float">
            <text:p>0.000494207</text:p>
          </table:table-cell>
          <table:table-cell table:style-name="ce1" office:value-type="float" office:value="0.0000338575" calcext:value-type="float">
            <text:p>3.39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]-[.F6]; 2)" office:value-type="float" office:value="0.0000000403255849054741" calcext:value-type="float">
            <text:p>4.03255849054741E-008</text:p>
          </table:table-cell>
          <table:table-cell table:formula="of:=POWER([.B6]-[.G6]; 2)" office:value-type="float" office:value="0.000000243449678246577" calcext:value-type="float">
            <text:p>2.43449678246577E-007</text:p>
          </table:table-cell>
          <table:table-cell table:formula="of:=POWER([.C6]-[.H6]; 2)" office:value-type="float" office:value="0.00000000174458163475192" calcext:value-type="float">
            <text:p>1.74458163475192E-009</text:p>
          </table:table-cell>
          <table:table-cell table:number-columns-repeated="5"/>
        </table:table-row>
        <table:table-row table:style-name="ro1">
          <table:table-cell office:value-type="float" office:value="-0.000365813" calcext:value-type="float">
            <text:p>-0.000365813</text:p>
          </table:table-cell>
          <table:table-cell office:value-type="float" office:value="-0.00225284" calcext:value-type="float">
            <text:p>-0.00225284</text:p>
          </table:table-cell>
          <table:table-cell office:value-type="float" office:value="-0.000242278" calcext:value-type="float">
            <text:p>-0.00024227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]-[.F7]; 2)" office:value-type="float" office:value="0.000000127620194229253" calcext:value-type="float">
            <text:p>1.27620194229253E-007</text:p>
          </table:table-cell>
          <table:table-cell table:formula="of:=POWER([.B7]-[.G7]; 2)" office:value-type="float" office:value="0.00000507889685520477" calcext:value-type="float">
            <text:p>5.07889685520477E-006</text:p>
          </table:table-cell>
          <table:table-cell table:formula="of:=POWER([.C7]-[.H7]; 2)" office:value-type="float" office:value="0.0000000549280363396127" calcext:value-type="float">
            <text:p>5.49280363396127E-008</text:p>
          </table:table-cell>
          <table:table-cell table:number-columns-repeated="5"/>
        </table:table-row>
        <table:table-row table:style-name="ro1">
          <table:table-cell office:value-type="float" office:value="0.000442128" calcext:value-type="float">
            <text:p>0.000442128</text:p>
          </table:table-cell>
          <table:table-cell office:value-type="float" office:value="0.00232264" calcext:value-type="float">
            <text:p>0.00232264</text:p>
          </table:table-cell>
          <table:table-cell office:value-type="float" office:value="0.00023866" calcext:value-type="float">
            <text:p>0.0002386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]-[.F8]; 2)" office:value-type="float" office:value="0.000000203131673210143" calcext:value-type="float">
            <text:p>2.03131673210143E-007</text:p>
          </table:table-cell>
          <table:table-cell table:formula="of:=POWER([.B8]-[.G8]; 2)" office:value-type="float" office:value="0.00000539093727088316" calcext:value-type="float">
            <text:p>5.39093727088316E-006</text:p>
          </table:table-cell>
          <table:table-cell table:formula="of:=POWER([.C8]-[.H8]; 2)" office:value-type="float" office:value="0.0000000607971048062409" calcext:value-type="float">
            <text:p>6.07971048062409E-008</text:p>
          </table:table-cell>
          <table:table-cell table:number-columns-repeated="5"/>
        </table:table-row>
        <table:table-row table:style-name="ro1">
          <table:table-cell office:value-type="float" office:value="0.00035947" calcext:value-type="float">
            <text:p>0.00035947</text:p>
          </table:table-cell>
          <table:table-cell office:value-type="float" office:value="-0.00156139" calcext:value-type="float">
            <text:p>-0.00156139</text:p>
          </table:table-cell>
          <table:table-cell office:value-type="float" office:value="-0.000273428" calcext:value-type="float">
            <text:p>-0.00027342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]-[.F9]; 2)" office:value-type="float" office:value="0.000000135455879974716" calcext:value-type="float">
            <text:p>1.35455879974716E-007</text:p>
          </table:table-cell>
          <table:table-cell table:formula="of:=POWER([.B9]-[.G9]; 2)" office:value-type="float" office:value="0.00000244044009545223" calcext:value-type="float">
            <text:p>2.44044009545223E-006</text:p>
          </table:table-cell>
          <table:table-cell table:formula="of:=POWER([.C9]-[.H9]; 2)" office:value-type="float" office:value="0.000000070499442298198" calcext:value-type="float">
            <text:p>7.0499442298198E-008</text:p>
          </table:table-cell>
          <table:table-cell table:number-columns-repeated="5"/>
        </table:table-row>
        <table:table-row table:style-name="ro1">
          <table:table-cell office:value-type="float" office:value="-0.000578983" calcext:value-type="float">
            <text:p>-0.000578983</text:p>
          </table:table-cell>
          <table:table-cell office:value-type="float" office:value="-0.00047163" calcext:value-type="float">
            <text:p>-0.00047163</text:p>
          </table:table-cell>
          <table:table-cell table:style-name="ce1" office:value-type="float" office:value="0.0000356808" calcext:value-type="float">
            <text:p>3.57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]-[.F10]; 2)" office:value-type="float" office:value="0.000000325367211440811" calcext:value-type="float">
            <text:p>3.25367211440811E-007</text:p>
          </table:table-cell>
          <table:table-cell table:formula="of:=POWER([.B10]-[.G10]; 2)" office:value-type="float" office:value="0.000000223190860742549" calcext:value-type="float">
            <text:p>2.23190860742549E-007</text:p>
          </table:table-cell>
          <table:table-cell table:formula="of:=POWER([.C10]-[.H10]; 2)" office:value-type="float" office:value="0.00000000190021793662768" calcext:value-type="float">
            <text:p>1.90021793662768E-009</text:p>
          </table:table-cell>
          <table:table-cell table:number-columns-repeated="5"/>
        </table:table-row>
        <table:table-row table:style-name="ro1">
          <table:table-cell table:style-name="ce1" office:value-type="float" office:value="0.0000295649" calcext:value-type="float">
            <text:p>2.96E-005</text:p>
          </table:table-cell>
          <table:table-cell office:value-type="float" office:value="-0.000801884" calcext:value-type="float">
            <text:p>-0.000801884</text:p>
          </table:table-cell>
          <table:table-cell office:value-type="float" office:value="-0.000113723" calcext:value-type="float">
            <text:p>-0.00011372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]-[.F11]; 2)" office:value-type="float" office:value="0.00000000145452326292736" calcext:value-type="float">
            <text:p>1.45452326292736E-009</text:p>
          </table:table-cell>
          <table:table-cell table:formula="of:=POWER([.B11]-[.G11]; 2)" office:value-type="float" office:value="0.000000644302888072729" calcext:value-type="float">
            <text:p>6.44302888072729E-007</text:p>
          </table:table-cell>
          <table:table-cell table:formula="of:=POWER([.C11]-[.H11]; 2)" office:value-type="float" office:value="0.0000000111962451023834" calcext:value-type="float">
            <text:p>1.11962451023834E-008</text:p>
          </table:table-cell>
          <table:table-cell table:number-columns-repeated="5"/>
        </table:table-row>
        <table:table-row table:style-name="ro1">
          <table:table-cell office:value-type="float" office:value="-0.00155848" calcext:value-type="float">
            <text:p>-0.00155848</text:p>
          </table:table-cell>
          <table:table-cell office:value-type="float" office:value="0.00194096" calcext:value-type="float">
            <text:p>0.00194096</text:p>
          </table:table-cell>
          <table:table-cell office:value-type="float" office:value="-0.0011773" calcext:value-type="float">
            <text:p>-0.001177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]-[.F12]; 2)" office:value-type="float" office:value="0.00000240221073954139" calcext:value-type="float">
            <text:p>2.40221073954139E-006</text:p>
          </table:table-cell>
          <table:table-cell table:formula="of:=POWER([.B12]-[.G12]; 2)" office:value-type="float" office:value="0.00000376421772153393" calcext:value-type="float">
            <text:p>3.76421772153393E-006</text:p>
          </table:table-cell>
          <table:table-cell table:formula="of:=POWER([.C12]-[.H12]; 2)" office:value-type="float" office:value="0.00000136747136005358" calcext:value-type="float">
            <text:p>1.36747136005358E-006</text:p>
          </table:table-cell>
          <table:table-cell table:number-columns-repeated="5"/>
        </table:table-row>
        <table:table-row table:style-name="ro1">
          <table:table-cell office:value-type="float" office:value="0.00174006" calcext:value-type="float">
            <text:p>0.00174006</text:p>
          </table:table-cell>
          <table:table-cell office:value-type="float" office:value="-0.000846114" calcext:value-type="float">
            <text:p>-0.000846114</text:p>
          </table:table-cell>
          <table:table-cell office:value-type="float" office:value="0.00129515" calcext:value-type="float">
            <text:p>0.0012951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]-[.F13]; 2)" office:value-type="float" office:value="0.00000305771846205387" calcext:value-type="float">
            <text:p>3.05771846205387E-006</text:p>
          </table:table-cell>
          <table:table-cell table:formula="of:=POWER([.B13]-[.G13]; 2)" office:value-type="float" office:value="0.000000717264678376414" calcext:value-type="float">
            <text:p>7.17264678376414E-007</text:p>
          </table:table-cell>
          <table:table-cell table:formula="of:=POWER([.C13]-[.H13]; 2)" office:value-type="float" office:value="0.00000169796715991636" calcext:value-type="float">
            <text:p>0.000001698</text:p>
          </table:table-cell>
          <table:table-cell table:number-columns-repeated="5"/>
        </table:table-row>
        <table:table-row table:style-name="ro1">
          <table:table-cell office:value-type="float" office:value="0.00108071" calcext:value-type="float">
            <text:p>0.00108071</text:p>
          </table:table-cell>
          <table:table-cell office:value-type="float" office:value="-0.00195367" calcext:value-type="float">
            <text:p>-0.00195367</text:p>
          </table:table-cell>
          <table:table-cell office:value-type="float" office:value="0.00125378" calcext:value-type="float">
            <text:p>0.0012537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]-[.F14]; 2)" office:value-type="float" office:value="0.00000118653813518322" calcext:value-type="float">
            <text:p>1.18653813518322E-006</text:p>
          </table:table-cell>
          <table:table-cell table:formula="of:=POWER([.B14]-[.G14]; 2)" office:value-type="float" office:value="0.00000381995610786196" calcext:value-type="float">
            <text:p>0.00000382</text:p>
          </table:table-cell>
          <table:table-cell table:formula="of:=POWER([.C14]-[.H14]; 2)" office:value-type="float" office:value="0.0000015918633953863" calcext:value-type="float">
            <text:p>1.5918633953863E-006</text:p>
          </table:table-cell>
          <table:table-cell table:number-columns-repeated="5"/>
        </table:table-row>
        <table:table-row table:style-name="ro1">
          <table:table-cell office:value-type="float" office:value="-0.00126269" calcext:value-type="float">
            <text:p>-0.00126269</text:p>
          </table:table-cell>
          <table:table-cell office:value-type="float" office:value="0.00369226" calcext:value-type="float">
            <text:p>0.00369226</text:p>
          </table:table-cell>
          <table:table-cell office:value-type="float" office:value="-0.000990589" calcext:value-type="float">
            <text:p>-0.00099058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]-[.F15]; 2)" office:value-type="float" office:value="0.0000015728086655295" calcext:value-type="float">
            <text:p>1.5728086655295E-006</text:p>
          </table:table-cell>
          <table:table-cell table:formula="of:=POWER([.B15]-[.G15]; 2)" office:value-type="float" office:value="0.0000136268710256248" calcext:value-type="float">
            <text:p>1.36268710256248E-005</text:p>
          </table:table-cell>
          <table:table-cell table:formula="of:=POWER([.C15]-[.H15]; 2)" office:value-type="float" office:value="0.000000965656662382522" calcext:value-type="float">
            <text:p>9.65656662382522E-007</text:p>
          </table:table-cell>
          <table:table-cell table:number-columns-repeated="5"/>
        </table:table-row>
        <table:table-row table:style-name="ro1">
          <table:table-cell table:style-name="ce1" office:value-type="float" office:value="-0.00000200847" calcext:value-type="float">
            <text:p>-2.01E-006</text:p>
          </table:table-cell>
          <table:table-cell office:value-type="float" office:value="-0.00198996" calcext:value-type="float">
            <text:p>-0.00198996</text:p>
          </table:table-cell>
          <table:table-cell office:value-type="float" office:value="-0.000269213" calcext:value-type="float">
            <text:p>-0.00026921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]-[.F16]; 2)" office:value-type="float" office:value="0.0000000000430971588111058" calcext:value-type="float">
            <text:p>4.30971588111058E-011</text:p>
          </table:table-cell>
          <table:table-cell table:formula="of:=POWER([.B16]-[.G16]; 2)" office:value-type="float" office:value="0.00000396312856262242" calcext:value-type="float">
            <text:p>3.96312856262242E-006</text:p>
          </table:table-cell>
          <table:table-cell table:formula="of:=POWER([.C16]-[.H16]; 2)" office:value-type="float" office:value="0.0000000682788975937297" calcext:value-type="float">
            <text:p>6.82788975937297E-008</text:p>
          </table:table-cell>
          <table:table-cell table:number-columns-repeated="5"/>
        </table:table-row>
        <table:table-row table:style-name="ro1">
          <table:table-cell office:value-type="float" office:value="0.00208602" calcext:value-type="float">
            <text:p>0.00208602</text:p>
          </table:table-cell>
          <table:table-cell table:style-name="ce1" office:value-type="float" office:value="0.0000666579" calcext:value-type="float">
            <text:p>6.67E-005</text:p>
          </table:table-cell>
          <table:table-cell office:value-type="float" office:value="0.00135685" calcext:value-type="float">
            <text:p>0.0013568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]-[.F17]; 2)" office:value-type="float" office:value="0.00000438732114533169" calcext:value-type="float">
            <text:p>4.38732114533169E-006</text:p>
          </table:table-cell>
          <table:table-cell table:formula="of:=POWER([.B17]-[.G17]; 2)" office:value-type="float" office:value="0.00000000433715762683512" calcext:value-type="float">
            <text:p>4.33715762683512E-009</text:p>
          </table:table-cell>
          <table:table-cell table:formula="of:=POWER([.C17]-[.H17]; 2)" office:value-type="float" office:value="0.00000186257173897207" calcext:value-type="float">
            <text:p>1.86257173897207E-006</text:p>
          </table:table-cell>
          <table:table-cell table:number-columns-repeated="5"/>
        </table:table-row>
        <table:table-row table:style-name="ro1">
          <table:table-cell office:value-type="float" office:value="-0.000966443" calcext:value-type="float">
            <text:p>-0.000966443</text:p>
          </table:table-cell>
          <table:table-cell office:value-type="float" office:value="0.000517694" calcext:value-type="float">
            <text:p>0.000517694</text:p>
          </table:table-cell>
          <table:table-cell office:value-type="float" office:value="-0.00146957" calcext:value-type="float">
            <text:p>-0.0014695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]-[.F18]; 2)" office:value-type="float" office:value="0.000000917514337974358" calcext:value-type="float">
            <text:p>9.17514337974358E-007</text:p>
          </table:table-cell>
          <table:table-cell table:formula="of:=POWER([.B18]-[.G18]; 2)" office:value-type="float" office:value="0.000000267178580256669" calcext:value-type="float">
            <text:p>2.67178580256669E-007</text:p>
          </table:table-cell>
          <table:table-cell table:formula="of:=POWER([.C18]-[.H18]; 2)" office:value-type="float" office:value="0.00000213644794064869" calcext:value-type="float">
            <text:p>2.13644794064869E-006</text:p>
          </table:table-cell>
          <table:table-cell table:number-columns-repeated="5"/>
        </table:table-row>
        <table:table-row table:style-name="ro1">
          <table:table-cell office:value-type="float" office:value="-0.00157153" calcext:value-type="float">
            <text:p>-0.00157153</text:p>
          </table:table-cell>
          <table:table-cell office:value-type="float" office:value="-0.000952744" calcext:value-type="float">
            <text:p>-0.000952744</text:p>
          </table:table-cell>
          <table:table-cell office:value-type="float" office:value="0.000142118" calcext:value-type="float">
            <text:p>0.00014211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]-[.F19]; 2)" office:value-type="float" office:value="0.00000244283360658164" calcext:value-type="float">
            <text:p>2.44283360658164E-006</text:p>
          </table:table-cell>
          <table:table-cell table:formula="of:=POWER([.B19]-[.G19]; 2)" office:value-type="float" office:value="0.000000909247685514011" calcext:value-type="float">
            <text:p>9.09247685514011E-007</text:p>
          </table:table-cell>
          <table:table-cell table:formula="of:=POWER([.C19]-[.H19]; 2)" office:value-type="float" office:value="0.0000000225086076035619" calcext:value-type="float">
            <text:p>2.25086076035619E-008</text:p>
          </table:table-cell>
          <table:table-cell table:number-columns-repeated="5"/>
        </table:table-row>
        <table:table-row table:style-name="ro1">
          <table:table-cell office:value-type="float" office:value="-0.000921828" calcext:value-type="float">
            <text:p>-0.000921828</text:p>
          </table:table-cell>
          <table:table-cell office:value-type="float" office:value="0.00133436" calcext:value-type="float">
            <text:p>0.00133436</text:p>
          </table:table-cell>
          <table:table-cell office:value-type="float" office:value="-0.0013663" calcext:value-type="float">
            <text:p>-0.001366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0]-[.F20]; 2)" office:value-type="float" office:value="0.000000834034123995703" calcext:value-type="float">
            <text:p>0.000000834</text:p>
          </table:table-cell>
          <table:table-cell table:formula="of:=POWER([.B20]-[.G20]; 2)" office:value-type="float" office:value="0.00000177838014003474" calcext:value-type="float">
            <text:p>1.77838014003474E-006</text:p>
          </table:table-cell>
          <table:table-cell table:formula="of:=POWER([.C20]-[.H20]; 2)" office:value-type="float" office:value="0.00000184522151951016" calcext:value-type="float">
            <text:p>1.84522151951016E-006</text:p>
          </table:table-cell>
          <table:table-cell table:number-columns-repeated="5"/>
        </table:table-row>
        <table:table-row table:style-name="ro1">
          <table:table-cell office:value-type="float" office:value="0.000119188" calcext:value-type="float">
            <text:p>0.000119188</text:p>
          </table:table-cell>
          <table:table-cell office:value-type="float" office:value="0.000924066" calcext:value-type="float">
            <text:p>0.000924066</text:p>
          </table:table-cell>
          <table:table-cell office:value-type="float" office:value="0.000103935" calcext:value-type="float">
            <text:p>0.00010393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1]-[.F21]; 2)" office:value-type="float" office:value="0.0000000163229530060001" calcext:value-type="float">
            <text:p>1.63229530060001E-008</text:p>
          </table:table-cell>
          <table:table-cell table:formula="of:=POWER([.B21]-[.G21]; 2)" office:value-type="float" office:value="0.000000852418629621115" calcext:value-type="float">
            <text:p>8.52418629621115E-007</text:p>
          </table:table-cell>
          <table:table-cell table:formula="of:=POWER([.C21]-[.H21]; 2)" office:value-type="float" office:value="0.0000000125094582078995" calcext:value-type="float">
            <text:p>1.25094582078995E-008</text:p>
          </table:table-cell>
          <table:table-cell table:number-columns-repeated="5"/>
        </table:table-row>
        <table:table-row table:style-name="ro1">
          <table:table-cell office:value-type="float" office:value="0.000183638" calcext:value-type="float">
            <text:p>0.000183638</text:p>
          </table:table-cell>
          <table:table-cell office:value-type="float" office:value="-0.000284333" calcext:value-type="float">
            <text:p>-0.000284333</text:p>
          </table:table-cell>
          <table:table-cell table:style-name="ce1" office:value-type="float" office:value="-0.000069934" calcext:value-type="float">
            <text:p>-6.99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2]-[.F22]; 2)" office:value-type="float" office:value="0.0000000369451887045416" calcext:value-type="float">
            <text:p>3.69451887045416E-008</text:p>
          </table:table-cell>
          <table:table-cell table:formula="of:=POWER([.B22]-[.G22]; 2)" office:value-type="float" office:value="0.0000000813012838746219" calcext:value-type="float">
            <text:p>8.13012838746219E-008</text:p>
          </table:table-cell>
          <table:table-cell table:formula="of:=POWER([.C22]-[.H22]; 2)" office:value-type="float" office:value="0.00000000384689107412192" calcext:value-type="float">
            <text:p>3.84689107412192E-009</text:p>
          </table:table-cell>
          <table:table-cell table:number-columns-repeated="5"/>
        </table:table-row>
        <table:table-row table:style-name="ro1">
          <table:table-cell office:value-type="float" office:value="0.00103445" calcext:value-type="float">
            <text:p>0.00103445</text:p>
          </table:table-cell>
          <table:table-cell office:value-type="float" office:value="0.000345505" calcext:value-type="float">
            <text:p>0.000345505</text:p>
          </table:table-cell>
          <table:table-cell office:value-type="float" office:value="0.00157751" calcext:value-type="float">
            <text:p>0.0015775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3]-[.F23]; 2)" office:value-type="float" office:value="0.00000108789763069831" calcext:value-type="float">
            <text:p>1.08789763069831E-006</text:p>
          </table:table-cell>
          <table:table-cell table:formula="of:=POWER([.B23]-[.G23]; 2)" office:value-type="float" office:value="0.00000011882098553127" calcext:value-type="float">
            <text:p>1.1882098553127E-007</text:p>
          </table:table-cell>
          <table:table-cell table:formula="of:=POWER([.C23]-[.H23]; 2)" office:value-type="float" office:value="0.00000251355876195995" calcext:value-type="float">
            <text:p>2.51355876195995E-006</text:p>
          </table:table-cell>
          <table:table-cell table:number-columns-repeated="5"/>
        </table:table-row>
        <table:table-row table:style-name="ro1">
          <table:table-cell office:value-type="float" office:value="-0.000101107" calcext:value-type="float">
            <text:p>-0.000101107</text:p>
          </table:table-cell>
          <table:table-cell office:value-type="float" office:value="-0.00190471" calcext:value-type="float">
            <text:p>-0.00190471</text:p>
          </table:table-cell>
          <table:table-cell office:value-type="float" office:value="-0.000240678" calcext:value-type="float">
            <text:p>-0.00024067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4]-[.F24]; 2)" office:value-type="float" office:value="0.00000000856248329752154" calcext:value-type="float">
            <text:p>8.56248329752154E-009</text:p>
          </table:table-cell>
          <table:table-cell table:formula="of:=POWER([.B24]-[.G24]; 2)" office:value-type="float" office:value="0.00000363097140873074" calcext:value-type="float">
            <text:p>0.000003631</text:p>
          </table:table-cell>
          <table:table-cell table:formula="of:=POWER([.C24]-[.H24]; 2)" office:value-type="float" office:value="0.0000000541806209452712" calcext:value-type="float">
            <text:p>5.41806209452712E-008</text:p>
          </table:table-cell>
          <table:table-cell table:number-columns-repeated="5"/>
        </table:table-row>
        <table:table-row table:style-name="ro1">
          <table:table-cell table:style-name="ce1" office:value-type="float" office:value="-0.0000925113" calcext:value-type="float">
            <text:p>-9.25E-005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0186751" calcext:value-type="float">
            <text:p>0.00018675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5]-[.F25]; 2)" office:value-type="float" office:value="0.0000000070455857230302" calcext:value-type="float">
            <text:p>0.000000007</text:p>
          </table:table-cell>
          <table:table-cell table:formula="of:=POWER([.B25]-[.G25]; 2)" office:value-type="float" office:value="0.00000158810202380359" calcext:value-type="float">
            <text:p>1.58810202380359E-006</text:p>
          </table:table-cell>
          <table:table-cell table:formula="of:=POWER([.C25]-[.H25]; 2)" office:value-type="float" office:value="0.0000000378931732687853" calcext:value-type="float">
            <text:p>3.78931732687853E-008</text:p>
          </table:table-cell>
          <table:table-cell table:number-columns-repeated="5"/>
        </table:table-row>
        <table:table-row table:style-name="ro1">
          <table:table-cell office:value-type="float" office:value="-0.000255972" calcext:value-type="float">
            <text:p>-0.000255972</text:p>
          </table:table-cell>
          <table:table-cell office:value-type="float" office:value="-0.00242236" calcext:value-type="float">
            <text:p>-0.00242236</text:p>
          </table:table-cell>
          <table:table-cell office:value-type="float" office:value="-0.000284156" calcext:value-type="float">
            <text:p>-0.00028415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6]-[.F26]; 2)" office:value-type="float" office:value="0.0000000612061105103474" calcext:value-type="float">
            <text:p>6.12061105103474E-008</text:p>
          </table:table-cell>
          <table:table-cell table:formula="of:=POWER([.B26]-[.G26]; 2)" office:value-type="float" office:value="0.00000587170826242023" calcext:value-type="float">
            <text:p>5.87170826242023E-006</text:p>
          </table:table-cell>
          <table:table-cell table:formula="of:=POWER([.C26]-[.H26]; 2)" office:value-type="float" office:value="0.0000000763114717012576" calcext:value-type="float">
            <text:p>7.63114717012576E-008</text:p>
          </table:table-cell>
          <table:table-cell table:number-columns-repeated="5"/>
        </table:table-row>
        <table:table-row table:style-name="ro1">
          <table:table-cell office:value-type="float" office:value="0.00100615" calcext:value-type="float">
            <text:p>0.00100615</text:p>
          </table:table-cell>
          <table:table-cell office:value-type="float" office:value="0.00334325" calcext:value-type="float">
            <text:p>0.00334325</text:p>
          </table:table-cell>
          <table:table-cell office:value-type="float" office:value="0.000279868" calcext:value-type="float">
            <text:p>0.00027986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7]-[.F27]; 2)" office:value-type="float" office:value="0.00000102966340120322" calcext:value-type="float">
            <text:p>1.02966340120322E-006</text:p>
          </table:table-cell>
          <table:table-cell table:formula="of:=POWER([.B27]-[.G27]; 2)" office:value-type="float" office:value="0.0000111719666549067" calcext:value-type="float">
            <text:p>0.000011172</text:p>
          </table:table-cell>
          <table:table-cell table:formula="of:=POWER([.C27]-[.H27]; 2)" office:value-type="float" office:value="0.0000000828165739969766" calcext:value-type="float">
            <text:p>8.28165739969766E-008</text:p>
          </table:table-cell>
          <table:table-cell table:number-columns-repeated="5"/>
        </table:table-row>
        <table:table-row table:style-name="ro1">
          <table:table-cell office:value-type="float" office:value="-0.000226123" calcext:value-type="float">
            <text:p>-0.000226123</text:p>
          </table:table-cell>
          <table:table-cell office:value-type="float" office:value="-0.000753879" calcext:value-type="float">
            <text:p>-0.000753879</text:p>
          </table:table-cell>
          <table:table-cell table:style-name="ce1" office:value-type="float" office:value="-0.0000632265" calcext:value-type="float">
            <text:p>-6.32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8]-[.F28]; 2)" office:value-type="float" office:value="0.0000000473278664729807" calcext:value-type="float">
            <text:p>4.73278664729807E-008</text:p>
          </table:table-cell>
          <table:table-cell table:formula="of:=POWER([.B28]-[.G28]; 2)" office:value-type="float" office:value="0.000000569541600454412" calcext:value-type="float">
            <text:p>5.69541600454412E-007</text:p>
          </table:table-cell>
          <table:table-cell table:formula="of:=POWER([.C28]-[.H28]; 2)" office:value-type="float" office:value="0.00000000305983891690607" calcext:value-type="float">
            <text:p>3.05983891690607E-009</text:p>
          </table:table-cell>
          <table:table-cell table:number-columns-repeated="5"/>
        </table:table-row>
        <table:table-row table:style-name="ro1">
          <table:table-cell office:value-type="float" office:value="0.000445845" calcext:value-type="float">
            <text:p>0.000445845</text:p>
          </table:table-cell>
          <table:table-cell office:value-type="float" office:value="0.000961443" calcext:value-type="float">
            <text:p>0.000961443</text:p>
          </table:table-cell>
          <table:table-cell table:style-name="ce1" office:value-type="float" office:value="0.000053569" calcext:value-type="float">
            <text:p>5.36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9]-[.F29]; 2)" office:value-type="float" office:value="0.000000206496002857265" calcext:value-type="float">
            <text:p>2.06496002857265E-007</text:p>
          </table:table-cell>
          <table:table-cell table:formula="of:=POWER([.B29]-[.G29]; 2)" office:value-type="float" office:value="0.000000922833436514562" calcext:value-type="float">
            <text:p>9.22833436514562E-007</text:p>
          </table:table-cell>
          <table:table-cell table:formula="of:=POWER([.C29]-[.H29]; 2)" office:value-type="float" office:value="0.00000000377975219252582" calcext:value-type="float">
            <text:p>3.77975219252582E-009</text:p>
          </table:table-cell>
          <table:table-cell table:number-columns-repeated="5"/>
        </table:table-row>
        <table:table-row table:style-name="ro1">
          <table:table-cell office:value-type="float" office:value="-0.000202426" calcext:value-type="float">
            <text:p>-0.000202426</text:p>
          </table:table-cell>
          <table:table-cell office:value-type="float" office:value="-0.00218461" calcext:value-type="float">
            <text:p>-0.00218461</text:p>
          </table:table-cell>
          <table:table-cell office:value-type="float" office:value="-0.000261158" calcext:value-type="float">
            <text:p>-0.00026115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0]-[.F30]; 2)" office:value-type="float" office:value="0.0000000375788643989634" calcext:value-type="float">
            <text:p>3.75788643989634E-008</text:p>
          </table:table-cell>
          <table:table-cell table:formula="of:=POWER([.B30]-[.G30]; 2)" office:value-type="float" office:value="0.00000477602036454343" calcext:value-type="float">
            <text:p>0.000004776</text:p>
          </table:table-cell>
          <table:table-cell table:formula="of:=POWER([.C30]-[.H30]; 2)" office:value-type="float" office:value="0.0000000641342003928419" calcext:value-type="float">
            <text:p>6.41342003928419E-008</text:p>
          </table:table-cell>
          <table:table-cell table:number-columns-repeated="5"/>
        </table:table-row>
        <table:table-row table:style-name="ro1">
          <table:table-cell office:value-type="float" office:value="-0.000390524" calcext:value-type="float">
            <text:p>-0.000390524</text:p>
          </table:table-cell>
          <table:table-cell office:value-type="float" office:value="0.00116833" calcext:value-type="float">
            <text:p>0.00116833</text:p>
          </table:table-cell>
          <table:table-cell office:value-type="float" office:value="0.000225473" calcext:value-type="float">
            <text:p>0.00022547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1]-[.F31]; 2)" office:value-type="float" office:value="0.000000145886327579248" calcext:value-type="float">
            <text:p>1.45886327579248E-007</text:p>
          </table:table-cell>
          <table:table-cell table:formula="of:=POWER([.B31]-[.G31]; 2)" office:value-type="float" office:value="0.00000136312443296655" calcext:value-type="float">
            <text:p>1.36312443296655E-006</text:p>
          </table:table-cell>
          <table:table-cell table:formula="of:=POWER([.C31]-[.H31]; 2)" office:value-type="float" office:value="0.000000054467946416479" calcext:value-type="float">
            <text:p>5.4467946416479E-008</text:p>
          </table:table-cell>
          <table:table-cell table:number-columns-repeated="5"/>
        </table:table-row>
        <table:table-row table:style-name="ro1">
          <table:table-cell office:value-type="float" office:value="0.000731547" calcext:value-type="float">
            <text:p>0.000731547</text:p>
          </table:table-cell>
          <table:table-cell office:value-type="float" office:value="-0.000669751" calcext:value-type="float">
            <text:p>-0.000669751</text:p>
          </table:table-cell>
          <table:table-cell office:value-type="float" office:value="-0.000216608" calcext:value-type="float">
            <text:p>-0.00021660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2]-[.F32]; 2)" office:value-type="float" office:value="0.000000547778077173667" calcext:value-type="float">
            <text:p>5.47778077173667E-007</text:p>
          </table:table-cell>
          <table:table-cell table:formula="of:=POWER([.B32]-[.G32]; 2)" office:value-type="float" office:value="0.00000044963971641782" calcext:value-type="float">
            <text:p>4.4963971641782E-007</text:p>
          </table:table-cell>
          <table:table-cell table:formula="of:=POWER([.C32]-[.H32]; 2)" office:value-type="float" office:value="0.0000000435545675066468" calcext:value-type="float">
            <text:p>4.35545675066468E-008</text:p>
          </table:table-cell>
          <table:table-cell table:number-columns-repeated="5"/>
        </table:table-row>
        <table:table-row table:style-name="ro1">
          <table:table-cell office:value-type="float" office:value="-0.000564249" calcext:value-type="float">
            <text:p>-0.000564249</text:p>
          </table:table-cell>
          <table:table-cell office:value-type="float" office:value="-0.00102093" calcext:value-type="float">
            <text:p>-0.00102093</text:p>
          </table:table-cell>
          <table:table-cell table:style-name="ce1" office:value-type="float" office:value="-0.0000412411" calcext:value-type="float">
            <text:p>-4.12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3]-[.F33]; 2)" office:value-type="float" office:value="0.000000308775469529514" calcext:value-type="float">
            <text:p>3.08775469529514E-007</text:p>
          </table:table-cell>
          <table:table-cell table:formula="of:=POWER([.B33]-[.G33]; 2)" office:value-type="float" office:value="0.00000104393382756896" calcext:value-type="float">
            <text:p>1.04393382756896E-006</text:p>
          </table:table-cell>
          <table:table-cell table:formula="of:=POWER([.C33]-[.H33]; 2)" office:value-type="float" office:value="0.00000000111091627954431" calcext:value-type="float">
            <text:p>1.11091627954431E-009</text:p>
          </table:table-cell>
          <table:table-cell table:number-columns-repeated="5"/>
        </table:table-row>
        <table:table-row table:style-name="ro1">
          <table:table-cell office:value-type="float" office:value="-0.00165051" calcext:value-type="float">
            <text:p>-0.00165051</text:p>
          </table:table-cell>
          <table:table-cell office:value-type="float" office:value="0.00189069" calcext:value-type="float">
            <text:p>0.00189069</text:p>
          </table:table-cell>
          <table:table-cell office:value-type="float" office:value="-0.00117125" calcext:value-type="float">
            <text:p>-0.0011712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4]-[.F34]; 2)" office:value-type="float" office:value="0.00000269595608531795" calcext:value-type="float">
            <text:p>0.000002696</text:p>
          </table:table-cell>
          <table:table-cell table:formula="of:=POWER([.B34]-[.G34]; 2)" office:value-type="float" office:value="0.00000357168118846102" calcext:value-type="float">
            <text:p>3.57168118846102E-006</text:p>
          </table:table-cell>
          <table:table-cell table:formula="of:=POWER([.C34]-[.H34]; 2)" office:value-type="float" office:value="0.00000135335835189372" calcext:value-type="float">
            <text:p>1.35335835189372E-006</text:p>
          </table:table-cell>
          <table:table-cell table:number-columns-repeated="5"/>
        </table:table-row>
        <table:table-row table:style-name="ro1">
          <table:table-cell office:value-type="float" office:value="0.00208117" calcext:value-type="float">
            <text:p>0.00208117</text:p>
          </table:table-cell>
          <table:table-cell office:value-type="float" office:value="-0.000380866" calcext:value-type="float">
            <text:p>-0.000380866</text:p>
          </table:table-cell>
          <table:table-cell office:value-type="float" office:value="0.00130061" calcext:value-type="float">
            <text:p>0.0013006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5]-[.F35]; 2)" office:value-type="float" office:value="0.00000436702711269914" calcext:value-type="float">
            <text:p>0.000004367</text:p>
          </table:table-cell>
          <table:table-cell table:formula="of:=POWER([.B35]-[.G35]; 2)" office:value-type="float" office:value="0.000000145669546185004" calcext:value-type="float">
            <text:p>1.45669546185004E-007</text:p>
          </table:table-cell>
          <table:table-cell table:formula="of:=POWER([.C35]-[.H35]; 2)" office:value-type="float" office:value="0.00000171222639424317" calcext:value-type="float">
            <text:p>1.71222639424317E-006</text:p>
          </table:table-cell>
          <table:table-cell table:number-columns-repeated="5"/>
        </table:table-row>
        <table:table-row table:style-name="ro1">
          <table:table-cell office:value-type="float" office:value="-0.00375701" calcext:value-type="float">
            <text:p>-0.00375701</text:p>
          </table:table-cell>
          <table:table-cell office:value-type="float" office:value="0.00010102" calcext:value-type="float">
            <text:p>0.00010102</text:p>
          </table:table-cell>
          <table:table-cell office:value-type="float" office:value="-0.00275319" calcext:value-type="float">
            <text:p>-0.0027531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6]-[.F36]; 2)" office:value-type="float" office:value="0.0000140507775991903" calcext:value-type="float">
            <text:p>1.40507775991903E-005</text:p>
          </table:table-cell>
          <table:table-cell table:formula="of:=POWER([.B36]-[.G36]; 2)" office:value-type="float" office:value="0.0000000100438880584175" calcext:value-type="float">
            <text:p>0.00000001</text:p>
          </table:table-cell>
          <table:table-cell table:formula="of:=POWER([.C36]-[.H36]; 2)" office:value-type="float" office:value="0.00000753655849393156" calcext:value-type="float">
            <text:p>7.53655849393156E-006</text:p>
          </table:table-cell>
          <table:table-cell table:number-columns-repeated="5"/>
        </table:table-row>
        <table:table-row table:style-name="ro1">
          <table:table-cell office:value-type="float" office:value="0.00358542" calcext:value-type="float">
            <text:p>0.00358542</text:p>
          </table:table-cell>
          <table:table-cell table:style-name="ce1" office:value-type="float" office:value="0.000047401" calcext:value-type="float">
            <text:p>4.74E-005</text:p>
          </table:table-cell>
          <table:table-cell office:value-type="float" office:value="0.00280331" calcext:value-type="float">
            <text:p>0.0028033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7]-[.F37]; 2)" office:value-type="float" office:value="0.000012916787931259" calcext:value-type="float">
            <text:p>1.2916787931259E-005</text:p>
          </table:table-cell>
          <table:table-cell table:formula="of:=POWER([.B37]-[.G37]; 2)" office:value-type="float" office:value="0.00000000217157864458638" calcext:value-type="float">
            <text:p>2.17157864458638E-009</text:p>
          </table:table-cell>
          <table:table-cell table:formula="of:=POWER([.C37]-[.H37]; 2)" office:value-type="float" office:value="0.0000079029617637701" calcext:value-type="float">
            <text:p>0.000007903</text:p>
          </table:table-cell>
          <table:table-cell table:number-columns-repeated="5"/>
        </table:table-row>
        <table:table-row table:style-name="ro1">
          <table:table-cell office:value-type="float" office:value="-0.000601875" calcext:value-type="float">
            <text:p>-0.000601875</text:p>
          </table:table-cell>
          <table:table-cell office:value-type="float" office:value="-0.000366679" calcext:value-type="float">
            <text:p>-0.000366679</text:p>
          </table:table-cell>
          <table:table-cell table:style-name="ce1" office:value-type="float" office:value="0.0000538611" calcext:value-type="float">
            <text:p>5.39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8]-[.F38]; 2)" office:value-type="float" office:value="0.000000352006892231169" calcext:value-type="float">
            <text:p>0.000000352</text:p>
          </table:table-cell>
          <table:table-cell table:formula="of:=POWER([.B38]-[.G38]; 2)" office:value-type="float" office:value="0.000000135041403372188" calcext:value-type="float">
            <text:p>0.000000135</text:p>
          </table:table-cell>
          <table:table-cell table:formula="of:=POWER([.C38]-[.H38]; 2)" office:value-type="float" office:value="0.00000000381575394940636" calcext:value-type="float">
            <text:p>3.81575394940636E-009</text:p>
          </table:table-cell>
          <table:table-cell table:number-columns-repeated="5"/>
        </table:table-row>
        <table:table-row table:style-name="ro1">
          <table:table-cell office:value-type="float" office:value="-0.00170125" calcext:value-type="float">
            <text:p>-0.00170125</text:p>
          </table:table-cell>
          <table:table-cell office:value-type="float" office:value="-0.00100326" calcext:value-type="float">
            <text:p>-0.00100326</text:p>
          </table:table-cell>
          <table:table-cell office:value-type="float" office:value="-0.00155272" calcext:value-type="float">
            <text:p>-0.0015527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39]-[.F39]; 2)" office:value-type="float" office:value="0.00000286515436795184" calcext:value-type="float">
            <text:p>2.86515436795184E-006</text:p>
          </table:table-cell>
          <table:table-cell table:formula="of:=POWER([.B39]-[.G39]; 2)" office:value-type="float" office:value="0.00000100813808999868" calcext:value-type="float">
            <text:p>1.00813808999868E-006</text:p>
          </table:table-cell>
          <table:table-cell table:formula="of:=POWER([.C39]-[.H39]; 2)" office:value-type="float" office:value="0.00000238643580652337" calcext:value-type="float">
            <text:p>2.38643580652337E-006</text:p>
          </table:table-cell>
          <table:table-cell table:number-columns-repeated="5"/>
        </table:table-row>
        <table:table-row table:style-name="ro1">
          <table:table-cell table:style-name="ce1" office:value-type="float" office:value="-0.0000634286" calcext:value-type="float">
            <text:p>-6.34E-005</text:p>
          </table:table-cell>
          <table:table-cell office:value-type="float" office:value="0.00267931" calcext:value-type="float">
            <text:p>0.00267931</text:p>
          </table:table-cell>
          <table:table-cell office:value-type="float" office:value="0.000371887" calcext:value-type="float">
            <text:p>0.00037188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0]-[.F40]; 2)" office:value-type="float" office:value="0.00000000300910255199038" calcext:value-type="float">
            <text:p>0.000000003</text:p>
          </table:table-cell>
          <table:table-cell table:formula="of:=POWER([.B40]-[.G40]; 2)" office:value-type="float" office:value="0.00000717441153474596" calcext:value-type="float">
            <text:p>7.17441153474596E-006</text:p>
          </table:table-cell>
          <table:table-cell table:formula="of:=POWER([.C40]-[.H40]; 2)" office:value-type="float" office:value="0.000000144246284773535" calcext:value-type="float">
            <text:p>1.44246284773535E-007</text:p>
          </table:table-cell>
          <table:table-cell table:number-columns-repeated="5"/>
        </table:table-row>
        <table:table-row table:style-name="ro1">
          <table:table-cell office:value-type="float" office:value="0.000538789" calcext:value-type="float">
            <text:p>0.000538789</text:p>
          </table:table-cell>
          <table:table-cell office:value-type="float" office:value="-0.00187428" calcext:value-type="float">
            <text:p>-0.00187428</text:p>
          </table:table-cell>
          <table:table-cell office:value-type="float" office:value="-0.000345311" calcext:value-type="float">
            <text:p>-0.00034531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1]-[.F41]; 2)" office:value-type="float" office:value="0.000000299605501292201" calcext:value-type="float">
            <text:p>2.99605501292201E-007</text:p>
          </table:table-cell>
          <table:table-cell table:formula="of:=POWER([.B41]-[.G41]; 2)" office:value-type="float" office:value="0.0000035159280063457" calcext:value-type="float">
            <text:p>3.5159280063457E-006</text:p>
          </table:table-cell>
          <table:table-cell table:formula="of:=POWER([.C41]-[.H41]; 2)" office:value-type="float" office:value="0.000000113838969681853" calcext:value-type="float">
            <text:p>1.13838969681853E-007</text:p>
          </table:table-cell>
          <table:table-cell table:number-columns-repeated="5"/>
        </table:table-row>
        <table:table-row table:style-name="ro1">
          <table:table-cell office:value-type="float" office:value="-0.0719863" calcext:value-type="float">
            <text:p>-0.0719863</text:p>
          </table:table-cell>
          <table:table-cell office:value-type="float" office:value="0.358434" calcext:value-type="float">
            <text:p>0.358434</text:p>
          </table:table-cell>
          <table:table-cell office:value-type="float" office:value="0.000851256" calcext:value-type="float">
            <text:p>0.00085125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2]-[.F42]; 2)" office:value-type="float" office:value="0.00518079313908114" calcext:value-type="float">
            <text:p>0.0051807931</text:p>
          </table:table-cell>
          <table:table-cell table:formula="of:=POWER([.B42]-[.G42]; 2)" office:value-type="float" office:value="0.128474358288782" calcext:value-type="float">
            <text:p>0.1284743583</text:p>
          </table:table-cell>
          <table:table-cell table:formula="of:=POWER([.C42]-[.H42]; 2)" office:value-type="float" office:value="0.000000738167399948239" calcext:value-type="float">
            <text:p>7.38167399948239E-007</text:p>
          </table:table-cell>
          <table:table-cell table:number-columns-repeated="5"/>
        </table:table-row>
        <table:table-row table:style-name="ro1">
          <table:table-cell office:value-type="float" office:value="0.0718708" calcext:value-type="float">
            <text:p>0.0718708</text:p>
          </table:table-cell>
          <table:table-cell office:value-type="float" office:value="-0.358178" calcext:value-type="float">
            <text:p>-0.358178</text:p>
          </table:table-cell>
          <table:table-cell office:value-type="float" office:value="-0.00109112" calcext:value-type="float">
            <text:p>-0.0010911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3]-[.F43]; 2)" office:value-type="float" office:value="0.00516664430781702" calcext:value-type="float">
            <text:p>0.0051666443</text:p>
          </table:table-cell>
          <table:table-cell table:formula="of:=POWER([.B43]-[.G43]; 2)" office:value-type="float" office:value="0.128292053342491" calcext:value-type="float">
            <text:p>0.1282920533</text:p>
          </table:table-cell>
          <table:table-cell table:formula="of:=POWER([.C43]-[.H43]; 2)" office:value-type="float" office:value="0.00000117334241085586" calcext:value-type="float">
            <text:p>1.17334241085586E-006</text:p>
          </table:table-cell>
          <table:table-cell table:number-columns-repeated="5"/>
        </table:table-row>
        <table:table-row table:style-name="ro1">
          <table:table-cell office:value-type="float" office:value="0.000352595" calcext:value-type="float">
            <text:p>0.000352595</text:p>
          </table:table-cell>
          <table:table-cell office:value-type="float" office:value="-0.000362215" calcext:value-type="float">
            <text:p>-0.000362215</text:p>
          </table:table-cell>
          <table:table-cell office:value-type="float" office:value="-0.000109528" calcext:value-type="float">
            <text:p>-0.00010952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4]-[.F44]; 2)" office:value-type="float" office:value="0.000000130442550050997" calcext:value-type="float">
            <text:p>1.30442550050997E-007</text:p>
          </table:table-cell>
          <table:table-cell table:formula="of:=POWER([.B44]-[.G44]; 2)" office:value-type="float" office:value="0.000000131780471014224" calcext:value-type="float">
            <text:p>1.31780471014224E-007</text:p>
          </table:table-cell>
          <table:table-cell table:formula="of:=POWER([.C44]-[.H44]; 2)" office:value-type="float" office:value="0.0000000103260778403444" calcext:value-type="float">
            <text:p>1.03260778403444E-008</text:p>
          </table:table-cell>
          <table:table-cell table:number-columns-repeated="5"/>
        </table:table-row>
        <table:table-row table:style-name="ro1">
          <table:table-cell office:value-type="float" office:value="0.00197381" calcext:value-type="float">
            <text:p>0.00197381</text:p>
          </table:table-cell>
          <table:table-cell office:value-type="float" office:value="0.000222279" calcext:value-type="float">
            <text:p>0.000222279</text:p>
          </table:table-cell>
          <table:table-cell office:value-type="float" office:value="0.0013977" calcext:value-type="float">
            <text:p>0.001397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5]-[.F45]; 2)" office:value-type="float" office:value="0.00000392984359821033" calcext:value-type="float">
            <text:p>3.92984359821033E-006</text:p>
          </table:table-cell>
          <table:table-cell table:formula="of:=POWER([.B45]-[.G45]; 2)" office:value-type="float" office:value="0.0000000490525930968477" calcext:value-type="float">
            <text:p>4.90525930968477E-008</text:p>
          </table:table-cell>
          <table:table-cell table:formula="of:=POWER([.C45]-[.H45]; 2)" office:value-type="float" office:value="0.00000197574140978529" calcext:value-type="float">
            <text:p>1.97574140978529E-006</text:p>
          </table:table-cell>
          <table:table-cell table:number-columns-repeated="5"/>
        </table:table-row>
        <table:table-row table:style-name="ro1">
          <table:table-cell office:value-type="float" office:value="-0.0016316" calcext:value-type="float">
            <text:p>-0.0016316</text:p>
          </table:table-cell>
          <table:table-cell office:value-type="float" office:value="-0.00068377" calcext:value-type="float">
            <text:p>-0.00068377</text:p>
          </table:table-cell>
          <table:table-cell office:value-type="float" office:value="-0.00152008" calcext:value-type="float">
            <text:p>-0.0015200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6]-[.F46]; 2)" office:value-type="float" office:value="0.00000263421562790178" calcext:value-type="float">
            <text:p>2.63421562790178E-006</text:p>
          </table:table-cell>
          <table:table-cell table:formula="of:=POWER([.B46]-[.G46]; 2)" office:value-type="float" office:value="0.000000468637180145852" calcext:value-type="float">
            <text:p>4.68637180145852E-007</text:p>
          </table:table-cell>
          <table:table-cell table:formula="of:=POWER([.C46]-[.H46]; 2)" office:value-type="float" office:value="0.00000228665602431881" calcext:value-type="float">
            <text:p>2.28665602431881E-006</text:p>
          </table:table-cell>
          <table:table-cell table:number-columns-repeated="5"/>
        </table:table-row>
        <table:table-row table:style-name="ro1">
          <table:table-cell office:value-type="float" office:value="-0.000600108" calcext:value-type="float">
            <text:p>-0.000600108</text:p>
          </table:table-cell>
          <table:table-cell office:value-type="float" office:value="-0.000437822" calcext:value-type="float">
            <text:p>-0.000437822</text:p>
          </table:table-cell>
          <table:table-cell table:style-name="ce1" office:value-type="float" office:value="0.0000445176" calcext:value-type="float">
            <text:p>4.45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7]-[.F47]; 2)" office:value-type="float" office:value="0.000000349913286357018" calcext:value-type="float">
            <text:p>3.49913286357018E-007</text:p>
          </table:table-cell>
          <table:table-cell table:formula="of:=POWER([.B47]-[.G47]; 2)" office:value-type="float" office:value="0.000000192389960637047" calcext:value-type="float">
            <text:p>1.92389960637047E-007</text:p>
          </table:table-cell>
          <table:table-cell table:formula="of:=POWER([.C47]-[.H47]; 2)" office:value-type="float" office:value="0.00000000274872551559977" calcext:value-type="float">
            <text:p>2.74872551559977E-009</text:p>
          </table:table-cell>
          <table:table-cell table:number-columns-repeated="5"/>
        </table:table-row>
        <table:table-row table:style-name="ro1">
          <table:table-cell table:style-name="ce1" office:value-type="float" office:value="0.0000854616" calcext:value-type="float">
            <text:p>8.55E-005</text:p>
          </table:table-cell>
          <table:table-cell office:value-type="float" office:value="0.00180736" calcext:value-type="float">
            <text:p>0.00180736</text:p>
          </table:table-cell>
          <table:table-cell office:value-type="float" office:value="0.000228604" calcext:value-type="float">
            <text:p>0.00022860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8]-[.F48]; 2)" office:value-type="float" office:value="0.00000000884256479411154" calcext:value-type="float">
            <text:p>8.84256479411154E-009</text:p>
          </table:table-cell>
          <table:table-cell table:formula="of:=POWER([.B48]-[.G48]; 2)" office:value-type="float" office:value="0.00000326365614328089" calcext:value-type="float">
            <text:p>3.26365614328089E-006</text:p>
          </table:table-cell>
          <table:table-cell table:formula="of:=POWER([.C48]-[.H48]; 2)" office:value-type="float" office:value="0.0000000559391982396771" calcext:value-type="float">
            <text:p>5.59391982396771E-008</text:p>
          </table:table-cell>
          <table:table-cell table:number-columns-repeated="5"/>
        </table:table-row>
        <table:table-row table:style-name="ro1">
          <table:table-cell office:value-type="float" office:value="-0.00217367" calcext:value-type="float">
            <text:p>-0.00217367</text:p>
          </table:table-cell>
          <table:table-cell office:value-type="float" office:value="-0.00104689" calcext:value-type="float">
            <text:p>-0.00104689</text:p>
          </table:table-cell>
          <table:table-cell office:value-type="float" office:value="-0.00146817" calcext:value-type="float">
            <text:p>-0.0014681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49]-[.F49]; 2)" office:value-type="float" office:value="0.00000468764366564259" calcext:value-type="float">
            <text:p>4.68764366564259E-006</text:p>
          </table:table-cell>
          <table:table-cell table:formula="of:=POWER([.B49]-[.G49]; 2)" office:value-type="float" office:value="0.00000109765601230243" calcext:value-type="float">
            <text:p>1.09765601230243E-006</text:p>
          </table:table-cell>
          <table:table-cell table:formula="of:=POWER([.C49]-[.H49]; 2)" office:value-type="float" office:value="0.00000213235725457864" calcext:value-type="float">
            <text:p>2.13235725457864E-006</text:p>
          </table:table-cell>
          <table:table-cell table:number-columns-repeated="5"/>
        </table:table-row>
        <table:table-row table:style-name="ro1">
          <table:table-cell office:value-type="float" office:value="0.00181419" calcext:value-type="float">
            <text:p>0.00181419</text:p>
          </table:table-cell>
          <table:table-cell office:value-type="float" office:value="0.00139996" calcext:value-type="float">
            <text:p>0.00139996</text:p>
          </table:table-cell>
          <table:table-cell office:value-type="float" office:value="0.00157954" calcext:value-type="float">
            <text:p>0.001579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0]-[.F50]; 2)" office:value-type="float" office:value="0.00000332246609388501" calcext:value-type="float">
            <text:p>3.32246609388501E-006</text:p>
          </table:table-cell>
          <table:table-cell table:formula="of:=POWER([.B50]-[.G50]; 2)" office:value-type="float" office:value="0.00000195764646708114" calcext:value-type="float">
            <text:p>1.95764646708114E-006</text:p>
          </table:table-cell>
          <table:table-cell table:formula="of:=POWER([.C50]-[.H50]; 2)" office:value-type="float" office:value="0.00000251999969085838" calcext:value-type="float">
            <text:p>0.00000252</text:p>
          </table:table-cell>
          <table:table-cell table:number-columns-repeated="5"/>
        </table:table-row>
        <table:table-row table:style-name="ro1">
          <table:table-cell office:value-type="float" office:value="0.00151679" calcext:value-type="float">
            <text:p>0.00151679</text:p>
          </table:table-cell>
          <table:table-cell office:value-type="float" office:value="-0.00306217" calcext:value-type="float">
            <text:p>-0.00306217</text:p>
          </table:table-cell>
          <table:table-cell office:value-type="float" office:value="0.00103281" calcext:value-type="float">
            <text:p>0.0010328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1]-[.F51]; 2)" office:value-type="float" office:value="0.00000232673323553022" calcext:value-type="float">
            <text:p>2.32673323553022E-006</text:p>
          </table:table-cell>
          <table:table-cell table:formula="of:=POWER([.B51]-[.G51]; 2)" office:value-type="float" office:value="0.00000938179012135381" calcext:value-type="float">
            <text:p>9.38179012135381E-006</text:p>
          </table:table-cell>
          <table:table-cell table:formula="of:=POWER([.C51]-[.H51]; 2)" office:value-type="float" office:value="0.00000108309955307107" calcext:value-type="float">
            <text:p>1.08309955307107E-006</text:p>
          </table:table-cell>
          <table:table-cell table:number-columns-repeated="5"/>
        </table:table-row>
        <table:table-row table:style-name="ro1">
          <table:table-cell office:value-type="float" office:value="-0.000858537" calcext:value-type="float">
            <text:p>-0.000858537</text:p>
          </table:table-cell>
          <table:table-cell office:value-type="float" office:value="0.00167677" calcext:value-type="float">
            <text:p>0.00167677</text:p>
          </table:table-cell>
          <table:table-cell office:value-type="float" office:value="-0.00133083" calcext:value-type="float">
            <text:p>-0.0013308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2]-[.F52]; 2)" office:value-type="float" office:value="0.000000722438269840559" calcext:value-type="float">
            <text:p>7.22438269840559E-007</text:p>
          </table:table-cell>
          <table:table-cell table:formula="of:=POWER([.B52]-[.G52]; 2)" office:value-type="float" office:value="0.00000280887275951215" calcext:value-type="float">
            <text:p>2.80887275951215E-006</text:p>
          </table:table-cell>
          <table:table-cell table:formula="of:=POWER([.C52]-[.H52]; 2)" office:value-type="float" office:value="0.00000175011550270686" calcext:value-type="float">
            <text:p>1.75011550270686E-006</text:p>
          </table:table-cell>
          <table:table-cell table:number-columns-repeated="5"/>
        </table:table-row>
        <table:table-row table:style-name="ro1">
          <table:table-cell office:value-type="float" office:value="0.00228719" calcext:value-type="float">
            <text:p>0.00228719</text:p>
          </table:table-cell>
          <table:table-cell office:value-type="float" office:value="-0.000362497" calcext:value-type="float">
            <text:p>-0.000362497</text:p>
          </table:table-cell>
          <table:table-cell office:value-type="float" office:value="0.00126684" calcext:value-type="float">
            <text:p>0.0012668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3]-[.F53]; 2)" office:value-type="float" office:value="0.00000527052918763691" calcext:value-type="float">
            <text:p>5.27052918763691E-006</text:p>
          </table:table-cell>
          <table:table-cell table:formula="of:=POWER([.B53]-[.G53]; 2)" office:value-type="float" office:value="0.000000131985291449396" calcext:value-type="float">
            <text:p>0.000000132</text:p>
          </table:table-cell>
          <table:table-cell table:formula="of:=POWER([.C53]-[.H53]; 2)" office:value-type="float" office:value="0.00000162498931978999" calcext:value-type="float">
            <text:p>0.000001625</text:p>
          </table:table-cell>
          <table:table-cell table:number-columns-repeated="5"/>
        </table:table-row>
        <table:table-row table:style-name="ro1">
          <table:table-cell office:value-type="float" office:value="-0.00213577" calcext:value-type="float">
            <text:p>-0.00213577</text:p>
          </table:table-cell>
          <table:table-cell office:value-type="float" office:value="0.00169711" calcext:value-type="float">
            <text:p>0.00169711</text:p>
          </table:table-cell>
          <table:table-cell office:value-type="float" office:value="-0.00111697" calcext:value-type="float">
            <text:p>-0.0011169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4]-[.F54]; 2)" office:value-type="float" office:value="0.00000452496574674026" calcext:value-type="float">
            <text:p>0.000004525</text:p>
          </table:table-cell>
          <table:table-cell table:formula="of:=POWER([.B54]-[.G54]; 2)" office:value-type="float" office:value="0.00000287746490217013" calcext:value-type="float">
            <text:p>2.87746490217013E-006</text:p>
          </table:table-cell>
          <table:table-cell table:formula="of:=POWER([.C54]-[.H54]; 2)" office:value-type="float" office:value="0.00000123001255472069" calcext:value-type="float">
            <text:p>0.00000123</text:p>
          </table:table-cell>
          <table:table-cell table:number-columns-repeated="5"/>
        </table:table-row>
        <table:table-row table:style-name="ro1">
          <table:table-cell office:value-type="float" office:value="-0.000464899" calcext:value-type="float">
            <text:p>-0.000464899</text:p>
          </table:table-cell>
          <table:table-cell office:value-type="float" office:value="-0.00155798" calcext:value-type="float">
            <text:p>-0.00155798</text:p>
          </table:table-cell>
          <table:table-cell office:value-type="float" office:value="-0.000129559" calcext:value-type="float">
            <text:p>-0.00012955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5]-[.F55]; 2)" office:value-type="float" office:value="0.000000208233132949919" calcext:value-type="float">
            <text:p>2.08233132949919E-007</text:p>
          </table:table-cell>
          <table:table-cell table:formula="of:=POWER([.B55]-[.G55]; 2)" office:value-type="float" office:value="0.00000242979758229656" calcext:value-type="float">
            <text:p>2.42979758229656E-006</text:p>
          </table:table-cell>
          <table:table-cell table:formula="of:=POWER([.C55]-[.H55]; 2)" office:value-type="float" office:value="0.000000014798311503878" calcext:value-type="float">
            <text:p>1.4798311503878E-008</text:p>
          </table:table-cell>
          <table:table-cell table:number-columns-repeated="5"/>
        </table:table-row>
        <table:table-row table:style-name="ro1">
          <table:table-cell office:value-type="float" office:value="0.00196224" calcext:value-type="float">
            <text:p>0.00196224</text:p>
          </table:table-cell>
          <table:table-cell office:value-type="float" office:value="-0.000390821" calcext:value-type="float">
            <text:p>-0.000390821</text:p>
          </table:table-cell>
          <table:table-cell office:value-type="float" office:value="0.0013179" calcext:value-type="float">
            <text:p>0.001317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6]-[.F56]; 2)" office:value-type="float" office:value="0.00000388410511325598" calcext:value-type="float">
            <text:p>3.88410511325598E-006</text:p>
          </table:table-cell>
          <table:table-cell table:formula="of:=POWER([.B56]-[.G56]; 2)" office:value-type="float" office:value="0.000000153367634197033" calcext:value-type="float">
            <text:p>1.53367634197033E-007</text:p>
          </table:table-cell>
          <table:table-cell table:formula="of:=POWER([.C56]-[.H56]; 2)" office:value-type="float" office:value="0.00000175777398377807" calcext:value-type="float">
            <text:p>1.75777398377807E-006</text:p>
          </table:table-cell>
          <table:table-cell table:number-columns-repeated="5"/>
        </table:table-row>
        <table:table-row table:style-name="ro1">
          <table:table-cell office:value-type="float" office:value="-0.00124233" calcext:value-type="float">
            <text:p>-0.00124233</text:p>
          </table:table-cell>
          <table:table-cell office:value-type="float" office:value="0.00168209" calcext:value-type="float">
            <text:p>0.00168209</text:p>
          </table:table-cell>
          <table:table-cell office:value-type="float" office:value="-0.00126763" calcext:value-type="float">
            <text:p>-0.0012676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7]-[.F57]; 2)" office:value-type="float" office:value="0.00000152215556361996" calcext:value-type="float">
            <text:p>1.52215556361996E-006</text:p>
          </table:table-cell>
          <table:table-cell table:formula="of:=POWER([.B57]-[.G57]; 2)" office:value-type="float" office:value="0.00000282673337420067" calcext:value-type="float">
            <text:p>2.82673337420067E-006</text:p>
          </table:table-cell>
          <table:table-cell table:formula="of:=POWER([.C57]-[.H57]; 2)" office:value-type="float" office:value="0.00000158689274183037" calcext:value-type="float">
            <text:p>1.58689274183037E-006</text:p>
          </table:table-cell>
          <table:table-cell table:number-columns-repeated="5"/>
        </table:table-row>
        <table:table-row table:style-name="ro1">
          <table:table-cell office:value-type="float" office:value="-0.00039787" calcext:value-type="float">
            <text:p>-0.00039787</text:p>
          </table:table-cell>
          <table:table-cell office:value-type="float" office:value="-0.00130605" calcext:value-type="float">
            <text:p>-0.00130605</text:p>
          </table:table-cell>
          <table:table-cell office:value-type="float" office:value="-0.000107231" calcext:value-type="float">
            <text:p>-0.00010723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8]-[.F58]; 2)" office:value-type="float" office:value="0.000000151551910794027" calcext:value-type="float">
            <text:p>1.51551910794027E-007</text:p>
          </table:table-cell>
          <table:table-cell table:formula="of:=POWER([.B58]-[.G58]; 2)" office:value-type="float" office:value="0.00000170785901333314" calcext:value-type="float">
            <text:p>1.70785901333314E-006</text:p>
          </table:table-cell>
          <table:table-cell table:formula="of:=POWER([.C58]-[.H58]; 2)" office:value-type="float" office:value="0.00000000986452412384289" calcext:value-type="float">
            <text:p>9.86452412384289E-009</text:p>
          </table:table-cell>
          <table:table-cell table:number-columns-repeated="5"/>
        </table:table-row>
        <table:table-row table:style-name="ro1">
          <table:table-cell office:value-type="float" office:value="0.00286983" calcext:value-type="float">
            <text:p>0.00286983</text:p>
          </table:table-cell>
          <table:table-cell office:value-type="float" office:value="0.000903475" calcext:value-type="float">
            <text:p>0.000903475</text:p>
          </table:table-cell>
          <table:table-cell office:value-type="float" office:value="0.00133593" calcext:value-type="float">
            <text:p>0.0013359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59]-[.F59]; 2)" office:value-type="float" office:value="0.00000828520563018323" calcext:value-type="float">
            <text:p>8.28520563018323E-006</text:p>
          </table:table-cell>
          <table:table-cell table:formula="of:=POWER([.B59]-[.G59]; 2)" office:value-type="float" office:value="0.000000814820711433706" calcext:value-type="float">
            <text:p>8.14820711433706E-007</text:p>
          </table:table-cell>
          <table:table-cell table:formula="of:=POWER([.C59]-[.H59]; 2)" office:value-type="float" office:value="0.00000180590779813308" calcext:value-type="float">
            <text:p>1.80590779813308E-006</text:p>
          </table:table-cell>
          <table:table-cell table:number-columns-repeated="5"/>
        </table:table-row>
        <table:table-row table:style-name="ro1">
          <table:table-cell office:value-type="float" office:value="-0.000230267" calcext:value-type="float">
            <text:p>-0.000230267</text:p>
          </table:table-cell>
          <table:table-cell office:value-type="float" office:value="0.000524242" calcext:value-type="float">
            <text:p>0.000524242</text:p>
          </table:table-cell>
          <table:table-cell office:value-type="float" office:value="0.000110658" calcext:value-type="float">
            <text:p>0.00011065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0]-[.F60]; 2)" office:value-type="float" office:value="0.0000000491480910178689" calcext:value-type="float">
            <text:p>4.91480910178689E-008</text:p>
          </table:table-cell>
          <table:table-cell table:formula="of:=POWER([.B60]-[.G60]; 2)" office:value-type="float" office:value="0.000000273990689908508" calcext:value-type="float">
            <text:p>0.000000274</text:p>
          </table:table-cell>
          <table:table-cell table:formula="of:=POWER([.C60]-[.H60]; 2)" office:value-type="float" office:value="0.0000000140585340748009" calcext:value-type="float">
            <text:p>1.40585340748009E-008</text:p>
          </table:table-cell>
          <table:table-cell table:number-columns-repeated="5"/>
        </table:table-row>
        <table:table-row table:style-name="ro1">
          <table:table-cell office:value-type="float" office:value="-0.00175595" calcext:value-type="float">
            <text:p>-0.00175595</text:p>
          </table:table-cell>
          <table:table-cell office:value-type="float" office:value="0.000584021" calcext:value-type="float">
            <text:p>0.000584021</text:p>
          </table:table-cell>
          <table:table-cell office:value-type="float" office:value="-0.00133271" calcext:value-type="float">
            <text:p>-0.0013327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1]-[.F61]; 2)" office:value-type="float" office:value="0.00000305332528754966" calcext:value-type="float">
            <text:p>3.05332528754966E-006</text:p>
          </table:table-cell>
          <table:table-cell table:formula="of:=POWER([.B61]-[.G61]; 2)" office:value-type="float" office:value="0.00000034014580174494" calcext:value-type="float">
            <text:p>3.4014580174494E-007</text:p>
          </table:table-cell>
          <table:table-cell table:formula="of:=POWER([.C61]-[.H61]; 2)" office:value-type="float" office:value="0.00000175509321371521" calcext:value-type="float">
            <text:p>1.75509321371521E-006</text:p>
          </table:table-cell>
          <table:table-cell table:number-columns-repeated="5"/>
        </table:table-row>
        <table:table-row table:style-name="ro1">
          <table:table-cell office:value-type="float" office:value="0.0017526" calcext:value-type="float">
            <text:p>0.0017526</text:p>
          </table:table-cell>
          <table:table-cell office:value-type="float" office:value="-0.000979614" calcext:value-type="float">
            <text:p>-0.000979614</text:p>
          </table:table-cell>
          <table:table-cell office:value-type="float" office:value="0.00128113" calcext:value-type="float">
            <text:p>0.0012811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2]-[.F62]; 2)" office:value-type="float" office:value="0.00000310173143713473" calcext:value-type="float">
            <text:p>3.10173143713473E-006</text:p>
          </table:table-cell>
          <table:table-cell table:formula="of:=POWER([.B62]-[.G62]; 2)" office:value-type="float" office:value="0.000000961213179963389" calcext:value-type="float">
            <text:p>9.61213179963389E-007</text:p>
          </table:table-cell>
          <table:table-cell table:formula="of:=POWER([.C62]-[.H62]; 2)" office:value-type="float" office:value="0.00000166162589858928" calcext:value-type="float">
            <text:p>1.66162589858928E-006</text:p>
          </table:table-cell>
          <table:table-cell table:number-columns-repeated="5"/>
        </table:table-row>
        <table:table-row table:style-name="ro1">
          <table:table-cell office:value-type="float" office:value="-0.000674169" calcext:value-type="float">
            <text:p>-0.000674169</text:p>
          </table:table-cell>
          <table:table-cell office:value-type="float" office:value="-0.00136572" calcext:value-type="float">
            <text:p>-0.00136572</text:p>
          </table:table-cell>
          <table:table-cell table:style-name="ce1" office:value-type="float" office:value="-0.0000689432" calcext:value-type="float">
            <text:p>-6.89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3]-[.F63]; 2)" office:value-type="float" office:value="0.000000443017619040023" calcext:value-type="float">
            <text:p>0.000000443</text:p>
          </table:table-cell>
          <table:table-cell table:formula="of:=POWER([.B63]-[.G63]; 2)" office:value-type="float" office:value="0.00000186737909669932" calcext:value-type="float">
            <text:p>1.86737909669932E-006</text:p>
          </table:table-cell>
          <table:table-cell table:formula="of:=POWER([.C63]-[.H63]; 2)" office:value-type="float" office:value="0.00000000372496736621597" calcext:value-type="float">
            <text:p>3.72496736621597E-009</text:p>
          </table:table-cell>
          <table:table-cell table:number-columns-repeated="5"/>
        </table:table-row>
        <table:table-row table:style-name="ro1">
          <table:table-cell office:value-type="float" office:value="-0.00203971" calcext:value-type="float">
            <text:p>-0.00203971</text:p>
          </table:table-cell>
          <table:table-cell office:value-type="float" office:value="-0.000147678" calcext:value-type="float">
            <text:p>-0.000147678</text:p>
          </table:table-cell>
          <table:table-cell office:value-type="float" office:value="-0.0013777" calcext:value-type="float">
            <text:p>-0.001377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4]-[.F64]; 2)" office:value-type="float" office:value="0.00000412551624276353" calcext:value-type="float">
            <text:p>4.12551624276353E-006</text:p>
          </table:table-cell>
          <table:table-cell table:formula="of:=POWER([.B64]-[.G64]; 2)" office:value-type="float" office:value="0.0000000220459540349542" calcext:value-type="float">
            <text:p>0.000000022</text:p>
          </table:table-cell>
          <table:table-cell table:formula="of:=POWER([.C64]-[.H64]; 2)" office:value-type="float" office:value="0.00000187632275579485" calcext:value-type="float">
            <text:p>1.87632275579485E-006</text:p>
          </table:table-cell>
          <table:table-cell table:number-columns-repeated="5"/>
        </table:table-row>
        <table:table-row table:style-name="ro1">
          <table:table-cell office:value-type="float" office:value="0.00158879" calcext:value-type="float">
            <text:p>0.00158879</text:p>
          </table:table-cell>
          <table:table-cell office:value-type="float" office:value="0.00138672" calcext:value-type="float">
            <text:p>0.00138672</text:p>
          </table:table-cell>
          <table:table-cell office:value-type="float" office:value="0.00161899" calcext:value-type="float">
            <text:p>0.001618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5]-[.F65]; 2)" office:value-type="float" office:value="0.00000255156955254953" calcext:value-type="float">
            <text:p>2.55156955254953E-006</text:p>
          </table:table-cell>
          <table:table-cell table:formula="of:=POWER([.B65]-[.G65]; 2)" office:value-type="float" office:value="0.00000192077202906385" calcext:value-type="float">
            <text:p>1.92077202906385E-006</text:p>
          </table:table-cell>
          <table:table-cell table:formula="of:=POWER([.C65]-[.H65]; 2)" office:value-type="float" office:value="0.00000264680585274165" calcext:value-type="float">
            <text:p>2.64680585274165E-006</text:p>
          </table:table-cell>
          <table:table-cell table:number-columns-repeated="5"/>
        </table:table-row>
        <table:table-row table:style-name="ro1">
          <table:table-cell office:value-type="float" office:value="-0.000207969" calcext:value-type="float">
            <text:p>-0.000207969</text:p>
          </table:table-cell>
          <table:table-cell office:value-type="float" office:value="-0.00190087" calcext:value-type="float">
            <text:p>-0.00190087</text:p>
          </table:table-cell>
          <table:table-cell office:value-type="float" office:value="-0.000221531" calcext:value-type="float">
            <text:p>-0.00022153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6]-[.F66]; 2)" office:value-type="float" office:value="0.0000000397586401401012" calcext:value-type="float">
            <text:p>3.97586401401012E-008</text:p>
          </table:table-cell>
          <table:table-cell table:formula="of:=POWER([.B66]-[.G66]; 2)" office:value-type="float" office:value="0.00000361635183138711" calcext:value-type="float">
            <text:p>3.61635183138711E-006</text:p>
          </table:table-cell>
          <table:table-cell table:formula="of:=POWER([.C66]-[.H66]; 2)" office:value-type="float" office:value="0.0000000456336371571112" calcext:value-type="float">
            <text:p>4.56336371571112E-008</text:p>
          </table:table-cell>
          <table:table-cell table:number-columns-repeated="5"/>
        </table:table-row>
        <table:table-row table:style-name="ro1">
          <table:table-cell office:value-type="float" office:value="-0.000391458" calcext:value-type="float">
            <text:p>-0.000391458</text:p>
          </table:table-cell>
          <table:table-cell office:value-type="float" office:value="0.0026844" calcext:value-type="float">
            <text:p>0.0026844</text:p>
          </table:table-cell>
          <table:table-cell office:value-type="float" office:value="-0.00127937" calcext:value-type="float">
            <text:p>-0.0012793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7]-[.F67]; 2)" office:value-type="float" office:value="0.000000146600683819248" calcext:value-type="float">
            <text:p>1.46600683819248E-007</text:p>
          </table:table-cell>
          <table:table-cell table:formula="of:=POWER([.B67]-[.G67]; 2)" office:value-type="float" office:value="0.00000720170466650246" calcext:value-type="float">
            <text:p>7.20170466650246E-006</text:p>
          </table:table-cell>
          <table:table-cell table:formula="of:=POWER([.C67]-[.H67]; 2)" office:value-type="float" office:value="0.00000161660877884635" calcext:value-type="float">
            <text:p>1.61660877884635E-006</text:p>
          </table:table-cell>
          <table:table-cell table:number-columns-repeated="5"/>
        </table:table-row>
        <table:table-row table:style-name="ro1">
          <table:table-cell office:value-type="float" office:value="-0.000471396" calcext:value-type="float">
            <text:p>-0.000471396</text:p>
          </table:table-cell>
          <table:table-cell office:value-type="float" office:value="-0.00195228" calcext:value-type="float">
            <text:p>-0.00195228</text:p>
          </table:table-cell>
          <table:table-cell office:value-type="float" office:value="-0.000181556" calcext:value-type="float">
            <text:p>-0.00018155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8]-[.F68]; 2)" office:value-type="float" office:value="0.000000214204839940551" calcext:value-type="float">
            <text:p>2.14204839940551E-007</text:p>
          </table:table-cell>
          <table:table-cell table:formula="of:=POWER([.B68]-[.G68]; 2)" office:value-type="float" office:value="0.00000381452461113809" calcext:value-type="float">
            <text:p>3.81452461113809E-006</text:p>
          </table:table-cell>
          <table:table-cell table:formula="of:=POWER([.C68]-[.H68]; 2)" office:value-type="float" office:value="0.0000000301526939391112" calcext:value-type="float">
            <text:p>3.01526939391112E-008</text:p>
          </table:table-cell>
          <table:table-cell table:number-columns-repeated="5"/>
        </table:table-row>
        <table:table-row table:style-name="ro1">
          <table:table-cell office:value-type="float" office:value="0.000524033" calcext:value-type="float">
            <text:p>0.000524033</text:p>
          </table:table-cell>
          <table:table-cell office:value-type="float" office:value="0.000565889" calcext:value-type="float">
            <text:p>0.000565889</text:p>
          </table:table-cell>
          <table:table-cell table:style-name="ce1" office:value-type="float" office:value="-0.000014162" calcext:value-type="float">
            <text:p>-1.42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69]-[.F69]; 2)" office:value-type="float" office:value="0.000000283669484257742" calcext:value-type="float">
            <text:p>2.83669484257742E-007</text:p>
          </table:table-cell>
          <table:table-cell table:formula="of:=POWER([.B69]-[.G69]; 2)" office:value-type="float" office:value="0.000000319324673834371" calcext:value-type="float">
            <text:p>3.19324673834371E-007</text:p>
          </table:table-cell>
          <table:table-cell table:formula="of:=POWER([.C69]-[.H69]; 2)" office:value-type="float" office:value="0.000000000039078885864359" calcext:value-type="float">
            <text:p>3.9078885864359E-011</text:p>
          </table:table-cell>
          <table:table-cell table:number-columns-repeated="5"/>
        </table:table-row>
        <table:table-row table:style-name="ro1">
          <table:table-cell office:value-type="float" office:value="-0.00055082" calcext:value-type="float">
            <text:p>-0.00055082</text:p>
          </table:table-cell>
          <table:table-cell office:value-type="float" office:value="-0.00128279" calcext:value-type="float">
            <text:p>-0.00128279</text:p>
          </table:table-cell>
          <table:table-cell office:value-type="float" office:value="0.00162888" calcext:value-type="float">
            <text:p>0.0016288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0]-[.F70]; 2)" office:value-type="float" office:value="0.000000294031469959242" calcext:value-type="float">
            <text:p>0.000000294</text:p>
          </table:table-cell>
          <table:table-cell table:formula="of:=POWER([.B70]-[.G70]; 2)" office:value-type="float" office:value="0.00000164760534171941" calcext:value-type="float">
            <text:p>1.64760534171941E-006</text:p>
          </table:table-cell>
          <table:table-cell table:formula="of:=POWER([.C70]-[.H70]; 2)" office:value-type="float" office:value="0.00000267908376047537" calcext:value-type="float">
            <text:p>2.67908376047537E-006</text:p>
          </table:table-cell>
          <table:table-cell table:number-columns-repeated="5"/>
        </table:table-row>
        <table:table-row table:style-name="ro1">
          <table:table-cell office:value-type="float" office:value="0.00115163" calcext:value-type="float">
            <text:p>0.00115163</text:p>
          </table:table-cell>
          <table:table-cell office:value-type="float" office:value="0.00132551" calcext:value-type="float">
            <text:p>0.00132551</text:p>
          </table:table-cell>
          <table:table-cell table:style-name="ce1" office:value-type="float" office:value="-0.0000187261" calcext:value-type="float">
            <text:p>-1.87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1]-[.F71]; 2)" office:value-type="float" office:value="0.00000134607172664725" calcext:value-type="float">
            <text:p>1.34607172664725E-006</text:p>
          </table:table-cell>
          <table:table-cell table:formula="of:=POWER([.B71]-[.G71]; 2)" office:value-type="float" office:value="0.00000175485446469388" calcext:value-type="float">
            <text:p>1.75485446469388E-006</text:p>
          </table:table-cell>
          <table:table-cell table:formula="of:=POWER([.C71]-[.H71]; 2)" office:value-type="float" office:value="0.00000000011697310929553" calcext:value-type="float">
            <text:p>1.1697310929553E-010</text:p>
          </table:table-cell>
          <table:table-cell table:number-columns-repeated="5"/>
        </table:table-row>
        <table:table-row table:style-name="ro1">
          <table:table-cell office:value-type="float" office:value="0.000291352" calcext:value-type="float">
            <text:p>0.000291352</text:p>
          </table:table-cell>
          <table:table-cell office:value-type="float" office:value="-0.0017301" calcext:value-type="float">
            <text:p>-0.0017301</text:p>
          </table:table-cell>
          <table:table-cell office:value-type="float" office:value="-0.000284434" calcext:value-type="float">
            <text:p>-0.00028443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2]-[.F72]; 2)" office:value-type="float" office:value="0.0000000899551931586905" calcext:value-type="float">
            <text:p>0.00000009</text:p>
          </table:table-cell>
          <table:table-cell table:formula="of:=POWER([.B72]-[.G72]; 2)" office:value-type="float" office:value="0.00000299601757927177" calcext:value-type="float">
            <text:p>0.000002996</text:p>
          </table:table-cell>
          <table:table-cell table:formula="of:=POWER([.C72]-[.H72]; 2)" office:value-type="float" office:value="0.0000000764651413780244" calcext:value-type="float">
            <text:p>7.64651413780244E-008</text:p>
          </table:table-cell>
          <table:table-cell table:number-columns-repeated="5"/>
        </table:table-row>
        <table:table-row table:style-name="ro1">
          <table:table-cell office:value-type="float" office:value="-0.000130846" calcext:value-type="float">
            <text:p>-0.000130846</text:p>
          </table:table-cell>
          <table:table-cell office:value-type="float" office:value="0.00115382" calcext:value-type="float">
            <text:p>0.00115382</text:p>
          </table:table-cell>
          <table:table-cell office:value-type="float" office:value="0.000178783" calcext:value-type="float">
            <text:p>0.00017878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3]-[.F73]; 2)" office:value-type="float" office:value="0.0000000149506100756678" calcext:value-type="float">
            <text:p>0.000000015</text:p>
          </table:table-cell>
          <table:table-cell table:formula="of:=POWER([.B73]-[.G73]; 2)" office:value-type="float" office:value="0.00000132945327568113" calcext:value-type="float">
            <text:p>1.32945327568113E-006</text:p>
          </table:table-cell>
          <table:table-cell table:formula="of:=POWER([.C73]-[.H73]; 2)" office:value-type="float" office:value="0.0000000348545336126058" calcext:value-type="float">
            <text:p>3.48545336126058E-008</text:p>
          </table:table-cell>
          <table:table-cell table:number-columns-repeated="5"/>
        </table:table-row>
        <table:table-row table:style-name="ro1">
          <table:table-cell office:value-type="float" office:value="-0.000896515" calcext:value-type="float">
            <text:p>-0.000896515</text:p>
          </table:table-cell>
          <table:table-cell office:value-type="float" office:value="-0.00140807" calcext:value-type="float">
            <text:p>-0.00140807</text:p>
          </table:table-cell>
          <table:table-cell table:style-name="ce1" office:value-type="float" office:value="-0.0000364021" calcext:value-type="float">
            <text:p>-3.64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4]-[.F74]; 2)" office:value-type="float" office:value="0.00000078844044016212" calcext:value-type="float">
            <text:p>7.8844044016212E-007</text:p>
          </table:table-cell>
          <table:table-cell table:formula="of:=POWER([.B74]-[.G74]; 2)" office:value-type="float" office:value="0.00000198491693095519" calcext:value-type="float">
            <text:p>1.98491693095519E-006</text:p>
          </table:table-cell>
          <table:table-cell table:formula="of:=POWER([.C74]-[.H74]; 2)" office:value-type="float" office:value="0.000000000811760485482847" calcext:value-type="float">
            <text:p>8.11760485482847E-010</text:p>
          </table:table-cell>
          <table:table-cell table:number-columns-repeated="5"/>
        </table:table-row>
        <table:table-row table:style-name="ro1">
          <table:table-cell office:value-type="float" office:value="0.000365407" calcext:value-type="float">
            <text:p>0.000365407</text:p>
          </table:table-cell>
          <table:table-cell office:value-type="float" office:value="0.00125793" calcext:value-type="float">
            <text:p>0.00125793</text:p>
          </table:table-cell>
          <table:table-cell office:value-type="float" office:value="0.000107466" calcext:value-type="float">
            <text:p>0.00010746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5]-[.F75]; 2)" office:value-type="float" office:value="0.000000139861274237934" calcext:value-type="float">
            <text:p>1.39861274237934E-007</text:p>
          </table:table-cell>
          <table:table-cell table:formula="of:=POWER([.B75]-[.G75]; 2)" office:value-type="float" office:value="0.00000158037382561529" calcext:value-type="float">
            <text:p>1.58037382561529E-006</text:p>
          </table:table-cell>
          <table:table-cell table:formula="of:=POWER([.C75]-[.H75]; 2)" office:value-type="float" office:value="0.0000000133117804265122" calcext:value-type="float">
            <text:p>1.33117804265122E-008</text:p>
          </table:table-cell>
          <table:table-cell table:number-columns-repeated="5"/>
        </table:table-row>
        <table:table-row table:style-name="ro1">
          <table:table-cell office:value-type="float" office:value="-0.00150945" calcext:value-type="float">
            <text:p>-0.00150945</text:p>
          </table:table-cell>
          <table:table-cell office:value-type="float" office:value="0.000637706" calcext:value-type="float">
            <text:p>0.000637706</text:p>
          </table:table-cell>
          <table:table-cell office:value-type="float" office:value="-0.00135902" calcext:value-type="float">
            <text:p>-0.0013590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6]-[.F76]; 2)" office:value-type="float" office:value="0.0000022526308306783" calcext:value-type="float">
            <text:p>2.2526308306783E-006</text:p>
          </table:table-cell>
          <table:table-cell table:formula="of:=POWER([.B76]-[.G76]; 2)" office:value-type="float" office:value="0.000000405648233849178" calcext:value-type="float">
            <text:p>4.05648233849178E-007</text:p>
          </table:table-cell>
          <table:table-cell table:formula="of:=POWER([.C76]-[.H76]; 2)" office:value-type="float" office:value="0.00000182549636954591" calcext:value-type="float">
            <text:p>1.82549636954591E-006</text:p>
          </table:table-cell>
          <table:table-cell table:number-columns-repeated="5"/>
        </table:table-row>
        <table:table-row table:style-name="ro1">
          <table:table-cell office:value-type="float" office:value="0.0019934" calcext:value-type="float">
            <text:p>0.0019934</text:p>
          </table:table-cell>
          <table:table-cell office:value-type="float" office:value="-0.00235203" calcext:value-type="float">
            <text:p>-0.00235203</text:p>
          </table:table-cell>
          <table:table-cell office:value-type="float" office:value="0.00104424" calcext:value-type="float">
            <text:p>0.0010442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7]-[.F77]; 2)" office:value-type="float" office:value="0.00000400789714449934" calcext:value-type="float">
            <text:p>4.00789714449934E-006</text:p>
          </table:table-cell>
          <table:table-cell table:formula="of:=POWER([.B77]-[.G77]; 2)" office:value-type="float" office:value="0.0000055358127731991" calcext:value-type="float">
            <text:p>5.5358127731991E-006</text:p>
          </table:table-cell>
          <table:table-cell table:formula="of:=POWER([.C77]-[.H77]; 2)" office:value-type="float" office:value="0.00000110702107292774" calcext:value-type="float">
            <text:p>0.000001107</text:p>
          </table:table-cell>
          <table:table-cell table:number-columns-repeated="5"/>
        </table:table-row>
        <table:table-row table:style-name="ro1">
          <table:table-cell office:value-type="float" office:value="-0.000264593" calcext:value-type="float">
            <text:p>-0.000264593</text:p>
          </table:table-cell>
          <table:table-cell office:value-type="float" office:value="0.00240454" calcext:value-type="float">
            <text:p>0.00240454</text:p>
          </table:table-cell>
          <table:table-cell office:value-type="float" office:value="0.000371189" calcext:value-type="float">
            <text:p>0.00037118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8]-[.F78]; 2)" office:value-type="float" office:value="0.0000000655460803189095" calcext:value-type="float">
            <text:p>6.55460803189095E-008</text:p>
          </table:table-cell>
          <table:table-cell table:formula="of:=POWER([.B78]-[.G78]; 2)" office:value-type="float" office:value="0.00000577796214185115" calcext:value-type="float">
            <text:p>0.000005778</text:p>
          </table:table-cell>
          <table:table-cell table:formula="of:=POWER([.C78]-[.H78]; 2)" office:value-type="float" office:value="0.000000143716574403316" calcext:value-type="float">
            <text:p>1.43716574403316E-007</text:p>
          </table:table-cell>
          <table:table-cell table:number-columns-repeated="5"/>
        </table:table-row>
        <table:table-row table:style-name="ro1">
          <table:table-cell office:value-type="float" office:value="-0.00196957" calcext:value-type="float">
            <text:p>-0.00196957</text:p>
          </table:table-cell>
          <table:table-cell office:value-type="float" office:value="-0.000385865" calcext:value-type="float">
            <text:p>-0.000385865</text:p>
          </table:table-cell>
          <table:table-cell office:value-type="float" office:value="-0.00141821" calcext:value-type="float">
            <text:p>-0.0014182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79]-[.F79]; 2)" office:value-type="float" office:value="0.00000384550800785985" calcext:value-type="float">
            <text:p>3.84550800785985E-006</text:p>
          </table:table-cell>
          <table:table-cell table:formula="of:=POWER([.B79]-[.G79]; 2)" office:value-type="float" office:value="0.000000149510440851916" calcext:value-type="float">
            <text:p>1.49510440851916E-007</text:p>
          </table:table-cell>
          <table:table-cell table:formula="of:=POWER([.C79]-[.H79]; 2)" office:value-type="float" office:value="0.00000198894414585033" calcext:value-type="float">
            <text:p>1.98894414585033E-006</text:p>
          </table:table-cell>
          <table:table-cell table:number-columns-repeated="5"/>
        </table:table-row>
        <table:table-row table:style-name="ro1">
          <table:table-cell office:value-type="float" office:value="0.00292187" calcext:value-type="float">
            <text:p>0.00292187</text:p>
          </table:table-cell>
          <table:table-cell office:value-type="float" office:value="-0.00123214" calcext:value-type="float">
            <text:p>-0.00123214</text:p>
          </table:table-cell>
          <table:table-cell office:value-type="float" office:value="0.00103681" calcext:value-type="float">
            <text:p>0.0010368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0]-[.F80]; 2)" office:value-type="float" office:value="0.00000858749800856219" calcext:value-type="float">
            <text:p>8.58749800856219E-006</text:p>
          </table:table-cell>
          <table:table-cell table:formula="of:=POWER([.B80]-[.G80]; 2)" office:value-type="float" office:value="0.00000152014301618435" calcext:value-type="float">
            <text:p>1.52014301618435E-006</text:p>
          </table:table-cell>
          <table:table-cell table:formula="of:=POWER([.C80]-[.H80]; 2)" office:value-type="float" office:value="0.00000109144131858522" calcext:value-type="float">
            <text:p>1.09144131858522E-006</text:p>
          </table:table-cell>
          <table:table-cell table:number-columns-repeated="5"/>
        </table:table-row>
        <table:table-row table:style-name="ro1">
          <table:table-cell office:value-type="float" office:value="-0.000471466" calcext:value-type="float">
            <text:p>-0.000471466</text:p>
          </table:table-cell>
          <table:table-cell office:value-type="float" office:value="0.000271357" calcext:value-type="float">
            <text:p>0.000271357</text:p>
          </table:table-cell>
          <table:table-cell office:value-type="float" office:value="0.000117814" calcext:value-type="float">
            <text:p>0.00011781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1]-[.F81]; 2)" office:value-type="float" office:value="0.000000214269640016782" calcext:value-type="float">
            <text:p>2.14269640016782E-007</text:p>
          </table:table-cell>
          <table:table-cell table:formula="of:=POWER([.B81]-[.G81]; 2)" office:value-type="float" office:value="0.0000000732006573848359" calcext:value-type="float">
            <text:p>7.32006573848359E-008</text:p>
          </table:table-cell>
          <table:table-cell table:formula="of:=POWER([.C81]-[.H81]; 2)" office:value-type="float" office:value="0.0000000158066974916088" calcext:value-type="float">
            <text:p>1.58066974916088E-008</text:p>
          </table:table-cell>
          <table:table-cell table:number-columns-repeated="5"/>
        </table:table-row>
        <table:table-row table:style-name="ro1">
          <table:table-cell office:value-type="float" office:value="0.000236505" calcext:value-type="float">
            <text:p>0.000236505</text:p>
          </table:table-cell>
          <table:table-cell office:value-type="float" office:value="0.000851111" calcext:value-type="float">
            <text:p>0.000851111</text:p>
          </table:table-cell>
          <table:table-cell table:style-name="ce1" office:value-type="float" office:value="0.0000746057" calcext:value-type="float">
            <text:p>7.46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2]-[.F82]; 2)" office:value-type="float" office:value="0.0000000600633793236004" calcext:value-type="float">
            <text:p>6.00633793236004E-008</text:p>
          </table:table-cell>
          <table:table-cell table:formula="of:=POWER([.B82]-[.G82]; 2)" office:value-type="float" office:value="0.000000723027436306998" calcext:value-type="float">
            <text:p>0.000000723</text:p>
          </table:table-cell>
          <table:table-cell table:formula="of:=POWER([.C82]-[.H82]; 2)" office:value-type="float" office:value="0.00000000680895449787641" calcext:value-type="float">
            <text:p>6.80895449787641E-009</text:p>
          </table:table-cell>
          <table:table-cell table:number-columns-repeated="5"/>
        </table:table-row>
        <table:table-row table:style-name="ro1">
          <table:table-cell office:value-type="float" office:value="-0.000115775" calcext:value-type="float">
            <text:p>-0.000115775</text:p>
          </table:table-cell>
          <table:table-cell office:value-type="float" office:value="0.00113396" calcext:value-type="float">
            <text:p>0.00113396</text:p>
          </table:table-cell>
          <table:table-cell office:value-type="float" office:value="0.000173431" calcext:value-type="float">
            <text:p>0.00017343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3]-[.F83]; 2)" office:value-type="float" office:value="0.0000000114922017740862" calcext:value-type="float">
            <text:p>1.14922017740862E-008</text:p>
          </table:table-cell>
          <table:table-cell table:formula="of:=POWER([.B83]-[.G83]; 2)" office:value-type="float" office:value="0.00000128404977265519" calcext:value-type="float">
            <text:p>0.000001284</text:p>
          </table:table-cell>
          <table:table-cell table:formula="of:=POWER([.C83]-[.H83]; 2)" office:value-type="float" office:value="0.000000032884808266678" calcext:value-type="float">
            <text:p>3.2884808266678E-008</text:p>
          </table:table-cell>
          <table:table-cell table:number-columns-repeated="5"/>
        </table:table-row>
        <table:table-row table:style-name="ro1">
          <table:table-cell office:value-type="float" office:value="-0.000136399" calcext:value-type="float">
            <text:p>-0.000136399</text:p>
          </table:table-cell>
          <table:table-cell office:value-type="float" office:value="-0.00224696" calcext:value-type="float">
            <text:p>-0.00224696</text:p>
          </table:table-cell>
          <table:table-cell office:value-type="float" office:value="-0.000280797" calcext:value-type="float">
            <text:p>-0.00028079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4]-[.F84]; 2)" office:value-type="float" office:value="0.000000016339406350553" calcext:value-type="float">
            <text:p>1.6339406350553E-008</text:p>
          </table:table-cell>
          <table:table-cell table:formula="of:=POWER([.B84]-[.G84]; 2)" office:value-type="float" office:value="0.00000505242861379735" calcext:value-type="float">
            <text:p>5.05242861379735E-006</text:p>
          </table:table-cell>
          <table:table-cell table:formula="of:=POWER([.C84]-[.H84]; 2)" office:value-type="float" office:value="0.0000000744669385847619" calcext:value-type="float">
            <text:p>7.44669385847619E-008</text:p>
          </table:table-cell>
          <table:table-cell table:number-columns-repeated="5"/>
        </table:table-row>
        <table:table-row table:style-name="ro1">
          <table:table-cell office:value-type="float" office:value="-0.000235746" calcext:value-type="float">
            <text:p>-0.000235746</text:p>
          </table:table-cell>
          <table:table-cell office:value-type="float" office:value="0.000773231" calcext:value-type="float">
            <text:p>0.000773231</text:p>
          </table:table-cell>
          <table:table-cell office:value-type="float" office:value="0.000145278" calcext:value-type="float">
            <text:p>0.00014527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5]-[.F85]; 2)" office:value-type="float" office:value="0.0000000516074298850239" calcext:value-type="float">
            <text:p>5.16074298850239E-008</text:p>
          </table:table-cell>
          <table:table-cell table:formula="of:=POWER([.B85]-[.G85]; 2)" office:value-type="float" office:value="0.0000005966484139474" calcext:value-type="float">
            <text:p>5.966484139474E-007</text:p>
          </table:table-cell>
          <table:table-cell table:formula="of:=POWER([.C85]-[.H85]; 2)" office:value-type="float" office:value="0.0000000234667745197375" calcext:value-type="float">
            <text:p>2.34667745197375E-008</text:p>
          </table:table-cell>
          <table:table-cell table:number-columns-repeated="5"/>
        </table:table-row>
        <table:table-row table:style-name="ro1">
          <table:table-cell office:value-type="float" office:value="-0.000190336" calcext:value-type="float">
            <text:p>-0.000190336</text:p>
          </table:table-cell>
          <table:table-cell office:value-type="float" office:value="-0.000892133" calcext:value-type="float">
            <text:p>-0.000892133</text:p>
          </table:table-cell>
          <table:table-cell table:style-name="ce1" office:value-type="float" office:value="-0.000088069" calcext:value-type="float">
            <text:p>-8.81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6]-[.F86]; 2)" office:value-type="float" office:value="0.0000000330376745184571" calcext:value-type="float">
            <text:p>0.000000033</text:p>
          </table:table-cell>
          <table:table-cell table:formula="of:=POWER([.B86]-[.G86]; 2)" office:value-type="float" office:value="0.000000797330771095324" calcext:value-type="float">
            <text:p>7.97330771095324E-007</text:p>
          </table:table-cell>
          <table:table-cell table:formula="of:=POWER([.C86]-[.H86]; 2)" office:value-type="float" office:value="0.00000000642535477936095" calcext:value-type="float">
            <text:p>6.42535477936095E-009</text:p>
          </table:table-cell>
          <table:table-cell table:number-columns-repeated="5"/>
        </table:table-row>
        <table:table-row table:style-name="ro1">
          <table:table-cell office:value-type="float" office:value="-0.000150708" calcext:value-type="float">
            <text:p>-0.000150708</text:p>
          </table:table-cell>
          <table:table-cell office:value-type="float" office:value="0.000873653" calcext:value-type="float">
            <text:p>0.000873653</text:p>
          </table:table-cell>
          <table:table-cell office:value-type="float" office:value="0.000144238" calcext:value-type="float">
            <text:p>0.00014423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7]-[.F87]; 2)" office:value-type="float" office:value="0.000000020202269352589" calcext:value-type="float">
            <text:p>2.0202269352589E-008</text:p>
          </table:table-cell>
          <table:table-cell table:formula="of:=POWER([.B87]-[.G87]; 2)" office:value-type="float" office:value="0.000000761870963129997" calcext:value-type="float">
            <text:p>7.61870963129997E-007</text:p>
          </table:table-cell>
          <table:table-cell table:formula="of:=POWER([.C87]-[.H87]; 2)" office:value-type="float" office:value="0.0000000231492236460595" calcext:value-type="float">
            <text:p>2.31492236460595E-008</text:p>
          </table:table-cell>
          <table:table-cell table:number-columns-repeated="5"/>
        </table:table-row>
        <table:table-row table:style-name="ro1">
          <table:table-cell office:value-type="float" office:value="0.000185516" calcext:value-type="float">
            <text:p>0.000185516</text:p>
          </table:table-cell>
          <table:table-cell table:style-name="ce1" office:value-type="float" office:value="-0.0000515481" calcext:value-type="float">
            <text:p>-5.15E-005</text:p>
          </table:table-cell>
          <table:table-cell table:style-name="ce1" office:value-type="float" office:value="-0.0000389146" calcext:value-type="float">
            <text:p>-3.89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8]-[.F88]; 2)" office:value-type="float" office:value="0.0000000376706612787954" calcext:value-type="float">
            <text:p>3.76706612787954E-008</text:p>
          </table:table-cell>
          <table:table-cell table:formula="of:=POWER([.B88]-[.G88]; 2)" office:value-type="float" office:value="0.00000000274040732610276" calcext:value-type="float">
            <text:p>2.74040732610276E-009</text:p>
          </table:table-cell>
          <table:table-cell table:formula="of:=POWER([.C88]-[.H88]; 2)" office:value-type="float" office:value="0.000000000961242480659676" calcext:value-type="float">
            <text:p>0.000000001</text:p>
          </table:table-cell>
          <table:table-cell table:number-columns-repeated="5"/>
        </table:table-row>
        <table:table-row table:style-name="ro1">
          <table:table-cell office:value-type="float" office:value="0.000335677" calcext:value-type="float">
            <text:p>0.000335677</text:p>
          </table:table-cell>
          <table:table-cell office:value-type="float" office:value="0.000816798" calcext:value-type="float">
            <text:p>0.000816798</text:p>
          </table:table-cell>
          <table:table-cell table:style-name="ce1" office:value-type="float" office:value="0.000052803" calcext:value-type="float">
            <text:p>5.28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89]-[.F89]; 2)" office:value-type="float" office:value="0.000000118508277748708" calcext:value-type="float">
            <text:p>1.18508277748708E-007</text:p>
          </table:table-cell>
          <table:table-cell table:formula="of:=POWER([.B89]-[.G89]; 2)" office:value-type="float" office:value="0.00000066585143048745" calcext:value-type="float">
            <text:p>6.6585143048745E-007</text:p>
          </table:table-cell>
          <table:table-cell table:formula="of:=POWER([.C89]-[.H89]; 2)" office:value-type="float" office:value="0.0000000036861520645668" calcext:value-type="float">
            <text:p>3.6861520645668E-009</text:p>
          </table:table-cell>
          <table:table-cell table:number-columns-repeated="5"/>
        </table:table-row>
        <table:table-row table:style-name="ro1">
          <table:table-cell table:style-name="ce1" office:value-type="float" office:value="-0.00000162132" calcext:value-type="float">
            <text:p>-1.62E-006</text:p>
          </table:table-cell>
          <table:table-cell office:value-type="float" office:value="0.00131047" calcext:value-type="float">
            <text:p>0.00131047</text:p>
          </table:table-cell>
          <table:table-cell office:value-type="float" office:value="0.0001777" calcext:value-type="float">
            <text:p>0.000177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0]-[.F90]; 2)" office:value-type="float" office:value="0.0000000000483302015852253" calcext:value-type="float">
            <text:p>4.83302015852253E-011</text:p>
          </table:table-cell>
          <table:table-cell table:formula="of:=POWER([.B90]-[.G90]; 2)" office:value-type="float" office:value="0.00000171523341355641" calcext:value-type="float">
            <text:p>1.71523341355641E-006</text:p>
          </table:table-cell>
          <table:table-cell table:formula="of:=POWER([.C90]-[.H90]; 2)" office:value-type="float" office:value="0.0000000344513279706507" calcext:value-type="float">
            <text:p>3.44513279706507E-008</text:p>
          </table:table-cell>
          <table:table-cell table:number-columns-repeated="5"/>
        </table:table-row>
        <table:table-row table:style-name="ro1">
          <table:table-cell office:value-type="float" office:value="-0.000422333" calcext:value-type="float">
            <text:p>-0.000422333</text:p>
          </table:table-cell>
          <table:table-cell office:value-type="float" office:value="-0.0013974" calcext:value-type="float">
            <text:p>-0.0013974</text:p>
          </table:table-cell>
          <table:table-cell office:value-type="float" office:value="-0.000116483" calcext:value-type="float">
            <text:p>-0.00011648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1]-[.F91]; 2)" office:value-type="float" office:value="0.000000171197078889089" calcext:value-type="float">
            <text:p>1.71197078889089E-007</text:p>
          </table:table-cell>
          <table:table-cell table:formula="of:=POWER([.B91]-[.G91]; 2)" office:value-type="float" office:value="0.00000195496547698423" calcext:value-type="float">
            <text:p>0.000001955</text:p>
          </table:table-cell>
          <table:table-cell table:formula="of:=POWER([.C91]-[.H91]; 2)" office:value-type="float" office:value="0.0000000117879466576224" calcext:value-type="float">
            <text:p>1.17879466576224E-008</text:p>
          </table:table-cell>
          <table:table-cell table:number-columns-repeated="5"/>
        </table:table-row>
        <table:table-row table:style-name="ro1">
          <table:table-cell office:value-type="float" office:value="-0.00134362" calcext:value-type="float">
            <text:p>-0.00134362</text:p>
          </table:table-cell>
          <table:table-cell office:value-type="float" office:value="-0.000221952" calcext:value-type="float">
            <text:p>-0.000221952</text:p>
          </table:table-cell>
          <table:table-cell office:value-type="float" office:value="-0.00150627" calcext:value-type="float">
            <text:p>-0.0015062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2]-[.F92]; 2)" office:value-type="float" office:value="0.00000178234965744654" calcext:value-type="float">
            <text:p>1.78234965744654E-006</text:p>
          </table:table-cell>
          <table:table-cell table:formula="of:=POWER([.B92]-[.G92]; 2)" office:value-type="float" office:value="0.0000000496188098861079" calcext:value-type="float">
            <text:p>4.96188098861079E-008</text:p>
          </table:table-cell>
          <table:table-cell table:formula="of:=POWER([.C92]-[.H92]; 2)" office:value-type="float" office:value="0.0000022450806240564" calcext:value-type="float">
            <text:p>2.2450806240564E-006</text:p>
          </table:table-cell>
          <table:table-cell table:number-columns-repeated="5"/>
        </table:table-row>
        <table:table-row table:style-name="ro1">
          <table:table-cell office:value-type="float" office:value="0.000977488" calcext:value-type="float">
            <text:p>0.000977488</text:p>
          </table:table-cell>
          <table:table-cell office:value-type="float" office:value="-0.0003558" calcext:value-type="float">
            <text:p>-0.0003558</text:p>
          </table:table-cell>
          <table:table-cell office:value-type="float" office:value="0.00149157" calcext:value-type="float">
            <text:p>0.0014915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3]-[.F93]; 2)" office:value-type="float" office:value="0.000000972316912273776" calcext:value-type="float">
            <text:p>9.72316912273776E-007</text:p>
          </table:table-cell>
          <table:table-cell table:formula="of:=POWER([.B93]-[.G93]; 2)" office:value-type="float" office:value="0.00000012716413052585" calcext:value-type="float">
            <text:p>1.2716413052585E-007</text:p>
          </table:table-cell>
          <table:table-cell table:formula="of:=POWER([.C93]-[.H93]; 2)" office:value-type="float" office:value="0.00000224844233748851" calcext:value-type="float">
            <text:p>2.24844233748851E-006</text:p>
          </table:table-cell>
          <table:table-cell table:number-columns-repeated="5"/>
        </table:table-row>
        <table:table-row table:style-name="ro1">
          <table:table-cell office:value-type="float" office:value="0.000260036" calcext:value-type="float">
            <text:p>0.000260036</text:p>
          </table:table-cell>
          <table:table-cell office:value-type="float" office:value="0.00157672" calcext:value-type="float">
            <text:p>0.00157672</text:p>
          </table:table-cell>
          <table:table-cell office:value-type="float" office:value="0.000168724" calcext:value-type="float">
            <text:p>0.00016872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4]-[.F94]; 2)" office:value-type="float" office:value="0.0000000721509628337886" calcext:value-type="float">
            <text:p>7.21509628337886E-008</text:p>
          </table:table-cell>
          <table:table-cell table:formula="of:=POWER([.B94]-[.G94]; 2)" office:value-type="float" office:value="0.00000248352132508239" calcext:value-type="float">
            <text:p>2.48352132508239E-006</text:p>
          </table:table-cell>
          <table:table-cell table:formula="of:=POWER([.C94]-[.H94]; 2)" office:value-type="float" office:value="0.0000000311998134529063" calcext:value-type="float">
            <text:p>3.11998134529063E-008</text:p>
          </table:table-cell>
          <table:table-cell table:number-columns-repeated="5"/>
        </table:table-row>
        <table:table-row table:style-name="ro1">
          <table:table-cell office:value-type="float" office:value="0.000161542" calcext:value-type="float">
            <text:p>0.000161542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016441" calcext:value-type="float">
            <text:p>-0.0001644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5]-[.F95]; 2)" office:value-type="float" office:value="0.0000000289392195926134" calcext:value-type="float">
            <text:p>2.89392195926134E-008</text:p>
          </table:table-cell>
          <table:table-cell table:formula="of:=POWER([.B95]-[.G95]; 2)" office:value-type="float" office:value="0.00000101969765558212" calcext:value-type="float">
            <text:p>1.01969765558212E-006</text:p>
          </table:table-cell>
          <table:table-cell table:formula="of:=POWER([.C95]-[.H95]; 2)" office:value-type="float" office:value="0.0000000244920342594995" calcext:value-type="float">
            <text:p>2.44920342594995E-008</text:p>
          </table:table-cell>
          <table:table-cell table:number-columns-repeated="5"/>
        </table:table-row>
        <table:table-row table:style-name="ro1">
          <table:table-cell office:value-type="float" office:value="-0.00154584" calcext:value-type="float">
            <text:p>-0.00154584</text:p>
          </table:table-cell>
          <table:table-cell office:value-type="float" office:value="0.00149004" calcext:value-type="float">
            <text:p>0.00149004</text:p>
          </table:table-cell>
          <table:table-cell office:value-type="float" office:value="-0.00124232" calcext:value-type="float">
            <text:p>-0.0012423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6]-[.F96]; 2)" office:value-type="float" office:value="0.00000236318886808478" calcext:value-type="float">
            <text:p>2.36318886808478E-006</text:p>
          </table:table-cell>
          <table:table-cell table:formula="of:=POWER([.B96]-[.G96]; 2)" office:value-type="float" office:value="0.00000221783339496193" calcext:value-type="float">
            <text:p>2.21783339496193E-006</text:p>
          </table:table-cell>
          <table:table-cell table:formula="of:=POWER([.C96]-[.H96]; 2)" office:value-type="float" office:value="0.00000152376634642113" calcext:value-type="float">
            <text:p>1.52376634642113E-006</text:p>
          </table:table-cell>
          <table:table-cell table:number-columns-repeated="5"/>
        </table:table-row>
        <table:table-row table:style-name="ro1">
          <table:table-cell table:style-name="ce1" office:value-type="float" office:value="0.0000225731" calcext:value-type="float">
            <text:p>2.26E-005</text:p>
          </table:table-cell>
          <table:table-cell office:value-type="float" office:value="-0.00156909" calcext:value-type="float">
            <text:p>-0.00156909</text:p>
          </table:table-cell>
          <table:table-cell office:value-type="float" office:value="0.00149489" calcext:value-type="float">
            <text:p>0.0014948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7]-[.F97]; 2)" office:value-type="float" office:value="0.000000000970099019976512" calcext:value-type="float">
            <text:p>0.000000001</text:p>
          </table:table-cell>
          <table:table-cell table:formula="of:=POWER([.B97]-[.G97]; 2)" office:value-type="float" office:value="0.00000246455712377148" calcext:value-type="float">
            <text:p>2.46455712377148E-006</text:p>
          </table:table-cell>
          <table:table-cell table:formula="of:=POWER([.C97]-[.H97]; 2)" office:value-type="float" office:value="0.00000225840991166526" calcext:value-type="float">
            <text:p>2.25840991166526E-006</text:p>
          </table:table-cell>
          <table:table-cell table:number-columns-repeated="5"/>
        </table:table-row>
        <table:table-row table:style-name="ro1">
          <table:table-cell office:value-type="float" office:value="0.00159377" calcext:value-type="float">
            <text:p>0.00159377</text:p>
          </table:table-cell>
          <table:table-cell office:value-type="float" office:value="-0.00066567" calcext:value-type="float">
            <text:p>-0.00066567</text:p>
          </table:table-cell>
          <table:table-cell office:value-type="float" office:value="-0.000364644" calcext:value-type="float">
            <text:p>-0.00036464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8]-[.F98]; 2)" office:value-type="float" office:value="0.00000256750409154337" calcext:value-type="float">
            <text:p>2.56750409154337E-006</text:p>
          </table:table-cell>
          <table:table-cell table:formula="of:=POWER([.B98]-[.G98]; 2)" office:value-type="float" office:value="0.000000444183327187618" calcext:value-type="float">
            <text:p>4.44183327187618E-007</text:p>
          </table:table-cell>
          <table:table-cell table:formula="of:=POWER([.C98]-[.H98]; 2)" office:value-type="float" office:value="0.000000127258654985605" calcext:value-type="float">
            <text:p>1.27258654985605E-007</text:p>
          </table:table-cell>
          <table:table-cell table:number-columns-repeated="5"/>
        </table:table-row>
        <table:table-row table:style-name="ro1">
          <table:table-cell office:value-type="float" office:value="0.000102189" calcext:value-type="float">
            <text:p>0.000102189</text:p>
          </table:table-cell>
          <table:table-cell table:style-name="ce1" office:value-type="float" office:value="-0.0000855371" calcext:value-type="float">
            <text:p>-8.55E-005</text:p>
          </table:table-cell>
          <table:table-cell table:style-name="ce1" office:value-type="float" office:value="-0.0000291651" calcext:value-type="float">
            <text:p>-2.92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99]-[.F99]; 2)" office:value-type="float" office:value="0.0000000122682899000644" calcext:value-type="float">
            <text:p>1.22682899000644E-008</text:p>
          </table:table-cell>
          <table:table-cell table:formula="of:=POWER([.B99]-[.G99]; 2)" office:value-type="float" office:value="0.00000000745423296798675" calcext:value-type="float">
            <text:p>7.45423296798675E-009</text:p>
          </table:table-cell>
          <table:table-cell table:formula="of:=POWER([.C99]-[.H99]; 2)" office:value-type="float" office:value="0.000000000451749975552115" calcext:value-type="float">
            <text:p>4.51749975552115E-010</text:p>
          </table:table-cell>
          <table:table-cell table:number-columns-repeated="5"/>
        </table:table-row>
        <table:table-row table:style-name="ro1">
          <table:table-cell office:value-type="float" office:value="-0.00208421" calcext:value-type="float">
            <text:p>-0.00208421</text:p>
          </table:table-cell>
          <table:table-cell office:value-type="float" office:value="0.00130792" calcext:value-type="float">
            <text:p>0.00130792</text:p>
          </table:table-cell>
          <table:table-cell office:value-type="float" office:value="-0.00117065" calcext:value-type="float">
            <text:p>-0.0011706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0]-[.F100]; 2)" office:value-type="float" office:value="0.00000430826765793909" calcext:value-type="float">
            <text:p>4.30826765793909E-006</text:p>
          </table:table-cell>
          <table:table-cell table:formula="of:=POWER([.B100]-[.G100]; 2)" office:value-type="float" office:value="0.00000170856060313616" calcext:value-type="float">
            <text:p>1.70856060313616E-006</text:p>
          </table:table-cell>
          <table:table-cell table:formula="of:=POWER([.C100]-[.H100]; 2)" office:value-type="float" office:value="0.00000135196270472085" calcext:value-type="float">
            <text:p>0.000001352</text:p>
          </table:table-cell>
          <table:table-cell table:number-columns-repeated="5"/>
        </table:table-row>
        <table:table-row table:style-name="ro1">
          <table:table-cell office:value-type="float" office:value="0.0030245" calcext:value-type="float">
            <text:p>0.0030245</text:p>
          </table:table-cell>
          <table:table-cell office:value-type="float" office:value="-0.000952871" calcext:value-type="float">
            <text:p>-0.000952871</text:p>
          </table:table-cell>
          <table:table-cell office:value-type="float" office:value="0.00105682" calcext:value-type="float">
            <text:p>0.001056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1]-[.F101]; 2)" office:value-type="float" office:value="0.00000919953371981347" calcext:value-type="float">
            <text:p>9.19953371981347E-006</text:p>
          </table:table-cell>
          <table:table-cell table:formula="of:=POWER([.B101]-[.G101]; 2)" office:value-type="float" office:value="0.000000909489902022199" calcext:value-type="float">
            <text:p>9.09489902022199E-007</text:p>
          </table:table-cell>
          <table:table-cell table:formula="of:=POWER([.C101]-[.H101]; 2)" office:value-type="float" office:value="0.00000113365144066973" calcext:value-type="float">
            <text:p>1.13365144066973E-006</text:p>
          </table:table-cell>
          <table:table-cell table:number-columns-repeated="5"/>
        </table:table-row>
        <table:table-row table:style-name="ro1">
          <table:table-cell office:value-type="float" office:value="-0.0033842" calcext:value-type="float">
            <text:p>-0.0033842</text:p>
          </table:table-cell>
          <table:table-cell office:value-type="float" office:value="-0.000471657" calcext:value-type="float">
            <text:p>-0.000471657</text:p>
          </table:table-cell>
          <table:table-cell office:value-type="float" office:value="-0.00118856" calcext:value-type="float">
            <text:p>-0.0011885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2]-[.F102]; 2)" office:value-type="float" office:value="0.0000113948555324566" calcext:value-type="float">
            <text:p>1.13948555324566E-005</text:p>
          </table:table-cell>
          <table:table-cell table:formula="of:=POWER([.B102]-[.G102]; 2)" office:value-type="float" office:value="0.000000223216372734746" calcext:value-type="float">
            <text:p>2.23216372734746E-007</text:p>
          </table:table-cell>
          <table:table-cell table:formula="of:=POWER([.C102]-[.H102]; 2)" office:value-type="float" office:value="0.00000139393279493126" calcext:value-type="float">
            <text:p>1.39393279493126E-006</text:p>
          </table:table-cell>
          <table:table-cell table:number-columns-repeated="5"/>
        </table:table-row>
        <table:table-row table:style-name="ro1">
          <table:table-cell office:value-type="float" office:value="0.00203932" calcext:value-type="float">
            <text:p>0.00203932</text:p>
          </table:table-cell>
          <table:table-cell office:value-type="float" office:value="0.00070751" calcext:value-type="float">
            <text:p>0.00070751</text:p>
          </table:table-cell>
          <table:table-cell office:value-type="float" office:value="0.00145315" calcext:value-type="float">
            <text:p>0.0014531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3]-[.F103]; 2)" office:value-type="float" office:value="0.00000419386701993166" calcext:value-type="float">
            <text:p>4.19386701993166E-006</text:p>
          </table:table-cell>
          <table:table-cell table:formula="of:=POWER([.B103]-[.G103]; 2)" office:value-type="float" office:value="0.000000499437893433588" calcext:value-type="float">
            <text:p>4.99437893433588E-007</text:p>
          </table:table-cell>
          <table:table-cell table:formula="of:=POWER([.C103]-[.H103]; 2)" office:value-type="float" office:value="0.00000213469833772514" calcext:value-type="float">
            <text:p>2.13469833772514E-006</text:p>
          </table:table-cell>
          <table:table-cell table:number-columns-repeated="5"/>
        </table:table-row>
        <table:table-row table:style-name="ro1">
          <table:table-cell table:style-name="ce1" office:value-type="float" office:value="-0.0000561364" calcext:value-type="float">
            <text:p>-5.61E-005</text:p>
          </table:table-cell>
          <table:table-cell office:value-type="float" office:value="-0.00113437" calcext:value-type="float">
            <text:p>-0.00113437</text:p>
          </table:table-cell>
          <table:table-cell office:value-type="float" office:value="-0.00014395" calcext:value-type="float">
            <text:p>-0.0001439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4]-[.F104]; 2)" office:value-type="float" office:value="0.00000000226224727977183" calcext:value-type="float">
            <text:p>2.26224727977183E-009</text:p>
          </table:table-cell>
          <table:table-cell table:formula="of:=POWER([.B104]-[.G104]; 2)" office:value-type="float" office:value="0.00000128861274506189" calcext:value-type="float">
            <text:p>1.28861274506189E-006</text:p>
          </table:table-cell>
          <table:table-cell table:formula="of:=POWER([.C104]-[.H104]; 2)" office:value-type="float" office:value="0.000000018506694064358" calcext:value-type="float">
            <text:p>1.8506694064358E-008</text:p>
          </table:table-cell>
          <table:table-cell table:number-columns-repeated="5"/>
        </table:table-row>
        <table:table-row table:style-name="ro1">
          <table:table-cell table:style-name="ce1" office:value-type="float" office:value="-0.00006963" calcext:value-type="float">
            <text:p>-6.96E-005</text:p>
          </table:table-cell>
          <table:table-cell office:value-type="float" office:value="0.00197041" calcext:value-type="float">
            <text:p>0.00197041</text:p>
          </table:table-cell>
          <table:table-cell office:value-type="float" office:value="0.000278785" calcext:value-type="float">
            <text:p>0.00027878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5]-[.F105]; 2)" office:value-type="float" office:value="0.00000000372791907209159" calcext:value-type="float">
            <text:p>3.72791907209159E-009</text:p>
          </table:table-cell>
          <table:table-cell table:formula="of:=POWER([.B105]-[.G105]; 2)" office:value-type="float" office:value="0.0000038793604009168" calcext:value-type="float">
            <text:p>3.8793604009168E-006</text:p>
          </table:table-cell>
          <table:table-cell table:formula="of:=POWER([.C105]-[.H105]; 2)" office:value-type="float" office:value="0.0000000821944182450214" calcext:value-type="float">
            <text:p>8.21944182450214E-008</text:p>
          </table:table-cell>
          <table:table-cell table:number-columns-repeated="5"/>
        </table:table-row>
        <table:table-row table:style-name="ro1">
          <table:table-cell office:value-type="float" office:value="0.000444544" calcext:value-type="float">
            <text:p>0.000444544</text:p>
          </table:table-cell>
          <table:table-cell office:value-type="float" office:value="-0.00160975" calcext:value-type="float">
            <text:p>-0.00160975</text:p>
          </table:table-cell>
          <table:table-cell office:value-type="float" office:value="-0.000294517" calcext:value-type="float">
            <text:p>-0.00029451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6]-[.F106]; 2)" office:value-type="float" office:value="0.000000205315299008791" calcext:value-type="float">
            <text:p>2.05315299008791E-007</text:p>
          </table:table-cell>
          <table:table-cell table:formula="of:=POWER([.B106]-[.G106]; 2)" office:value-type="float" office:value="0.00000259387387922351" calcext:value-type="float">
            <text:p>2.59387387922351E-006</text:p>
          </table:table-cell>
          <table:table-cell table:formula="of:=POWER([.C106]-[.H106]; 2)" office:value-type="float" office:value="0.00000008214317735124" calcext:value-type="float">
            <text:p>8.214317735124E-008</text:p>
          </table:table-cell>
          <table:table-cell table:number-columns-repeated="5"/>
        </table:table-row>
        <table:table-row table:style-name="ro1">
          <table:table-cell office:value-type="float" office:value="0.000210974" calcext:value-type="float">
            <text:p>0.000210974</text:p>
          </table:table-cell>
          <table:table-cell office:value-type="float" office:value="0.000424873" calcext:value-type="float">
            <text:p>0.000424873</text:p>
          </table:table-cell>
          <table:table-cell table:style-name="ce1" office:value-type="float" office:value="0.0000212355" calcext:value-type="float">
            <text:p>2.12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7]-[.F107]; 2)" office:value-type="float" office:value="0.0000000482010224848756" calcext:value-type="float">
            <text:p>4.82010224848756E-008</text:p>
          </table:table-cell>
          <table:table-cell table:formula="of:=POWER([.B107]-[.G107]; 2)" office:value-type="float" office:value="0.000000179837230854213" calcext:value-type="float">
            <text:p>1.79837230854213E-007</text:p>
          </table:table-cell>
          <table:table-cell table:formula="of:=POWER([.C107]-[.H107]; 2)" office:value-type="float" office:value="0.00000000084950034886314" calcext:value-type="float">
            <text:p>8.4950034886314E-010</text:p>
          </table:table-cell>
          <table:table-cell table:number-columns-repeated="5"/>
        </table:table-row>
        <table:table-row table:style-name="ro1">
          <table:table-cell office:value-type="float" office:value="-0.00155023" calcext:value-type="float">
            <text:p>-0.00155023</text:p>
          </table:table-cell>
          <table:table-cell office:value-type="float" office:value="-0.00184851" calcext:value-type="float">
            <text:p>-0.00184851</text:p>
          </table:table-cell>
          <table:table-cell table:style-name="ce1" office:value-type="float" office:value="0.0000164563" calcext:value-type="float">
            <text:p>1.65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8]-[.F108]; 2)" office:value-type="float" office:value="0.00000237670534169986" calcext:value-type="float">
            <text:p>2.37670534169986E-006</text:p>
          </table:table-cell>
          <table:table-cell table:formula="of:=POWER([.B108]-[.G108]; 2)" office:value-type="float" office:value="0.00000341995043481622" calcext:value-type="float">
            <text:p>0.00000342</text:p>
          </table:table-cell>
          <table:table-cell table:formula="of:=POWER([.C108]-[.H108]; 2)" office:value-type="float" office:value="0.000000000593750166001091" calcext:value-type="float">
            <text:p>5.93750166001091E-010</text:p>
          </table:table-cell>
          <table:table-cell table:number-columns-repeated="5"/>
        </table:table-row>
        <table:table-row table:style-name="ro1">
          <table:table-cell office:value-type="float" office:value="0.00127828" calcext:value-type="float">
            <text:p>0.00127828</text:p>
          </table:table-cell>
          <table:table-cell office:value-type="float" office:value="0.00254659" calcext:value-type="float">
            <text:p>0.00254659</text:p>
          </table:table-cell>
          <table:table-cell office:value-type="float" office:value="0.00012487" calcext:value-type="float">
            <text:p>0.0001248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09]-[.F109]; 2)" office:value-type="float" office:value="0.00000165599144823748" calcext:value-type="float">
            <text:p>0.000001656</text:p>
          </table:table-cell>
          <table:table-cell table:formula="of:=POWER([.B109]-[.G109]; 2)" office:value-type="float" office:value="0.00000648104265108501" calcext:value-type="float">
            <text:p>0.000006481</text:p>
          </table:table-cell>
          <table:table-cell table:formula="of:=POWER([.C109]-[.H109]; 2)" office:value-type="float" office:value="0.0000000176307114425629" calcext:value-type="float">
            <text:p>1.76307114425629E-008</text:p>
          </table:table-cell>
          <table:table-cell table:number-columns-repeated="5"/>
        </table:table-row>
        <table:table-row table:style-name="ro1">
          <table:table-cell office:value-type="float" office:value="-0.000571842" calcext:value-type="float">
            <text:p>-0.000571842</text:p>
          </table:table-cell>
          <table:table-cell office:value-type="float" office:value="-0.000605893" calcext:value-type="float">
            <text:p>-0.000605893</text:p>
          </table:table-cell>
          <table:table-cell table:style-name="ce1" office:value-type="float" office:value="0.0000163763" calcext:value-type="float">
            <text:p>1.64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0]-[.F110]; 2)" office:value-type="float" office:value="0.000000317271614166852" calcext:value-type="float">
            <text:p>3.17271614166852E-007</text:p>
          </table:table-cell>
          <table:table-cell table:formula="of:=POWER([.B110]-[.G110]; 2)" office:value-type="float" office:value="0.00000036807736689925" calcext:value-type="float">
            <text:p>3.6807736689925E-007</text:p>
          </table:table-cell>
          <table:table-cell table:formula="of:=POWER([.C110]-[.H110]; 2)" office:value-type="float" office:value="0.000000000589857847718164" calcext:value-type="float">
            <text:p>5.89857847718164E-010</text:p>
          </table:table-cell>
          <table:table-cell table:number-columns-repeated="5"/>
        </table:table-row>
        <table:table-row table:style-name="ro1">
          <table:table-cell office:value-type="float" office:value="0.00172274" calcext:value-type="float">
            <text:p>0.00172274</text:p>
          </table:table-cell>
          <table:table-cell office:value-type="float" office:value="-0.000372572" calcext:value-type="float">
            <text:p>-0.000372572</text:p>
          </table:table-cell>
          <table:table-cell office:value-type="float" office:value="-0.000347011" calcext:value-type="float">
            <text:p>-0.00034701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1]-[.F111]; 2)" office:value-type="float" office:value="0.00000299744578650422" calcext:value-type="float">
            <text:p>2.99744578650422E-006</text:p>
          </table:table-cell>
          <table:table-cell table:formula="of:=POWER([.B111]-[.G111]; 2)" office:value-type="float" office:value="0.000000139407247743413" calcext:value-type="float">
            <text:p>1.39407247743413E-007</text:p>
          </table:table-cell>
          <table:table-cell table:formula="of:=POWER([.C111]-[.H111]; 2)" office:value-type="float" office:value="0.00000011498902073834" calcext:value-type="float">
            <text:p>0.000000115</text:p>
          </table:table-cell>
          <table:table-cell table:number-columns-repeated="5"/>
        </table:table-row>
        <table:table-row table:style-name="ro1">
          <table:table-cell office:value-type="float" office:value="-0.00131287" calcext:value-type="float">
            <text:p>-0.00131287</text:p>
          </table:table-cell>
          <table:table-cell office:value-type="float" office:value="0.00115811" calcext:value-type="float">
            <text:p>0.00115811</text:p>
          </table:table-cell>
          <table:table-cell office:value-type="float" office:value="0.000382827" calcext:value-type="float">
            <text:p>0.00038282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2]-[.F112]; 2)" office:value-type="float" office:value="0.00000170118984867354" calcext:value-type="float">
            <text:p>1.70118984867354E-006</text:p>
          </table:table-cell>
          <table:table-cell table:formula="of:=POWER([.B112]-[.G112]; 2)" office:value-type="float" office:value="0.00000133936458451755" calcext:value-type="float">
            <text:p>1.33936458451755E-006</text:p>
          </table:table-cell>
          <table:table-cell table:formula="of:=POWER([.C112]-[.H112]; 2)" office:value-type="float" office:value="0.000000152675941814725" calcext:value-type="float">
            <text:p>1.52675941814725E-007</text:p>
          </table:table-cell>
          <table:table-cell table:number-columns-repeated="5"/>
        </table:table-row>
        <table:table-row table:style-name="ro1">
          <table:table-cell office:value-type="float" office:value="-0.00135645" calcext:value-type="float">
            <text:p>-0.00135645</text:p>
          </table:table-cell>
          <table:table-cell office:value-type="float" office:value="0.000676344" calcext:value-type="float">
            <text:p>0.000676344</text:p>
          </table:table-cell>
          <table:table-cell office:value-type="float" office:value="-0.00138255" calcext:value-type="float">
            <text:p>-0.0013825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3]-[.F113]; 2)" office:value-type="float" office:value="0.00000181677156434435" calcext:value-type="float">
            <text:p>1.81677156434435E-006</text:p>
          </table:table-cell>
          <table:table-cell table:formula="of:=POWER([.B113]-[.G113]; 2)" office:value-type="float" office:value="0.000000456358615132147" calcext:value-type="float">
            <text:p>4.56358615132147E-007</text:p>
          </table:table-cell>
          <table:table-cell table:formula="of:=POWER([.C113]-[.H113]; 2)" office:value-type="float" office:value="0.00000188963323460894" calcext:value-type="float">
            <text:p>1.88963323460894E-006</text:p>
          </table:table-cell>
          <table:table-cell table:number-columns-repeated="5"/>
        </table:table-row>
        <table:table-row table:style-name="ro1">
          <table:table-cell office:value-type="float" office:value="0.00189906" calcext:value-type="float">
            <text:p>0.00189906</text:p>
          </table:table-cell>
          <table:table-cell office:value-type="float" office:value="-0.00132449" calcext:value-type="float">
            <text:p>-0.00132449</text:p>
          </table:table-cell>
          <table:table-cell office:value-type="float" office:value="0.00120163" calcext:value-type="float">
            <text:p>0.0012016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4]-[.F114]; 2)" office:value-type="float" office:value="0.00000363906485547153" calcext:value-type="float">
            <text:p>3.63906485547153E-006</text:p>
          </table:table-cell>
          <table:table-cell table:formula="of:=POWER([.B114]-[.G114]; 2)" office:value-type="float" office:value="0.00000175639570443534" calcext:value-type="float">
            <text:p>1.75639570443534E-006</text:p>
          </table:table-cell>
          <table:table-cell table:formula="of:=POWER([.C114]-[.H114]; 2)" office:value-type="float" office:value="0.00000146298867899562" calcext:value-type="float">
            <text:p>0.000001463</text:p>
          </table:table-cell>
          <table:table-cell table:number-columns-repeated="5"/>
        </table:table-row>
        <table:table-row table:style-name="ro1">
          <table:table-cell office:value-type="float" office:value="-0.000632177" calcext:value-type="float">
            <text:p>-0.000632177</text:p>
          </table:table-cell>
          <table:table-cell office:value-type="float" office:value="-0.000725637" calcext:value-type="float">
            <text:p>-0.000725637</text:p>
          </table:table-cell>
          <table:table-cell table:style-name="ce1" office:value-type="float" office:value="0.0000105007" calcext:value-type="float">
            <text:p>1.05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5]-[.F115]; 2)" office:value-type="float" office:value="0.000000388881558896289" calcext:value-type="float">
            <text:p>3.88881558896289E-007</text:p>
          </table:table-cell>
          <table:table-cell table:formula="of:=POWER([.B115]-[.G115]; 2)" office:value-type="float" office:value="0.000000527711877197968" calcext:value-type="float">
            <text:p>5.27711877197968E-007</text:p>
          </table:table-cell>
          <table:table-cell table:formula="of:=POWER([.C115]-[.H115]; 2)" office:value-type="float" office:value="0.000000000338979254788603" calcext:value-type="float">
            <text:p>3.38979254788603E-010</text:p>
          </table:table-cell>
          <table:table-cell table:number-columns-repeated="5"/>
        </table:table-row>
        <table:table-row table:style-name="ro1">
          <table:table-cell office:value-type="float" office:value="0.000168768" calcext:value-type="float">
            <text:p>0.000168768</text:p>
          </table:table-cell>
          <table:table-cell office:value-type="float" office:value="0.000614574" calcext:value-type="float">
            <text:p>0.000614574</text:p>
          </table:table-cell>
          <table:table-cell table:style-name="ce1" office:value-type="float" office:value="0.0000542047" calcext:value-type="float">
            <text:p>5.42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6]-[.F116]; 2)" office:value-type="float" office:value="0.000000031449941166802" calcext:value-type="float">
            <text:p>3.1449941166802E-008</text:p>
          </table:table-cell>
          <table:table-cell table:formula="of:=POWER([.B116]-[.G116]; 2)" office:value-type="float" office:value="0.000000376717541098121" calcext:value-type="float">
            <text:p>3.76717541098121E-007</text:p>
          </table:table-cell>
          <table:table-cell table:formula="of:=POWER([.C116]-[.H116]; 2)" office:value-type="float" office:value="0.00000000385832158395153" calcext:value-type="float">
            <text:p>3.85832158395153E-009</text:p>
          </table:table-cell>
          <table:table-cell table:number-columns-repeated="5"/>
        </table:table-row>
        <table:table-row table:style-name="ro1">
          <table:table-cell office:value-type="float" office:value="-0.000219605" calcext:value-type="float">
            <text:p>-0.000219605</text:p>
          </table:table-cell>
          <table:table-cell office:value-type="float" office:value="-0.00125325" calcext:value-type="float">
            <text:p>-0.00125325</text:p>
          </table:table-cell>
          <table:table-cell office:value-type="float" office:value="-0.000131968" calcext:value-type="float">
            <text:p>-0.00013196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7]-[.F117]; 2)" office:value-type="float" office:value="0.0000000445343730724794" calcext:value-type="float">
            <text:p>4.45343730724794E-008</text:p>
          </table:table-cell>
          <table:table-cell table:formula="of:=POWER([.B117]-[.G117]; 2)" office:value-type="float" office:value="0.00000157264340885829" calcext:value-type="float">
            <text:p>1.57264340885829E-006</text:p>
          </table:table-cell>
          <table:table-cell table:formula="of:=POWER([.C117]-[.H117]; 2)" office:value-type="float" office:value="0.0000000153902163459834" calcext:value-type="float">
            <text:p>1.53902163459834E-008</text:p>
          </table:table-cell>
          <table:table-cell table:number-columns-repeated="5"/>
        </table:table-row>
        <table:table-row table:style-name="ro1">
          <table:table-cell office:value-type="float" office:value="-0.00131657" calcext:value-type="float">
            <text:p>-0.00131657</text:p>
          </table:table-cell>
          <table:table-cell office:value-type="float" office:value="0.00124936" calcext:value-type="float">
            <text:p>0.00124936</text:p>
          </table:table-cell>
          <table:table-cell office:value-type="float" office:value="-0.0013125" calcext:value-type="float">
            <text:p>-0.001312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8]-[.F118]; 2)" office:value-type="float" office:value="0.00000171085533416005" calcext:value-type="float">
            <text:p>1.71085533416005E-006</text:p>
          </table:table-cell>
          <table:table-cell table:formula="of:=POWER([.B118]-[.G118]; 2)" office:value-type="float" office:value="0.00000155890007602645" calcext:value-type="float">
            <text:p>1.55890007602645E-006</text:p>
          </table:table-cell>
          <table:table-cell table:formula="of:=POWER([.C118]-[.H118]; 2)" office:value-type="float" office:value="0.00000170195326967543" calcext:value-type="float">
            <text:p>0.000001702</text:p>
          </table:table-cell>
          <table:table-cell table:number-columns-repeated="5"/>
        </table:table-row>
        <table:table-row table:style-name="ro1">
          <table:table-cell office:value-type="float" office:value="0.00150231" calcext:value-type="float">
            <text:p>0.00150231</text:p>
          </table:table-cell>
          <table:table-cell office:value-type="float" office:value="-0.000104551" calcext:value-type="float">
            <text:p>-0.000104551</text:p>
          </table:table-cell>
          <table:table-cell office:value-type="float" office:value="0.0014368" calcext:value-type="float">
            <text:p>0.001436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19]-[.F119]; 2)" office:value-type="float" office:value="0.00000228276838439633" calcext:value-type="float">
            <text:p>2.28276838439633E-006</text:p>
          </table:table-cell>
          <table:table-cell table:formula="of:=POWER([.B119]-[.G119]; 2)" office:value-type="float" office:value="0.0000000110990017529617" calcext:value-type="float">
            <text:p>1.10990017529617E-008</text:p>
          </table:table-cell>
          <table:table-cell table:formula="of:=POWER([.C119]-[.H119]; 2)" office:value-type="float" office:value="0.00000208718897568607" calcext:value-type="float">
            <text:p>2.08718897568607E-006</text:p>
          </table:table-cell>
          <table:table-cell table:number-columns-repeated="5"/>
        </table:table-row>
        <table:table-row table:style-name="ro1">
          <table:table-cell office:value-type="float" office:value="0.000386106" calcext:value-type="float">
            <text:p>0.000386106</text:p>
          </table:table-cell>
          <table:table-cell office:value-type="float" office:value="-0.000172215" calcext:value-type="float">
            <text:p>-0.000172215</text:p>
          </table:table-cell>
          <table:table-cell table:style-name="ce1" office:value-type="float" office:value="-0.0000897523" calcext:value-type="float">
            <text:p>-8.98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0]-[.F120]; 2)" office:value-type="float" office:value="0.000000155771759821362" calcext:value-type="float">
            <text:p>1.55771759821362E-007</text:p>
          </table:table-cell>
          <table:table-cell table:formula="of:=POWER([.B120]-[.G120]; 2)" office:value-type="float" office:value="0.0000000299344670327603" calcext:value-type="float">
            <text:p>2.99344670327603E-008</text:p>
          </table:table-cell>
          <table:table-cell table:formula="of:=POWER([.C120]-[.H120]; 2)" office:value-type="float" office:value="0.00000000669804924716031" calcext:value-type="float">
            <text:p>6.69804924716031E-009</text:p>
          </table:table-cell>
          <table:table-cell table:number-columns-repeated="5"/>
        </table:table-row>
        <table:table-row table:style-name="ro1">
          <table:table-cell office:value-type="float" office:value="-0.00304255" calcext:value-type="float">
            <text:p>-0.00304255</text:p>
          </table:table-cell>
          <table:table-cell office:value-type="float" office:value="0.000390825" calcext:value-type="float">
            <text:p>0.000390825</text:p>
          </table:table-cell>
          <table:table-cell office:value-type="float" office:value="-0.00113204" calcext:value-type="float">
            <text:p>-0.0011320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1]-[.F121]; 2)" office:value-type="float" office:value="0.00000920501453947948" calcext:value-type="float">
            <text:p>0.000009205</text:p>
          </table:table-cell>
          <table:table-cell table:formula="of:=POWER([.B121]-[.G121]; 2)" office:value-type="float" office:value="0.000000152118876623691" calcext:value-type="float">
            <text:p>1.52118876623691E-007</text:p>
          </table:table-cell>
          <table:table-cell table:formula="of:=POWER([.C121]-[.H121]; 2)" office:value-type="float" office:value="0.00000126366670724614" calcext:value-type="float">
            <text:p>1.26366670724614E-006</text:p>
          </table:table-cell>
          <table:table-cell table:number-columns-repeated="5"/>
        </table:table-row>
        <table:table-row table:style-name="ro1">
          <table:table-cell office:value-type="float" office:value="0.00293613" calcext:value-type="float">
            <text:p>0.00293613</text:p>
          </table:table-cell>
          <table:table-cell office:value-type="float" office:value="-0.00153162" calcext:value-type="float">
            <text:p>-0.00153162</text:p>
          </table:table-cell>
          <table:table-cell office:value-type="float" office:value="0.000995874" calcext:value-type="float">
            <text:p>0.00099587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2]-[.F122]; 2)" office:value-type="float" office:value="0.00000867127759943852" calcext:value-type="float">
            <text:p>8.67127759943852E-006</text:p>
          </table:table-cell>
          <table:table-cell table:formula="of:=POWER([.B122]-[.G122]; 2)" office:value-type="float" office:value="0.00000234831350812313" calcext:value-type="float">
            <text:p>2.34831350812313E-006</text:p>
          </table:table-cell>
          <table:table-cell table:formula="of:=POWER([.C122]-[.H122]; 2)" office:value-type="float" office:value="0.00000100758370240944" calcext:value-type="float">
            <text:p>1.00758370240944E-006</text:p>
          </table:table-cell>
          <table:table-cell table:number-columns-repeated="5"/>
        </table:table-row>
        <table:table-row table:style-name="ro1">
          <table:table-cell office:value-type="float" office:value="-0.000899832" calcext:value-type="float">
            <text:p>-0.000899832</text:p>
          </table:table-cell>
          <table:table-cell office:value-type="float" office:value="0.00109778" calcext:value-type="float">
            <text:p>0.00109778</text:p>
          </table:table-cell>
          <table:table-cell office:value-type="float" office:value="0.000303539" calcext:value-type="float">
            <text:p>0.00030353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3]-[.F123]; 2)" office:value-type="float" office:value="0.000000794342047805105" calcext:value-type="float">
            <text:p>7.94342047805105E-007</text:p>
          </table:table-cell>
          <table:table-cell table:formula="of:=POWER([.B123]-[.G123]; 2)" office:value-type="float" office:value="0.00000120336336533966" calcext:value-type="float">
            <text:p>1.20336336533966E-006</text:p>
          </table:table-cell>
          <table:table-cell table:formula="of:=POWER([.C123]-[.H123]; 2)" office:value-type="float" office:value="0.0000000970009089453161" calcext:value-type="float">
            <text:p>0.000000097</text:p>
          </table:table-cell>
          <table:table-cell table:number-columns-repeated="5"/>
        </table:table-row>
        <table:table-row table:style-name="ro1">
          <table:table-cell office:value-type="float" office:value="0.000302391" calcext:value-type="float">
            <text:p>0.000302391</text:p>
          </table:table-cell>
          <table:table-cell office:value-type="float" office:value="0.000556708" calcext:value-type="float">
            <text:p>0.000556708</text:p>
          </table:table-cell>
          <table:table-cell table:style-name="ce1" office:value-type="float" office:value="0.000023337" calcext:value-type="float">
            <text:p>2.33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4]-[.F124]; 2)" office:value-type="float" office:value="0.0000000966988037320271" calcext:value-type="float">
            <text:p>9.66988037320271E-008</text:p>
          </table:table-cell>
          <table:table-cell table:formula="of:=POWER([.B124]-[.G124]; 2)" office:value-type="float" office:value="0.000000309032815066075" calcext:value-type="float">
            <text:p>0.000000309</text:p>
          </table:table-cell>
          <table:table-cell table:formula="of:=POWER([.C124]-[.H124]; 2)" office:value-type="float" office:value="0.000000000976418084607774" calcext:value-type="float">
            <text:p>0.000000001</text:p>
          </table:table-cell>
          <table:table-cell table:number-columns-repeated="5"/>
        </table:table-row>
        <table:table-row table:style-name="ro1">
          <table:table-cell office:value-type="float" office:value="0.000491146" calcext:value-type="float">
            <text:p>0.000491146</text:p>
          </table:table-cell>
          <table:table-cell office:value-type="float" office:value="-0.000922633" calcext:value-type="float">
            <text:p>-0.000922633</text:p>
          </table:table-cell>
          <table:table-cell office:value-type="float" office:value="-0.000209478" calcext:value-type="float">
            <text:p>-0.00020947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5]-[.F125]; 2)" office:value-type="float" office:value="0.000000249719391419544" calcext:value-type="float">
            <text:p>2.49719391419544E-007</text:p>
          </table:table-cell>
          <table:table-cell table:formula="of:=POWER([.B125]-[.G125]; 2)" office:value-type="float" office:value="0.000000852729982892349" calcext:value-type="float">
            <text:p>8.52729982892349E-007</text:p>
          </table:table-cell>
          <table:table-cell table:formula="of:=POWER([.C125]-[.H125]; 2)" office:value-type="float" office:value="0.0000000406293807556127" calcext:value-type="float">
            <text:p>4.06293807556127E-008</text:p>
          </table:table-cell>
          <table:table-cell table:number-columns-repeated="5"/>
        </table:table-row>
        <table:table-row table:style-name="ro1">
          <table:table-cell office:value-type="float" office:value="-0.000133279" calcext:value-type="float">
            <text:p>-0.000133279</text:p>
          </table:table-cell>
          <table:table-cell office:value-type="float" office:value="-0.000437853" calcext:value-type="float">
            <text:p>-0.000437853</text:p>
          </table:table-cell>
          <table:table-cell table:style-name="ce1" office:value-type="float" office:value="-0.0000363785" calcext:value-type="float">
            <text:p>-3.64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6]-[.F126]; 2)" office:value-type="float" office:value="0.00000001555150846139" calcext:value-type="float">
            <text:p>1.555150846139E-008</text:p>
          </table:table-cell>
          <table:table-cell table:formula="of:=POWER([.B126]-[.G126]; 2)" office:value-type="float" office:value="0.000000192417156211644" calcext:value-type="float">
            <text:p>1.92417156211644E-007</text:p>
          </table:table-cell>
          <table:table-cell table:formula="of:=POWER([.C126]-[.H126]; 2)" office:value-type="float" office:value="0.00000000081041624785631" calcext:value-type="float">
            <text:p>8.1041624785631E-010</text:p>
          </table:table-cell>
          <table:table-cell table:number-columns-repeated="5"/>
        </table:table-row>
        <table:table-row table:style-name="ro1">
          <table:table-cell table:style-name="ce1" office:value-type="float" office:value="0.0000784341" calcext:value-type="float">
            <text:p>7.84E-005</text:p>
          </table:table-cell>
          <table:table-cell office:value-type="float" office:value="0.00102975" calcext:value-type="float">
            <text:p>0.00102975</text:p>
          </table:table-cell>
          <table:table-cell office:value-type="float" office:value="0.000126005" calcext:value-type="float">
            <text:p>0.000126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7]-[.F127]; 2)" office:value-type="float" office:value="0.00000000757028985328862" calcext:value-type="float">
            <text:p>7.57028985328862E-009</text:p>
          </table:table-cell>
          <table:table-cell table:formula="of:=POWER([.B127]-[.G127]; 2)" office:value-type="float" office:value="0.00000105873645628103" calcext:value-type="float">
            <text:p>1.05873645628103E-006</text:p>
          </table:table-cell>
          <table:table-cell table:formula="of:=POWER([.C127]-[.H127]; 2)" office:value-type="float" office:value="0.0000000179334118322019" calcext:value-type="float">
            <text:p>1.79334118322019E-008</text:p>
          </table:table-cell>
          <table:table-cell table:number-columns-repeated="5"/>
        </table:table-row>
        <table:table-row table:style-name="ro1">
          <table:table-cell office:value-type="float" office:value="0.000705014" calcext:value-type="float">
            <text:p>0.000705014</text:p>
          </table:table-cell>
          <table:table-cell office:value-type="float" office:value="0.000564087" calcext:value-type="float">
            <text:p>0.000564087</text:p>
          </table:table-cell>
          <table:table-cell table:style-name="ce1" office:value-type="float" office:value="-0.0000449587" calcext:value-type="float">
            <text:p>-4.50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8]-[.F128]; 2)" office:value-type="float" office:value="0.000000509206852752423" calcext:value-type="float">
            <text:p>5.09206852752423E-007</text:p>
          </table:table-cell>
          <table:table-cell table:formula="of:=POWER([.B128]-[.G128]; 2)" office:value-type="float" office:value="0.000000317291343165395" calcext:value-type="float">
            <text:p>3.17291343165395E-007</text:p>
          </table:table-cell>
          <table:table-cell table:formula="of:=POWER([.C128]-[.H128]; 2)" office:value-type="float" office:value="0.0000000013725550991767" calcext:value-type="float">
            <text:p>1.3725550991767E-009</text:p>
          </table:table-cell>
          <table:table-cell table:number-columns-repeated="5"/>
        </table:table-row>
        <table:table-row table:style-name="ro1">
          <table:table-cell office:value-type="float" office:value="-0.00128473" calcext:value-type="float">
            <text:p>-0.00128473</text:p>
          </table:table-cell>
          <table:table-cell office:value-type="float" office:value="-0.000720684" calcext:value-type="float">
            <text:p>-0.000720684</text:p>
          </table:table-cell>
          <table:table-cell office:value-type="float" office:value="0.000123483" calcext:value-type="float">
            <text:p>0.00012348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29]-[.F129]; 2)" office:value-type="float" office:value="0.00000162857589070859" calcext:value-type="float">
            <text:p>1.62857589070859E-006</text:p>
          </table:table-cell>
          <table:table-cell table:formula="of:=POWER([.B129]-[.G129]; 2)" office:value-type="float" office:value="0.000000520540316560651" calcext:value-type="float">
            <text:p>5.20540316560651E-007</text:p>
          </table:table-cell>
          <table:table-cell table:formula="of:=POWER([.C129]-[.H129]; 2)" office:value-type="float" office:value="0.0000000172643015795327" calcext:value-type="float">
            <text:p>1.72643015795327E-008</text:p>
          </table:table-cell>
          <table:table-cell table:number-columns-repeated="5"/>
        </table:table-row>
        <table:table-row table:style-name="ro1">
          <table:table-cell office:value-type="float" office:value="0.00035921" calcext:value-type="float">
            <text:p>0.00035921</text:p>
          </table:table-cell>
          <table:table-cell office:value-type="float" office:value="0.00162397" calcext:value-type="float">
            <text:p>0.00162397</text:p>
          </table:table-cell>
          <table:table-cell office:value-type="float" office:value="0.000158083" calcext:value-type="float">
            <text:p>0.00015808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0]-[.F130]; 2)" office:value-type="float" office:value="0.000000135264565052146" calcext:value-type="float">
            <text:p>1.35264565052146E-007</text:p>
          </table:table-cell>
          <table:table-cell table:formula="of:=POWER([.B130]-[.G130]; 2)" office:value-type="float" office:value="0.000002634678251987" calcext:value-type="float">
            <text:p>2.634678251987E-006</text:p>
          </table:table-cell>
          <table:table-cell table:formula="of:=POWER([.C130]-[.H130]; 2)" office:value-type="float" office:value="0.0000000275539048768985" calcext:value-type="float">
            <text:p>2.75539048768985E-008</text:p>
          </table:table-cell>
          <table:table-cell table:number-columns-repeated="5"/>
        </table:table-row>
        <table:table-row table:style-name="ro1">
          <table:table-cell office:value-type="float" office:value="0.00098038" calcext:value-type="float">
            <text:p>0.00098038</text:p>
          </table:table-cell>
          <table:table-cell office:value-type="float" office:value="-0.0017431" calcext:value-type="float">
            <text:p>-0.0017431</text:p>
          </table:table-cell>
          <table:table-cell office:value-type="float" office:value="-0.000404685" calcext:value-type="float">
            <text:p>-0.00040468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1]-[.F131]; 2)" office:value-type="float" office:value="0.000000978028654570052" calcext:value-type="float">
            <text:p>0.000000978</text:p>
          </table:table-cell>
          <table:table-cell table:formula="of:=POWER([.B131]-[.G131]; 2)" office:value-type="float" office:value="0.0000030411900000705" calcext:value-type="float">
            <text:p>3.0411900000705E-006</text:p>
          </table:table-cell>
          <table:table-cell table:formula="of:=POWER([.C131]-[.H131]; 2)" office:value-type="float" office:value="0.000000157429853656621" calcext:value-type="float">
            <text:p>1.57429853656621E-007</text:p>
          </table:table-cell>
          <table:table-cell table:number-columns-repeated="5"/>
        </table:table-row>
        <table:table-row table:style-name="ro1">
          <table:table-cell office:value-type="float" office:value="-0.000394102" calcext:value-type="float">
            <text:p>-0.000394102</text:p>
          </table:table-cell>
          <table:table-cell office:value-type="float" office:value="0.000936141" calcext:value-type="float">
            <text:p>0.000936141</text:p>
          </table:table-cell>
          <table:table-cell office:value-type="float" office:value="0.000194543" calcext:value-type="float">
            <text:p>0.00019454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2]-[.F132]; 2)" office:value-type="float" office:value="0.000000148632368782038" calcext:value-type="float">
            <text:p>1.48632368782038E-007</text:p>
          </table:table-cell>
          <table:table-cell table:formula="of:=POWER([.B132]-[.G132]; 2)" office:value-type="float" office:value="0.000000874861289827293" calcext:value-type="float">
            <text:p>8.74861289827293E-007</text:p>
          </table:table-cell>
          <table:table-cell table:formula="of:=POWER([.C132]-[.H132]; 2)" office:value-type="float" office:value="0.0000000409874962983424" calcext:value-type="float">
            <text:p>0.000000041</text:p>
          </table:table-cell>
          <table:table-cell table:number-columns-repeated="5"/>
        </table:table-row>
        <table:table-row table:style-name="ro1">
          <table:table-cell office:value-type="float" office:value="-0.00153427" calcext:value-type="float">
            <text:p>-0.00153427</text:p>
          </table:table-cell>
          <table:table-cell office:value-type="float" office:value="0.000820494" calcext:value-type="float">
            <text:p>0.000820494</text:p>
          </table:table-cell>
          <table:table-cell office:value-type="float" office:value="0.000375286" calcext:value-type="float">
            <text:p>0.00037528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3]-[.F133]; 2)" office:value-type="float" office:value="0.00000232775038183914" calcext:value-type="float">
            <text:p>2.32775038183914E-006</text:p>
          </table:table-cell>
          <table:table-cell table:formula="of:=POWER([.B133]-[.G133]; 2)" office:value-type="float" office:value="0.000000671896942206211" calcext:value-type="float">
            <text:p>6.71896942206211E-007</text:p>
          </table:table-cell>
          <table:table-cell table:formula="of:=POWER([.C133]-[.H133]; 2)" office:value-type="float" office:value="0.00000014683970266618" calcext:value-type="float">
            <text:p>1.4683970266618E-007</text:p>
          </table:table-cell>
          <table:table-cell table:number-columns-repeated="5"/>
        </table:table-row>
        <table:table-row table:style-name="ro1">
          <table:table-cell office:value-type="float" office:value="0.00132894" calcext:value-type="float">
            <text:p>0.00132894</text:p>
          </table:table-cell>
          <table:table-cell office:value-type="float" office:value="-0.000931838" calcext:value-type="float">
            <text:p>-0.000931838</text:p>
          </table:table-cell>
          <table:table-cell office:value-type="float" office:value="-0.000354967" calcext:value-type="float">
            <text:p>-0.00035496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4]-[.F134]; 2)" office:value-type="float" office:value="0.00000178894186147357" calcext:value-type="float">
            <text:p>1.78894186147357E-006</text:p>
          </table:table-cell>
          <table:table-cell table:formula="of:=POWER([.B134]-[.G134]; 2)" office:value-type="float" office:value="0.000000869815131174451" calcext:value-type="float">
            <text:p>8.69815131174451E-007</text:p>
          </table:table-cell>
          <table:table-cell table:formula="of:=POWER([.C134]-[.H134]; 2)" office:value-type="float" office:value="0.000000120448082818703" calcext:value-type="float">
            <text:p>1.20448082818703E-007</text:p>
          </table:table-cell>
          <table:table-cell table:number-columns-repeated="5"/>
        </table:table-row>
        <table:table-row table:style-name="ro1">
          <table:table-cell office:value-type="float" office:value="0.000249538" calcext:value-type="float">
            <text:p>0.000249538</text:p>
          </table:table-cell>
          <table:table-cell office:value-type="float" office:value="0.000236322" calcext:value-type="float">
            <text:p>0.000236322</text:p>
          </table:table-cell>
          <table:table-cell table:style-name="ce1" office:value-type="float" office:value="-0.0000109863" calcext:value-type="float">
            <text:p>-1.10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5]-[.F135]; 2)" office:value-type="float" office:value="0.000000066621449709722" calcext:value-type="float">
            <text:p>6.6621449709722E-008</text:p>
          </table:table-cell>
          <table:table-cell table:formula="of:=POWER([.B135]-[.G135]; 2)" office:value-type="float" office:value="0.0000000554702356724178" calcext:value-type="float">
            <text:p>5.54702356724178E-008</text:p>
          </table:table-cell>
          <table:table-cell table:formula="of:=POWER([.C135]-[.H135]; 2)" office:value-type="float" office:value="0.00000000000945938137299319" calcext:value-type="float">
            <text:p>9.45938137299319E-012</text:p>
          </table:table-cell>
          <table:table-cell table:number-columns-repeated="5"/>
        </table:table-row>
        <table:table-row table:style-name="ro1">
          <table:table-cell office:value-type="float" office:value="-0.000658774" calcext:value-type="float">
            <text:p>-0.000658774</text:p>
          </table:table-cell>
          <table:table-cell office:value-type="float" office:value="-0.00118697" calcext:value-type="float">
            <text:p>-0.00118697</text:p>
          </table:table-cell>
          <table:table-cell table:style-name="ce1" office:value-type="float" office:value="-0.0000473292" calcext:value-type="float">
            <text:p>-4.73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6]-[.F136]; 2)" office:value-type="float" office:value="0.000000422760933851029" calcext:value-type="float">
            <text:p>4.22760933851029E-007</text:p>
          </table:table-cell>
          <table:table-cell table:formula="of:=POWER([.B136]-[.G136]; 2)" office:value-type="float" office:value="0.00000141079947321676" calcext:value-type="float">
            <text:p>1.41079947321676E-006</text:p>
          </table:table-cell>
          <table:table-cell table:formula="of:=POWER([.C136]-[.H136]; 2)" office:value-type="float" office:value="0.00000000155381898830572" calcext:value-type="float">
            <text:p>1.55381898830572E-009</text:p>
          </table:table-cell>
          <table:table-cell table:number-columns-repeated="5"/>
        </table:table-row>
        <table:table-row table:style-name="ro1">
          <table:table-cell office:value-type="float" office:value="0.0015128" calcext:value-type="float">
            <text:p>0.0015128</text:p>
          </table:table-cell>
          <table:table-cell office:value-type="float" office:value="-0.000864818" calcext:value-type="float">
            <text:p>-0.000864818</text:p>
          </table:table-cell>
          <table:table-cell office:value-type="float" office:value="-0.000377394" calcext:value-type="float">
            <text:p>-0.00037739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7]-[.F137]; 2)" office:value-type="float" office:value="0.0000023145767563954" calcext:value-type="float">
            <text:p>2.3145767563954E-006</text:p>
          </table:table-cell>
          <table:table-cell table:formula="of:=POWER([.B137]-[.G137]; 2)" office:value-type="float" office:value="0.000000749295906828989" calcext:value-type="float">
            <text:p>7.49295906828989E-007</text:p>
          </table:table-cell>
          <table:table-cell table:formula="of:=POWER([.C137]-[.H137]; 2)" office:value-type="float" office:value="0.000000136517916909263" calcext:value-type="float">
            <text:p>1.36517916909263E-007</text:p>
          </table:table-cell>
          <table:table-cell table:number-columns-repeated="5"/>
        </table:table-row>
        <table:table-row table:style-name="ro1">
          <table:table-cell office:value-type="float" office:value="-0.00223705" calcext:value-type="float">
            <text:p>-0.00223705</text:p>
          </table:table-cell>
          <table:table-cell office:value-type="float" office:value="0.00316111" calcext:value-type="float">
            <text:p>0.00316111</text:p>
          </table:table-cell>
          <table:table-cell office:value-type="float" office:value="-0.000896999" calcext:value-type="float">
            <text:p>-0.0008969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8]-[.F138]; 2)" office:value-type="float" office:value="0.00000496610834613309" calcext:value-type="float">
            <text:p>4.96610834613309E-006</text:p>
          </table:table-cell>
          <table:table-cell table:formula="of:=POWER([.B138]-[.G138]; 2)" office:value-type="float" office:value="0.00000998755423991296" calcext:value-type="float">
            <text:p>9.98755423991296E-006</text:p>
          </table:table-cell>
          <table:table-cell table:formula="of:=POWER([.C138]-[.H138]; 2)" office:value-type="float" office:value="0.000000790478024279761" calcext:value-type="float">
            <text:p>7.90478024279761E-007</text:p>
          </table:table-cell>
          <table:table-cell table:number-columns-repeated="5"/>
        </table:table-row>
        <table:table-row table:style-name="ro1">
          <table:table-cell office:value-type="float" office:value="0.000205264" calcext:value-type="float">
            <text:p>0.000205264</text:p>
          </table:table-cell>
          <table:table-cell office:value-type="float" office:value="-0.00263298" calcext:value-type="float">
            <text:p>-0.00263298</text:p>
          </table:table-cell>
          <table:table-cell office:value-type="float" office:value="0.0013179" calcext:value-type="float">
            <text:p>0.001317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39]-[.F139]; 2)" office:value-type="float" office:value="0.0000000457263962745937" calcext:value-type="float">
            <text:p>4.57263962745937E-008</text:p>
          </table:table-cell>
          <table:table-cell table:formula="of:=POWER([.B139]-[.G139]; 2)" office:value-type="float" office:value="0.00000693680130219169" calcext:value-type="float">
            <text:p>6.93680130219169E-006</text:p>
          </table:table-cell>
          <table:table-cell table:formula="of:=POWER([.C139]-[.H139]; 2)" office:value-type="float" office:value="0.00000175777398377807" calcext:value-type="float">
            <text:p>1.75777398377807E-006</text:p>
          </table:table-cell>
          <table:table-cell table:number-columns-repeated="5"/>
        </table:table-row>
        <table:table-row table:style-name="ro1">
          <table:table-cell office:value-type="float" office:value="0.000396537" calcext:value-type="float">
            <text:p>0.000396537</text:p>
          </table:table-cell>
          <table:table-cell table:style-name="ce1" office:value-type="float" office:value="0.00000828049" calcext:value-type="float">
            <text:p>8.28E-006</text:p>
          </table:table-cell>
          <table:table-cell table:style-name="ce1" office:value-type="float" office:value="-0.0000671314" calcext:value-type="float">
            <text:p>-6.71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0]-[.F140]; 2)" office:value-type="float" office:value="0.000000164114365402536" calcext:value-type="float">
            <text:p>1.64114365402536E-007</text:p>
          </table:table-cell>
          <table:table-cell table:formula="of:=POWER([.B140]-[.G140]; 2)" office:value-type="float" office:value="0.0000000000559457632258295" calcext:value-type="float">
            <text:p>5.59457632258295E-011</text:p>
          </table:table-cell>
          <table:table-cell table:formula="of:=POWER([.C140]-[.H140]; 2)" office:value-type="float" office:value="0.00000000350709257956855" calcext:value-type="float">
            <text:p>3.50709257956855E-009</text:p>
          </table:table-cell>
          <table:table-cell table:number-columns-repeated="5"/>
        </table:table-row>
        <table:table-row table:style-name="ro1">
          <table:table-cell office:value-type="float" office:value="0.00120122" calcext:value-type="float">
            <text:p>0.00120122</text:p>
          </table:table-cell>
          <table:table-cell office:value-type="float" office:value="0.00125006" calcext:value-type="float">
            <text:p>0.00125006</text:p>
          </table:table-cell>
          <table:table-cell table:style-name="ce1" office:value-type="float" office:value="-0.0000374617" calcext:value-type="float">
            <text:p>-3.75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1]-[.F141]; 2)" office:value-type="float" office:value="0.0000014635998592943" calcext:value-type="float">
            <text:p>1.4635998592943E-006</text:p>
          </table:table-cell>
          <table:table-cell table:formula="of:=POWER([.B141]-[.G141]; 2)" office:value-type="float" office:value="0.00000156064854890652" calcext:value-type="float">
            <text:p>1.56064854890652E-006</text:p>
          </table:table-cell>
          <table:table-cell table:formula="of:=POWER([.C141]-[.H141]; 2)" office:value-type="float" office:value="0.000000000873262235265481" calcext:value-type="float">
            <text:p>8.73262235265481E-010</text:p>
          </table:table-cell>
          <table:table-cell table:number-columns-repeated="5"/>
        </table:table-row>
        <table:table-row table:style-name="ro1">
          <table:table-cell office:value-type="float" office:value="-0.000286986" calcext:value-type="float">
            <text:p>-0.000286986</text:p>
          </table:table-cell>
          <table:table-cell office:value-type="float" office:value="0.000369167" calcext:value-type="float">
            <text:p>0.000369167</text:p>
          </table:table-cell>
          <table:table-cell table:style-name="ce1" office:value-type="float" office:value="0.000099408" calcext:value-type="float">
            <text:p>9.94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2]-[.F142]; 2)" office:value-type="float" office:value="0.0000000775136244862766" calcext:value-type="float">
            <text:p>7.75136244862766E-008</text:p>
          </table:table-cell>
          <table:table-cell table:formula="of:=POWER([.B142]-[.G142]; 2)" office:value-type="float" office:value="0.000000135693657338378" calcext:value-type="float">
            <text:p>1.35693657338378E-007</text:p>
          </table:table-cell>
          <table:table-cell table:formula="of:=POWER([.C142]-[.H142]; 2)" office:value-type="float" office:value="0.0000000115173010662644" calcext:value-type="float">
            <text:p>1.15173010662644E-008</text:p>
          </table:table-cell>
          <table:table-cell table:number-columns-repeated="5"/>
        </table:table-row>
        <table:table-row table:style-name="ro1">
          <table:table-cell office:value-type="float" office:value="-0.000606541" calcext:value-type="float">
            <text:p>-0.000606541</text:p>
          </table:table-cell>
          <table:table-cell office:value-type="float" office:value="-0.000830578" calcext:value-type="float">
            <text:p>-0.000830578</text:p>
          </table:table-cell>
          <table:table-cell table:style-name="ce1" office:value-type="float" office:value="-0.0000081321" calcext:value-type="float">
            <text:p>-8.13E-00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3]-[.F143]; 2)" office:value-type="float" office:value="0.000000357565355133667" calcext:value-type="float">
            <text:p>3.57565355133667E-007</text:p>
          </table:table-cell>
          <table:table-cell table:formula="of:=POWER([.B143]-[.G143]; 2)" office:value-type="float" office:value="0.00000069119070900833" calcext:value-type="float">
            <text:p>6.9119070900833E-007</text:p>
          </table:table-cell>
          <table:table-cell table:formula="of:=POWER([.C143]-[.H143]; 2)" office:value-type="float" office:value="0.0000000000000490227121151675" calcext:value-type="float">
            <text:p>4.90227121151675E-014</text:p>
          </table:table-cell>
          <table:table-cell table:number-columns-repeated="5"/>
        </table:table-row>
        <table:table-row table:style-name="ro1">
          <table:table-cell office:value-type="float" office:value="-0.000110741" calcext:value-type="float">
            <text:p>-0.000110741</text:p>
          </table:table-cell>
          <table:table-cell office:value-type="float" office:value="-0.000542944" calcext:value-type="float">
            <text:p>-0.000542944</text:p>
          </table:table-cell>
          <table:table-cell table:style-name="ce1" office:value-type="float" office:value="-0.0000544114" calcext:value-type="float">
            <text:p>-5.44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4]-[.F144]; 2)" office:value-type="float" office:value="0.0000000104382363416868" calcext:value-type="float">
            <text:p>1.04382363416868E-008</text:p>
          </table:table-cell>
          <table:table-cell table:formula="of:=POWER([.B144]-[.G144]; 2)" office:value-type="float" office:value="0.000000295658407473991" calcext:value-type="float">
            <text:p>2.95658407473991E-007</text:p>
          </table:table-cell>
          <table:table-cell table:formula="of:=POWER([.C144]-[.H144]; 2)" office:value-type="float" office:value="0.00000000216231609855392" calcext:value-type="float">
            <text:p>2.16231609855392E-009</text:p>
          </table:table-cell>
          <table:table-cell table:number-columns-repeated="5"/>
        </table:table-row>
        <table:table-row table:style-name="ro1">
          <table:table-cell office:value-type="float" office:value="-0.00138099" calcext:value-type="float">
            <text:p>-0.00138099</text:p>
          </table:table-cell>
          <table:table-cell office:value-type="float" office:value="0.000525737" calcext:value-type="float">
            <text:p>0.000525737</text:p>
          </table:table-cell>
          <table:table-cell office:value-type="float" office:value="-0.0013985" calcext:value-type="float">
            <text:p>-0.001398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5]-[.F145]; 2)" office:value-type="float" office:value="0.00000188352756376026" calcext:value-type="float">
            <text:p>1.88352756376026E-006</text:p>
          </table:table-cell>
          <table:table-cell table:formula="of:=POWER([.B145]-[.G145]; 2)" office:value-type="float" office:value="0.000000275558014121654" calcext:value-type="float">
            <text:p>2.75558014121654E-007</text:p>
          </table:table-cell>
          <table:table-cell table:formula="of:=POWER([.C145]-[.H145]; 2)" office:value-type="float" office:value="0.00000193373863112129" calcext:value-type="float">
            <text:p>1.93373863112129E-006</text:p>
          </table:table-cell>
          <table:table-cell table:number-columns-repeated="5"/>
        </table:table-row>
        <table:table-row table:style-name="ro1">
          <table:table-cell office:value-type="float" office:value="0.00224165" calcext:value-type="float">
            <text:p>0.00224165</text:p>
          </table:table-cell>
          <table:table-cell office:value-type="float" office:value="0.00181443" calcext:value-type="float">
            <text:p>0.00181443</text:p>
          </table:table-cell>
          <table:table-cell office:value-type="float" office:value="0.00156498" calcext:value-type="float">
            <text:p>0.0015649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6]-[.F146]; 2)" office:value-type="float" office:value="0.00000506350495672219" calcext:value-type="float">
            <text:p>5.06350495672219E-006</text:p>
          </table:table-cell>
          <table:table-cell table:formula="of:=POWER([.B146]-[.G146]; 2)" office:value-type="float" office:value="0.00000328925087526958" calcext:value-type="float">
            <text:p>3.28925087526958E-006</text:p>
          </table:table-cell>
          <table:table-cell table:formula="of:=POWER([.C146]-[.H146]; 2)" office:value-type="float" office:value="0.00000247398512038689" calcext:value-type="float">
            <text:p>0.000002474</text:p>
          </table:table-cell>
          <table:table-cell table:number-columns-repeated="5"/>
        </table:table-row>
        <table:table-row table:style-name="ro1">
          <table:table-cell office:value-type="float" office:value="-0.00118937" calcext:value-type="float">
            <text:p>-0.00118937</text:p>
          </table:table-cell>
          <table:table-cell office:value-type="float" office:value="-0.00269466" calcext:value-type="float">
            <text:p>-0.00269466</text:p>
          </table:table-cell>
          <table:table-cell office:value-type="float" office:value="-0.000160163" calcext:value-type="float">
            <text:p>-0.00016016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7]-[.F147]; 2)" office:value-type="float" office:value="0.00000139428081689417" calcext:value-type="float">
            <text:p>1.39428081689417E-006</text:p>
          </table:table-cell>
          <table:table-cell table:formula="of:=POWER([.B147]-[.G147]; 2)" office:value-type="float" office:value="0.00000726550892407367" calcext:value-type="float">
            <text:p>7.26550892407367E-006</text:p>
          </table:table-cell>
          <table:table-cell table:formula="of:=POWER([.C147]-[.H147]; 2)" office:value-type="float" office:value="0.0000000231807661231444" calcext:value-type="float">
            <text:p>2.31807661231444E-008</text:p>
          </table:table-cell>
          <table:table-cell table:number-columns-repeated="5"/>
        </table:table-row>
        <table:table-row table:style-name="ro1">
          <table:table-cell office:value-type="float" office:value="0.000100055" calcext:value-type="float">
            <text:p>0.000100055</text:p>
          </table:table-cell>
          <table:table-cell office:value-type="float" office:value="0.000677399" calcext:value-type="float">
            <text:p>0.000677399</text:p>
          </table:table-cell>
          <table:table-cell table:style-name="ce1" office:value-type="float" office:value="0.0000745196" calcext:value-type="float">
            <text:p>7.45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8]-[.F148]; 2)" office:value-type="float" office:value="0.0000000118001103057418" calcext:value-type="float">
            <text:p>1.18001103057418E-008</text:p>
          </table:table-cell>
          <table:table-cell table:formula="of:=POWER([.B148]-[.G148]; 2)" office:value-type="float" office:value="0.00000045778512430925" calcext:value-type="float">
            <text:p>4.5778512430925E-007</text:p>
          </table:table-cell>
          <table:table-cell table:formula="of:=POWER([.C148]-[.H148]; 2)" office:value-type="float" office:value="0.00000000679475258885441" calcext:value-type="float">
            <text:p>6.79475258885441E-009</text:p>
          </table:table-cell>
          <table:table-cell table:number-columns-repeated="5"/>
        </table:table-row>
        <table:table-row table:style-name="ro1">
          <table:table-cell office:value-type="float" office:value="0.000523101" calcext:value-type="float">
            <text:p>0.000523101</text:p>
          </table:table-cell>
          <table:table-cell office:value-type="float" office:value="0.000249881" calcext:value-type="float">
            <text:p>0.000249881</text:p>
          </table:table-cell>
          <table:table-cell table:style-name="ce1" office:value-type="float" office:value="-0.0000562182" calcext:value-type="float">
            <text:p>-5.62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49]-[.F149]; 2)" office:value-type="float" office:value="0.000000282677574714992" calcext:value-type="float">
            <text:p>2.82677574714992E-007</text:p>
          </table:table-cell>
          <table:table-cell table:formula="of:=POWER([.B149]-[.G149]; 2)" office:value-type="float" office:value="0.0000000620409460563406" calcext:value-type="float">
            <text:p>0.000000062</text:p>
          </table:table-cell>
          <table:table-cell table:formula="of:=POWER([.C149]-[.H149]; 2)" office:value-type="float" office:value="0.00000000233361559309402" calcext:value-type="float">
            <text:p>2.33361559309402E-009</text:p>
          </table:table-cell>
          <table:table-cell table:number-columns-repeated="5"/>
        </table:table-row>
        <table:table-row table:style-name="ro1">
          <table:table-cell office:value-type="float" office:value="0.00097463" calcext:value-type="float">
            <text:p>0.00097463</text:p>
          </table:table-cell>
          <table:table-cell table:style-name="ce1" office:value-type="float" office:value="0.0000155898" calcext:value-type="float">
            <text:p>1.56E-005</text:p>
          </table:table-cell>
          <table:table-cell office:value-type="float" office:value="-0.000165509" calcext:value-type="float">
            <text:p>-0.00016550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0]-[.F150]; 2)" office:value-type="float" office:value="0.000000966688753974759" calcext:value-type="float">
            <text:p>9.66688753974759E-007</text:p>
          </table:table-cell>
          <table:table-cell table:formula="of:=POWER([.B150]-[.G150]; 2)" office:value-type="float" office:value="0.000000000218714522442836" calcext:value-type="float">
            <text:p>2.18714522442836E-010</text:p>
          </table:table-cell>
          <table:table-cell table:formula="of:=POWER([.C150]-[.H150]; 2)" office:value-type="float" office:value="0.0000000248372275454878" calcext:value-type="float">
            <text:p>2.48372275454878E-008</text:p>
          </table:table-cell>
          <table:table-cell table:number-columns-repeated="5"/>
        </table:table-row>
        <table:table-row table:style-name="ro1">
          <table:table-cell office:value-type="float" office:value="-0.00308475" calcext:value-type="float">
            <text:p>-0.00308475</text:p>
          </table:table-cell>
          <table:table-cell office:value-type="float" office:value="-0.000662434" calcext:value-type="float">
            <text:p>-0.000662434</text:p>
          </table:table-cell>
          <table:table-cell office:value-type="float" office:value="-0.00126591" calcext:value-type="float">
            <text:p>-0.0012659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1]-[.F151]; 2)" office:value-type="float" office:value="0.00000946286301189316" calcext:value-type="float">
            <text:p>9.46286301189316E-006</text:p>
          </table:table-cell>
          <table:table-cell table:formula="of:=POWER([.B151]-[.G151]; 2)" office:value-type="float" office:value="0.000000439880399866334" calcext:value-type="float">
            <text:p>4.39880399866334E-007</text:p>
          </table:table-cell>
          <table:table-cell table:formula="of:=POWER([.C151]-[.H151]; 2)" office:value-type="float" office:value="0.00000158256226580145" calcext:value-type="float">
            <text:p>1.58256226580145E-006</text:p>
          </table:table-cell>
          <table:table-cell table:number-columns-repeated="5"/>
        </table:table-row>
        <table:table-row table:style-name="ro1">
          <table:table-cell office:value-type="float" office:value="0.0014051" calcext:value-type="float">
            <text:p>0.0014051</text:p>
          </table:table-cell>
          <table:table-cell office:value-type="float" office:value="-0.000317726" calcext:value-type="float">
            <text:p>-0.000317726</text:p>
          </table:table-cell>
          <table:table-cell office:value-type="float" office:value="0.00142243" calcext:value-type="float">
            <text:p>0.0014224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2]-[.F152]; 2)" office:value-type="float" office:value="0.000001998472234854" calcext:value-type="float">
            <text:p>1.998472234854E-006</text:p>
          </table:table-cell>
          <table:table-cell table:formula="of:=POWER([.B152]-[.G152]; 2)" office:value-type="float" office:value="0.000000101459322287164" calcext:value-type="float">
            <text:p>1.01459322287164E-007</text:p>
          </table:table-cell>
          <table:table-cell table:formula="of:=POWER([.C152]-[.H152]; 2)" office:value-type="float" office:value="0.0000020458744873765" calcext:value-type="float">
            <text:p>2.0458744873765E-006</text:p>
          </table:table-cell>
          <table:table-cell table:number-columns-repeated="5"/>
        </table:table-row>
        <table:table-row table:style-name="ro1">
          <table:table-cell office:value-type="float" office:value="-0.000967858" calcext:value-type="float">
            <text:p>-0.000967858</text:p>
          </table:table-cell>
          <table:table-cell office:value-type="float" office:value="0.000982792" calcext:value-type="float">
            <text:p>0.000982792</text:p>
          </table:table-cell>
          <table:table-cell office:value-type="float" office:value="-0.00140851" calcext:value-type="float">
            <text:p>-0.0014085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3]-[.F153]; 2)" office:value-type="float" office:value="0.000000920227111414604" calcext:value-type="float">
            <text:p>9.20227111414604E-007</text:p>
          </table:table-cell>
          <table:table-cell table:formula="of:=POWER([.B153]-[.G153]; 2)" office:value-type="float" office:value="0.000000964306716973245" calcext:value-type="float">
            <text:p>9.64306716973245E-007</text:p>
          </table:table-cell>
          <table:table-cell table:formula="of:=POWER([.C153]-[.H153]; 2)" office:value-type="float" office:value="0.00000196167842922213" calcext:value-type="float">
            <text:p>1.96167842922213E-006</text:p>
          </table:table-cell>
          <table:table-cell table:number-columns-repeated="5"/>
        </table:table-row>
        <table:table-row table:style-name="ro1">
          <table:table-cell office:value-type="float" office:value="0.00211559" calcext:value-type="float">
            <text:p>0.00211559</text:p>
          </table:table-cell>
          <table:table-cell office:value-type="float" office:value="-0.000798818" calcext:value-type="float">
            <text:p>-0.000798818</text:p>
          </table:table-cell>
          <table:table-cell office:value-type="float" office:value="0.0012359" calcext:value-type="float">
            <text:p>0.001235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4]-[.F154]; 2)" office:value-type="float" office:value="0.00000451206977874087" calcext:value-type="float">
            <text:p>4.51206977874087E-006</text:p>
          </table:table-cell>
          <table:table-cell table:formula="of:=POWER([.B154]-[.G154]; 2)" office:value-type="float" office:value="0.000000639390225235428" calcext:value-type="float">
            <text:p>6.39390225235428E-007</text:p>
          </table:table-cell>
          <table:table-cell table:formula="of:=POWER([.C154]-[.H154]; 2)" office:value-type="float" office:value="0.00000154706503073806" calcext:value-type="float">
            <text:p>1.54706503073806E-006</text:p>
          </table:table-cell>
          <table:table-cell table:number-columns-repeated="5"/>
        </table:table-row>
        <table:table-row table:style-name="ro1">
          <table:table-cell office:value-type="float" office:value="0.000492995" calcext:value-type="float">
            <text:p>0.000492995</text:p>
          </table:table-cell>
          <table:table-cell office:value-type="float" office:value="0.00105163" calcext:value-type="float">
            <text:p>0.00105163</text:p>
          </table:table-cell>
          <table:table-cell table:style-name="ce1" office:value-type="float" office:value="0.000057611" calcext:value-type="float">
            <text:p>5.76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5]-[.F155]; 2)" office:value-type="float" office:value="0.000000251570772238665" calcext:value-type="float">
            <text:p>2.51570772238665E-007</text:p>
          </table:table-cell>
          <table:table-cell table:formula="of:=POWER([.B155]-[.G155]; 2)" office:value-type="float" office:value="0.00000110424200767516" calcext:value-type="float">
            <text:p>1.10424200767516E-006</text:p>
          </table:table-cell>
          <table:table-cell table:formula="of:=POWER([.C155]-[.H155]; 2)" office:value-type="float" office:value="0.0000000042930917645707" calcext:value-type="float">
            <text:p>4.2930917645707E-009</text:p>
          </table:table-cell>
          <table:table-cell table:number-columns-repeated="5"/>
        </table:table-row>
        <table:table-row table:style-name="ro1">
          <table:table-cell office:value-type="float" office:value="-0.000670526" calcext:value-type="float">
            <text:p>-0.000670526</text:p>
          </table:table-cell>
          <table:table-cell office:value-type="float" office:value="-0.00120106" calcext:value-type="float">
            <text:p>-0.00120106</text:p>
          </table:table-cell>
          <table:table-cell table:style-name="ce1" office:value-type="float" office:value="-0.0000473542" calcext:value-type="float">
            <text:p>-4.74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6]-[.F156]; 2)" office:value-type="float" office:value="0.000000438181360310876" calcext:value-type="float">
            <text:p>4.38181360310876E-007</text:p>
          </table:table-cell>
          <table:table-cell table:formula="of:=POWER([.B156]-[.G156]; 2)" office:value-type="float" office:value="0.00000144446938245939" calcext:value-type="float">
            <text:p>1.44446938245939E-006</text:p>
          </table:table-cell>
          <table:table-cell table:formula="of:=POWER([.C156]-[.H156]; 2)" office:value-type="float" office:value="0.00000000155579053884231" calcext:value-type="float">
            <text:p>1.55579053884231E-009</text:p>
          </table:table-cell>
          <table:table-cell table:number-columns-repeated="5"/>
        </table:table-row>
        <table:table-row table:style-name="ro1">
          <table:table-cell office:value-type="float" office:value="-0.000620265" calcext:value-type="float">
            <text:p>-0.000620265</text:p>
          </table:table-cell>
          <table:table-cell office:value-type="float" office:value="0.000298899" calcext:value-type="float">
            <text:p>0.000298899</text:p>
          </table:table-cell>
          <table:table-cell office:value-type="float" office:value="0.000147258" calcext:value-type="float">
            <text:p>0.00014725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7]-[.F157]; 2)" office:value-type="float" office:value="0.000000374166720392485" calcext:value-type="float">
            <text:p>3.74166720392485E-007</text:p>
          </table:table-cell>
          <table:table-cell table:formula="of:=POWER([.B157]-[.G157]; 2)" office:value-type="float" office:value="0.0000000888625368723229" calcext:value-type="float">
            <text:p>8.88625368723229E-008</text:p>
          </table:table-cell>
          <table:table-cell table:formula="of:=POWER([.C157]-[.H157]; 2)" office:value-type="float" office:value="0.00000002407732212924" calcext:value-type="float">
            <text:p>2.407732212924E-008</text:p>
          </table:table-cell>
          <table:table-cell table:number-columns-repeated="5"/>
        </table:table-row>
        <table:table-row table:style-name="ro1">
          <table:table-cell office:value-type="float" office:value="0.000154932" calcext:value-type="float">
            <text:p>0.000154932</text:p>
          </table:table-cell>
          <table:table-cell office:value-type="float" office:value="0.00166288" calcext:value-type="float">
            <text:p>0.00166288</text:p>
          </table:table-cell>
          <table:table-cell office:value-type="float" office:value="0.000198406" calcext:value-type="float">
            <text:p>0.00019840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8]-[.F158]; 2)" office:value-type="float" office:value="0.0000000267339872595899" calcext:value-type="float">
            <text:p>2.67339872595899E-008</text:p>
          </table:table-cell>
          <table:table-cell table:formula="of:=POWER([.B158]-[.G158]; 2)" office:value-type="float" office:value="0.00000276250726723479" calcext:value-type="float">
            <text:p>2.76250726723479E-006</text:p>
          </table:table-cell>
          <table:table-cell table:formula="of:=POWER([.C158]-[.H158]; 2)" office:value-type="float" office:value="0.0000000425665762706293" calcext:value-type="float">
            <text:p>4.25665762706293E-008</text:p>
          </table:table-cell>
          <table:table-cell table:number-columns-repeated="5"/>
        </table:table-row>
        <table:table-row table:style-name="ro1">
          <table:table-cell table:style-name="ce1" office:value-type="float" office:value="0.0000946043" calcext:value-type="float">
            <text:p>9.46E-005</text:p>
          </table:table-cell>
          <table:table-cell office:value-type="float" office:value="-0.00225661" calcext:value-type="float">
            <text:p>-0.00225661</text:p>
          </table:table-cell>
          <table:table-cell office:value-type="float" office:value="-0.000321772" calcext:value-type="float">
            <text:p>-0.00032177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59]-[.F159]; 2)" office:value-type="float" office:value="0.000000010645619748882" calcext:value-type="float">
            <text:p>1.0645619748882E-008</text:p>
          </table:table-cell>
          <table:table-cell table:formula="of:=POWER([.B159]-[.G159]; 2)" office:value-type="float" office:value="0.00000509590351973641" calcext:value-type="float">
            <text:p>5.09590351973641E-006</text:p>
          </table:table-cell>
          <table:table-cell table:formula="of:=POWER([.C159]-[.H159]; 2)" office:value-type="float" office:value="0.0000000985089223742253" calcext:value-type="float">
            <text:p>9.85089223742253E-008</text:p>
          </table:table-cell>
          <table:table-cell table:number-columns-repeated="5"/>
        </table:table-row>
        <table:table-row table:style-name="ro1">
          <table:table-cell table:style-name="ce1" office:value-type="float" office:value="-0.0000480147" calcext:value-type="float">
            <text:p>-4.80E-005</text:p>
          </table:table-cell>
          <table:table-cell office:value-type="float" office:value="0.000473293" calcext:value-type="float">
            <text:p>0.000473293</text:p>
          </table:table-cell>
          <table:table-cell table:style-name="ce1" office:value-type="float" office:value="0.0000723547" calcext:value-type="float">
            <text:p>7.24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0]-[.F160]; 2)" office:value-type="float" office:value="0.00000000155562303734332" calcext:value-type="float">
            <text:p>1.55562303734332E-009</text:p>
          </table:table-cell>
          <table:table-cell table:formula="of:=POWER([.B160]-[.G160]; 2)" office:value-type="float" office:value="0.000000223248879106937" calcext:value-type="float">
            <text:p>2.23248879106937E-007</text:p>
          </table:table-cell>
          <table:table-cell table:formula="of:=POWER([.C160]-[.H160]; 2)" office:value-type="float" office:value="0.00000000644253271439056" calcext:value-type="float">
            <text:p>6.44253271439056E-009</text:p>
          </table:table-cell>
          <table:table-cell table:number-columns-repeated="5"/>
        </table:table-row>
        <table:table-row table:style-name="ro1">
          <table:table-cell office:value-type="float" office:value="0.000132222" calcext:value-type="float">
            <text:p>0.000132222</text:p>
          </table:table-cell>
          <table:table-cell office:value-type="float" office:value="0.000937696" calcext:value-type="float">
            <text:p>0.000937696</text:p>
          </table:table-cell>
          <table:table-cell office:value-type="float" office:value="0.000104226" calcext:value-type="float">
            <text:p>0.00010422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1]-[.F161]; 2)" office:value-type="float" office:value="0.000000019823320059747" calcext:value-type="float">
            <text:p>1.9823320059747E-008</text:p>
          </table:table-cell>
          <table:table-cell table:formula="of:=POWER([.B161]-[.G161]; 2)" office:value-type="float" office:value="0.000000877772615874445" calcext:value-type="float">
            <text:p>8.77772615874445E-007</text:p>
          </table:table-cell>
          <table:table-cell table:formula="of:=POWER([.C161]-[.H161]; 2)" office:value-type="float" office:value="0.0000000125746370800536" calcext:value-type="float">
            <text:p>1.25746370800536E-008</text:p>
          </table:table-cell>
          <table:table-cell table:number-columns-repeated="5"/>
        </table:table-row>
        <table:table-row table:style-name="ro1">
          <table:table-cell office:value-type="float" office:value="-0.000353688" calcext:value-type="float">
            <text:p>-0.000353688</text:p>
          </table:table-cell>
          <table:table-cell office:value-type="float" office:value="-0.00122773" calcext:value-type="float">
            <text:p>-0.00122773</text:p>
          </table:table-cell>
          <table:table-cell office:value-type="float" office:value="-0.000105415" calcext:value-type="float">
            <text:p>-0.00010541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2]-[.F162]; 2)" office:value-type="float" office:value="0.000000119104147435631" calcext:value-type="float">
            <text:p>1.19104147435631E-007</text:p>
          </table:table-cell>
          <table:table-cell table:formula="of:=POWER([.B162]-[.G162]; 2)" office:value-type="float" office:value="0.00000150928792642878" calcext:value-type="float">
            <text:p>1.50928792642878E-006</text:p>
          </table:table-cell>
          <table:table-cell table:formula="of:=POWER([.C162]-[.H162]; 2)" office:value-type="float" office:value="0.00000000950709061126533" calcext:value-type="float">
            <text:p>9.50709061126533E-009</text:p>
          </table:table-cell>
          <table:table-cell table:number-columns-repeated="5"/>
        </table:table-row>
        <table:table-row table:style-name="ro1">
          <table:table-cell office:value-type="float" office:value="-0.00018218" calcext:value-type="float">
            <text:p>-0.00018218</text:p>
          </table:table-cell>
          <table:table-cell office:value-type="float" office:value="0.000963369" calcext:value-type="float">
            <text:p>0.000963369</text:p>
          </table:table-cell>
          <table:table-cell office:value-type="float" office:value="0.000161843" calcext:value-type="float">
            <text:p>0.00016184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3]-[.F163]; 2)" office:value-type="float" office:value="0.0000000301392818981452" calcext:value-type="float">
            <text:p>3.01392818981452E-008</text:p>
          </table:table-cell>
          <table:table-cell table:formula="of:=POWER([.B163]-[.G163]; 2)" office:value-type="float" office:value="0.00000092653753974515" calcext:value-type="float">
            <text:p>9.2653753974515E-007</text:p>
          </table:table-cell>
          <table:table-cell table:formula="of:=POWER([.C163]-[.H163]; 2)" office:value-type="float" office:value="0.0000000288163150201961" calcext:value-type="float">
            <text:p>2.88163150201961E-008</text:p>
          </table:table-cell>
          <table:table-cell table:number-columns-repeated="5"/>
        </table:table-row>
        <table:table-row table:style-name="ro1">
          <table:table-cell table:style-name="ce1" office:value-type="float" office:value="0.0000990014" calcext:value-type="float">
            <text:p>9.90E-005</text:p>
          </table:table-cell>
          <table:table-cell office:value-type="float" office:value="-0.000632248" calcext:value-type="float">
            <text:p>-0.000632248</text:p>
          </table:table-cell>
          <table:table-cell office:value-type="float" office:value="-0.000102677" calcext:value-type="float">
            <text:p>-0.00010267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4]-[.F164]; 2)" office:value-type="float" office:value="0.0000000115723187983192" calcext:value-type="float">
            <text:p>1.15723187983192E-008</text:p>
          </table:table-cell>
          <table:table-cell table:formula="of:=POWER([.B164]-[.G164]; 2)" office:value-type="float" office:value="0.000000400750783119679" calcext:value-type="float">
            <text:p>4.00750783119679E-007</text:p>
          </table:table-cell>
          <table:table-cell table:formula="of:=POWER([.C164]-[.H164]; 2)" office:value-type="float" office:value="0.00000000898065364969851" calcext:value-type="float">
            <text:p>0.000000009</text:p>
          </table:table-cell>
          <table:table-cell table:number-columns-repeated="5"/>
        </table:table-row>
        <table:table-row table:style-name="ro1">
          <table:table-cell office:value-type="float" office:value="0.000744936" calcext:value-type="float">
            <text:p>0.000744936</text:p>
          </table:table-cell>
          <table:table-cell office:value-type="float" office:value="0.000772553" calcext:value-type="float">
            <text:p>0.000772553</text:p>
          </table:table-cell>
          <table:table-cell table:style-name="ce1" office:value-type="float" office:value="-0.0000235977" calcext:value-type="float">
            <text:p>-2.36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5]-[.F165]; 2)" office:value-type="float" office:value="0.000000567776284226384" calcext:value-type="float">
            <text:p>5.67776284226384E-007</text:p>
          </table:table-cell>
          <table:table-cell table:formula="of:=POWER([.B165]-[.G165]; 2)" office:value-type="float" office:value="0.000000595601458280134" calcext:value-type="float">
            <text:p>5.95601458280134E-007</text:p>
          </table:table-cell>
          <table:table-cell table:formula="of:=POWER([.C165]-[.H165]; 2)" office:value-type="float" office:value="0.0000000002460823056967" calcext:value-type="float">
            <text:p>2.460823056967E-010</text:p>
          </table:table-cell>
          <table:table-cell table:number-columns-repeated="5"/>
        </table:table-row>
        <table:table-row table:style-name="ro1">
          <table:table-cell office:value-type="float" office:value="-0.00117027" calcext:value-type="float">
            <text:p>-0.00117027</text:p>
          </table:table-cell>
          <table:table-cell office:value-type="float" office:value="0.0011015" calcext:value-type="float">
            <text:p>0.0011015</text:p>
          </table:table-cell>
          <table:table-cell office:value-type="float" office:value="-0.00135983" calcext:value-type="float">
            <text:p>-0.0013598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6]-[.F166]; 2)" office:value-type="float" office:value="0.0000013495391934368" calcext:value-type="float">
            <text:p>1.3495391934368E-006</text:p>
          </table:table-cell>
          <table:table-cell table:formula="of:=POWER([.B166]-[.G166]; 2)" office:value-type="float" office:value="0.00000121153872898803" calcext:value-type="float">
            <text:p>1.21153872898803E-006</text:p>
          </table:table-cell>
          <table:table-cell table:formula="of:=POWER([.C166]-[.H166]; 2)" office:value-type="float" office:value="0.00000182768582272929" calcext:value-type="float">
            <text:p>1.82768582272929E-006</text:p>
          </table:table-cell>
          <table:table-cell table:number-columns-repeated="5"/>
        </table:table-row>
        <table:table-row table:style-name="ro1">
          <table:table-cell office:value-type="float" office:value="0.000997768" calcext:value-type="float">
            <text:p>0.000997768</text:p>
          </table:table-cell>
          <table:table-cell office:value-type="float" office:value="-0.000940586" calcext:value-type="float">
            <text:p>-0.000940586</text:p>
          </table:table-cell>
          <table:table-cell office:value-type="float" office:value="0.00140865" calcext:value-type="float">
            <text:p>0.0014086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7]-[.F167]; 2)" office:value-type="float" office:value="0.00000101272283751422" calcext:value-type="float">
            <text:p>1.01272283751422E-006</text:p>
          </table:table-cell>
          <table:table-cell table:formula="of:=POWER([.B167]-[.G167]; 2)" office:value-type="float" office:value="0.000000886209107122397" calcext:value-type="float">
            <text:p>8.86209107122397E-007</text:p>
          </table:table-cell>
          <table:table-cell table:formula="of:=POWER([.C167]-[.H167]; 2)" office:value-type="float" office:value="0.00000200664418638026" calcext:value-type="float">
            <text:p>2.00664418638026E-006</text:p>
          </table:table-cell>
          <table:table-cell table:number-columns-repeated="5"/>
        </table:table-row>
        <table:table-row table:style-name="ro1">
          <table:table-cell office:value-type="float" office:value="0.000187273" calcext:value-type="float">
            <text:p>0.000187273</text:p>
          </table:table-cell>
          <table:table-cell office:value-type="float" office:value="-0.00180952" calcext:value-type="float">
            <text:p>-0.00180952</text:p>
          </table:table-cell>
          <table:table-cell office:value-type="float" office:value="-0.000277288" calcext:value-type="float">
            <text:p>-0.00027728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8]-[.F168]; 2)" office:value-type="float" office:value="0.0000000383557781723918" calcext:value-type="float">
            <text:p>3.83557781723918E-008</text:p>
          </table:table-cell>
          <table:table-cell table:formula="of:=POWER([.B168]-[.G168]; 2)" office:value-type="float" office:value="0.00000327726139873602" calcext:value-type="float">
            <text:p>3.27726139873602E-006</text:p>
          </table:table-cell>
          <table:table-cell table:formula="of:=POWER([.C168]-[.H168]; 2)" office:value-type="float" office:value="0.0000000725641355370468" calcext:value-type="float">
            <text:p>7.25641355370468E-008</text:p>
          </table:table-cell>
          <table:table-cell table:number-columns-repeated="5"/>
        </table:table-row>
        <table:table-row table:style-name="ro1">
          <table:table-cell office:value-type="float" office:value="0.000112831" calcext:value-type="float">
            <text:p>0.000112831</text:p>
          </table:table-cell>
          <table:table-cell office:value-type="float" office:value="0.00100706" calcext:value-type="float">
            <text:p>0.00100706</text:p>
          </table:table-cell>
          <table:table-cell office:value-type="float" office:value="0.000116996" calcext:value-type="float">
            <text:p>0.00011699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69]-[.F169]; 2)" office:value-type="float" office:value="0.0000000147390071261696" calcext:value-type="float">
            <text:p>1.47390071261696E-008</text:p>
          </table:table-cell>
          <table:table-cell table:formula="of:=POWER([.B169]-[.G169]; 2)" office:value-type="float" office:value="0.00000101255757768281" calcext:value-type="float">
            <text:p>1.01255757768281E-006</text:p>
          </table:table-cell>
          <table:table-cell table:formula="of:=POWER([.C169]-[.H169]; 2)" office:value-type="float" office:value="0.0000000156016810239658" calcext:value-type="float">
            <text:p>1.56016810239658E-008</text:p>
          </table:table-cell>
          <table:table-cell table:number-columns-repeated="5"/>
        </table:table-row>
        <table:table-row table:style-name="ro1">
          <table:table-cell office:value-type="float" office:value="-0.0173386" calcext:value-type="float">
            <text:p>-0.0173386</text:p>
          </table:table-cell>
          <table:table-cell office:value-type="float" office:value="0.840556" calcext:value-type="float">
            <text:p>0.840556</text:p>
          </table:table-cell>
          <table:table-cell office:value-type="float" office:value="0.000255012" calcext:value-type="float">
            <text:p>0.00025501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0]-[.F170]; 2)" office:value-type="float" office:value="0.000300329824984813" calcext:value-type="float">
            <text:p>0.0003003298</text:p>
          </table:table-cell>
          <table:table-cell table:formula="of:=POWER([.B170]-[.G170]; 2)" office:value-type="float" office:value="0.706533042902234" calcext:value-type="float">
            <text:p>0.7065330429</text:p>
          </table:table-cell>
          <table:table-cell table:formula="of:=POWER([.C170]-[.H170]; 2)" office:value-type="float" office:value="0.0000000691283405320712" calcext:value-type="float">
            <text:p>6.91283405320712E-008</text:p>
          </table:table-cell>
          <table:table-cell table:number-columns-repeated="5"/>
        </table:table-row>
        <table:table-row table:style-name="ro1">
          <table:table-cell office:value-type="float" office:value="0.0165925" calcext:value-type="float">
            <text:p>0.0165925</text:p>
          </table:table-cell>
          <table:table-cell office:value-type="float" office:value="-0.840531" calcext:value-type="float">
            <text:p>-0.840531</text:p>
          </table:table-cell>
          <table:table-cell table:style-name="ce1" office:value-type="float" office:value="-0.0000557726" calcext:value-type="float">
            <text:p>-5.58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1]-[.F171]; 2)" office:value-type="float" office:value="0.000275595635131454" calcext:value-type="float">
            <text:p>0.0002755956</text:p>
          </table:table-cell>
          <table:table-cell table:formula="of:=POWER([.B171]-[.G171]; 2)" office:value-type="float" office:value="0.706493708156009" calcext:value-type="float">
            <text:p>0.7064937082</text:p>
          </table:table-cell>
          <table:table-cell table:formula="of:=POWER([.C171]-[.H171]; 2)" office:value-type="float" office:value="0.00000000229076249888992" calcext:value-type="float">
            <text:p>2.29076249888992E-009</text:p>
          </table:table-cell>
          <table:table-cell table:number-columns-repeated="5"/>
        </table:table-row>
        <table:table-row table:style-name="ro1">
          <table:table-cell office:value-type="float" office:value="-0.000938058" calcext:value-type="float">
            <text:p>-0.000938058</text:p>
          </table:table-cell>
          <table:table-cell office:value-type="float" office:value="0.000326528" calcext:value-type="float">
            <text:p>0.000326528</text:p>
          </table:table-cell>
          <table:table-cell office:value-type="float" office:value="0.000205605" calcext:value-type="float">
            <text:p>0.0002056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2]-[.F172]; 2)" office:value-type="float" office:value="0.000000863941784047599" calcext:value-type="float">
            <text:p>8.63941784047599E-007</text:p>
          </table:table-cell>
          <table:table-cell table:formula="of:=POWER([.B172]-[.G172]; 2)" office:value-type="float" office:value="0.000000106098208851618" calcext:value-type="float">
            <text:p>1.06098208851618E-007</text:p>
          </table:table-cell>
          <table:table-cell table:formula="of:=POWER([.C172]-[.H172]; 2)" office:value-type="float" office:value="0.0000000455889495637141" calcext:value-type="float">
            <text:p>4.55889495637141E-008</text:p>
          </table:table-cell>
          <table:table-cell table:number-columns-repeated="5"/>
        </table:table-row>
        <table:table-row table:style-name="ro1">
          <table:table-cell office:value-type="float" office:value="0.000510494" calcext:value-type="float">
            <text:p>0.000510494</text:p>
          </table:table-cell>
          <table:table-cell office:value-type="float" office:value="-0.000610336" calcext:value-type="float">
            <text:p>-0.000610336</text:p>
          </table:table-cell>
          <table:table-cell office:value-type="float" office:value="-0.000170497" calcext:value-type="float">
            <text:p>-0.00017049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3]-[.F173]; 2)" office:value-type="float" office:value="0.000000269430875045235" calcext:value-type="float">
            <text:p>2.69430875045235E-007</text:p>
          </table:table-cell>
          <table:table-cell table:formula="of:=POWER([.B173]-[.G173]; 2)" office:value-type="float" office:value="0.000000373488188254617" calcext:value-type="float">
            <text:p>3.73488188254617E-007</text:p>
          </table:table-cell>
          <table:table-cell table:formula="of:=POWER([.C173]-[.H173]; 2)" office:value-type="float" office:value="0.0000000264343084373473" calcext:value-type="float">
            <text:p>2.64343084373473E-008</text:p>
          </table:table-cell>
          <table:table-cell table:number-columns-repeated="5"/>
        </table:table-row>
        <table:table-row table:style-name="ro1">
          <table:table-cell office:value-type="float" office:value="0.00058223" calcext:value-type="float">
            <text:p>0.00058223</text:p>
          </table:table-cell>
          <table:table-cell office:value-type="float" office:value="-0.000192901" calcext:value-type="float">
            <text:p>-0.000192901</text:p>
          </table:table-cell>
          <table:table-cell office:value-type="float" office:value="-0.000126365" calcext:value-type="float">
            <text:p>-0.00012636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4]-[.F174]; 2)" office:value-type="float" office:value="0.000000349048554219481" calcext:value-type="float">
            <text:p>0.000000349</text:p>
          </table:table-cell>
          <table:table-cell table:formula="of:=POWER([.B174]-[.G174]; 2)" office:value-type="float" office:value="0.0000000375203873043422" calcext:value-type="float">
            <text:p>3.75203873043422E-008</text:p>
          </table:table-cell>
          <table:table-cell table:formula="of:=POWER([.C174]-[.H174]; 2)" office:value-type="float" office:value="0.0000000140314237309239" calcext:value-type="float">
            <text:p>0.000000014</text:p>
          </table:table-cell>
          <table:table-cell table:number-columns-repeated="5"/>
        </table:table-row>
        <table:table-row table:style-name="ro1">
          <table:table-cell table:style-name="ce1" office:value-type="float" office:value="-0.0000306413" calcext:value-type="float">
            <text:p>-3.06E-005</text:p>
          </table:table-cell>
          <table:table-cell office:value-type="float" office:value="0.00186391" calcext:value-type="float">
            <text:p>0.00186391</text:p>
          </table:table-cell>
          <table:table-cell office:value-type="float" office:value="0.000257799" calcext:value-type="float">
            <text:p>0.0002577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5]-[.F175]; 2)" office:value-type="float" office:value="0.000000000486996066379476" calcext:value-type="float">
            <text:p>4.86996066379476E-010</text:p>
          </table:table-cell>
          <table:table-cell table:formula="of:=POWER([.B175]-[.G175]; 2)" office:value-type="float" office:value="0.00000347117589130641" calcext:value-type="float">
            <text:p>3.47117589130641E-006</text:p>
          </table:table-cell>
          <table:table-cell table:formula="of:=POWER([.C175]-[.H175]; 2)" office:value-type="float" office:value="0.0000000706016389710527" calcext:value-type="float">
            <text:p>7.06016389710527E-008</text:p>
          </table:table-cell>
          <table:table-cell table:number-columns-repeated="5"/>
        </table:table-row>
        <table:table-row table:style-name="ro1">
          <table:table-cell office:value-type="float" office:value="-0.000285224" calcext:value-type="float">
            <text:p>-0.000285224</text:p>
          </table:table-cell>
          <table:table-cell office:value-type="float" office:value="-0.00185305" calcext:value-type="float">
            <text:p>-0.00185305</text:p>
          </table:table-cell>
          <table:table-cell office:value-type="float" office:value="-0.00020201" calcext:value-type="float">
            <text:p>-0.0002020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6]-[.F176]; 2)" office:value-type="float" office:value="0.0000000765356028199993" calcext:value-type="float">
            <text:p>7.65356028199993E-008</text:p>
          </table:table-cell>
          <table:table-cell table:formula="of:=POWER([.B176]-[.G176]; 2)" office:value-type="float" office:value="0.00000343676278847978" calcext:value-type="float">
            <text:p>3.43676278847978E-006</text:p>
          </table:table-cell>
          <table:table-cell table:formula="of:=POWER([.C176]-[.H176]; 2)" office:value-type="float" office:value="0.0000000376745424265239" calcext:value-type="float">
            <text:p>3.76745424265239E-008</text:p>
          </table:table-cell>
          <table:table-cell table:number-columns-repeated="5"/>
        </table:table-row>
        <table:table-row table:style-name="ro1">
          <table:table-cell office:value-type="float" office:value="-0.000506728" calcext:value-type="float">
            <text:p>-0.000506728</text:p>
          </table:table-cell>
          <table:table-cell office:value-type="float" office:value="0.00389897" calcext:value-type="float">
            <text:p>0.00389897</text:p>
          </table:table-cell>
          <table:table-cell office:value-type="float" office:value="-0.00109922" calcext:value-type="float">
            <text:p>-0.0010992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7]-[.F177]; 2)" office:value-type="float" office:value="0.000000248158092544571" calcext:value-type="float">
            <text:p>2.48158092544571E-007</text:p>
          </table:table-cell>
          <table:table-cell table:formula="of:=POWER([.B177]-[.G177]; 2)" office:value-type="float" office:value="0.0000151957231122089" calcext:value-type="float">
            <text:p>1.51957231122089E-005</text:p>
          </table:table-cell>
          <table:table-cell table:formula="of:=POWER([.C177]-[.H177]; 2)" office:value-type="float" office:value="0.00000119095601168971" calcext:value-type="float">
            <text:p>0.000001191</text:p>
          </table:table-cell>
          <table:table-cell table:number-columns-repeated="5"/>
        </table:table-row>
        <table:table-row table:style-name="ro1">
          <table:table-cell office:value-type="float" office:value="-0.000114932" calcext:value-type="float">
            <text:p>-0.000114932</text:p>
          </table:table-cell>
          <table:table-cell office:value-type="float" office:value="-0.00489626" calcext:value-type="float">
            <text:p>-0.00489626</text:p>
          </table:table-cell>
          <table:table-cell office:value-type="float" office:value="0.00106936" calcext:value-type="float">
            <text:p>0.0010693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8]-[.F178]; 2)" office:value-type="float" office:value="0.0000000113121703781874" calcext:value-type="float">
            <text:p>1.13121703781874E-008</text:p>
          </table:table-cell>
          <table:table-cell table:formula="of:=POWER([.B178]-[.G178]; 2)" office:value-type="float" office:value="0.0000239812044784189" calcext:value-type="float">
            <text:p>2.39812044784189E-005</text:p>
          </table:table-cell>
          <table:table-cell table:formula="of:=POWER([.C178]-[.H178]; 2)" office:value-type="float" office:value="0.00000116051213795658" calcext:value-type="float">
            <text:p>1.16051213795658E-006</text:p>
          </table:table-cell>
          <table:table-cell table:number-columns-repeated="5"/>
        </table:table-row>
        <table:table-row table:style-name="ro1">
          <table:table-cell office:value-type="float" office:value="0.00108393" calcext:value-type="float">
            <text:p>0.00108393</text:p>
          </table:table-cell>
          <table:table-cell office:value-type="float" office:value="0.00230104" calcext:value-type="float">
            <text:p>0.00230104</text:p>
          </table:table-cell>
          <table:table-cell office:value-type="float" office:value="0.000125176" calcext:value-type="float">
            <text:p>0.00012517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79]-[.F179]; 2)" office:value-type="float" office:value="0.00000119356348811658" calcext:value-type="float">
            <text:p>1.19356348811658E-006</text:p>
          </table:table-cell>
          <table:table-cell table:formula="of:=POWER([.B179]-[.G179]; 2)" office:value-type="float" office:value="0.00000529110037744105" calcext:value-type="float">
            <text:p>5.29110037744105E-006</text:p>
          </table:table-cell>
          <table:table-cell table:formula="of:=POWER([.C179]-[.H179]; 2)" office:value-type="float" office:value="0.0000000177120668603951" calcext:value-type="float">
            <text:p>1.77120668603951E-008</text:p>
          </table:table-cell>
          <table:table-cell table:number-columns-repeated="5"/>
        </table:table-row>
        <table:table-row table:style-name="ro1">
          <table:table-cell office:value-type="float" office:value="-0.0018242" calcext:value-type="float">
            <text:p>-0.0018242</text:p>
          </table:table-cell>
          <table:table-cell office:value-type="float" office:value="-0.00177958" calcext:value-type="float">
            <text:p>-0.00177958</text:p>
          </table:table-cell>
          <table:table-cell table:style-name="ce1" office:value-type="float" office:value="0.000072951" calcext:value-type="float">
            <text:p>7.30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0]-[.F180]; 2)" office:value-type="float" office:value="0.0000032965002678751" calcext:value-type="float">
            <text:p>3.2965002678751E-006</text:p>
          </table:table-cell>
          <table:table-cell table:formula="of:=POWER([.B180]-[.G180]; 2)" office:value-type="float" office:value="0.00000316975579283494" calcext:value-type="float">
            <text:p>3.16975579283494E-006</text:p>
          </table:table-cell>
          <table:table-cell table:formula="of:=POWER([.C180]-[.H180]; 2)" office:value-type="float" office:value="0.00000000653861279132192" calcext:value-type="float">
            <text:p>6.53861279132192E-009</text:p>
          </table:table-cell>
          <table:table-cell table:number-columns-repeated="5"/>
        </table:table-row>
        <table:table-row table:style-name="ro1">
          <table:table-cell office:value-type="float" office:value="0.00246772" calcext:value-type="float">
            <text:p>0.00246772</text:p>
          </table:table-cell>
          <table:table-cell office:value-type="float" office:value="0.00129285" calcext:value-type="float">
            <text:p>0.00129285</text:p>
          </table:table-cell>
          <table:table-cell office:value-type="float" office:value="-0.000249548" calcext:value-type="float">
            <text:p>-0.00024954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1]-[.F181]; 2)" office:value-type="float" office:value="0.0000061320285701966" calcext:value-type="float">
            <text:p>0.000006132</text:p>
          </table:table-cell>
          <table:table-cell table:formula="of:=POWER([.B181]-[.G181]; 2)" office:value-type="float" office:value="0.00000166939113534669" calcext:value-type="float">
            <text:p>1.66939113534669E-006</text:p>
          </table:table-cell>
          <table:table-cell table:formula="of:=POWER([.C181]-[.H181]; 2)" office:value-type="float" office:value="0.0000000583885899376517" calcext:value-type="float">
            <text:p>5.83885899376517E-008</text:p>
          </table:table-cell>
          <table:table-cell table:number-columns-repeated="5"/>
        </table:table-row>
        <table:table-row table:style-name="ro1">
          <table:table-cell office:value-type="float" office:value="-0.00135338" calcext:value-type="float">
            <text:p>-0.00135338</text:p>
          </table:table-cell>
          <table:table-cell office:value-type="float" office:value="0.000371943" calcext:value-type="float">
            <text:p>0.000371943</text:p>
          </table:table-cell>
          <table:table-cell office:value-type="float" office:value="0.000283235" calcext:value-type="float">
            <text:p>0.00028323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2]-[.F182]; 2)" office:value-type="float" office:value="0.00000180850502638392" calcext:value-type="float">
            <text:p>1.80850502638392E-006</text:p>
          </table:table-cell>
          <table:table-cell table:formula="of:=POWER([.B182]-[.G182]; 2)" office:value-type="float" office:value="0.000000137746532657049" calcext:value-type="float">
            <text:p>1.37746532657049E-007</text:p>
          </table:table-cell>
          <table:table-cell table:formula="of:=POWER([.C182]-[.H182]; 2)" office:value-type="float" office:value="0.0000000847658123795092" calcext:value-type="float">
            <text:p>8.47658123795092E-008</text:p>
          </table:table-cell>
          <table:table-cell table:number-columns-repeated="5"/>
        </table:table-row>
        <table:table-row table:style-name="ro1">
          <table:table-cell office:value-type="float" office:value="0.000276493" calcext:value-type="float">
            <text:p>0.000276493</text:p>
          </table:table-cell>
          <table:table-cell office:value-type="float" office:value="0.00150757" calcext:value-type="float">
            <text:p>0.00150757</text:p>
          </table:table-cell>
          <table:table-cell office:value-type="float" office:value="0.000156607" calcext:value-type="float">
            <text:p>0.00015660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3]-[.F183]; 2)" office:value-type="float" office:value="0.0000000812628025988289" calcext:value-type="float">
            <text:p>8.12628025988289E-008</text:p>
          </table:table-cell>
          <table:table-cell table:formula="of:=POWER([.B183]-[.G183]; 2)" office:value-type="float" office:value="0.00000227035342221564" calcext:value-type="float">
            <text:p>2.27035342221564E-006</text:p>
          </table:table-cell>
          <table:table-cell table:formula="of:=POWER([.C183]-[.H183]; 2)" office:value-type="float" office:value="0.0000000270660700821785" calcext:value-type="float">
            <text:p>2.70660700821785E-008</text:p>
          </table:table-cell>
          <table:table-cell table:number-columns-repeated="5"/>
        </table:table-row>
        <table:table-row table:style-name="ro1">
          <table:table-cell office:value-type="float" office:value="0.000727351" calcext:value-type="float">
            <text:p>0.000727351</text:p>
          </table:table-cell>
          <table:table-cell office:value-type="float" office:value="-0.003124" calcext:value-type="float">
            <text:p>-0.003124</text:p>
          </table:table-cell>
          <table:table-cell office:value-type="float" office:value="-0.000548342" calcext:value-type="float">
            <text:p>-0.00054834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4]-[.F184]; 2)" office:value-type="float" office:value="0.000000541584593926041" calcext:value-type="float">
            <text:p>5.41584593926041E-007</text:p>
          </table:table-cell>
          <table:table-cell table:formula="of:=POWER([.B184]-[.G184]; 2)" office:value-type="float" office:value="0.00000976438003937578" calcext:value-type="float">
            <text:p>9.76438003937578E-006</text:p>
          </table:table-cell>
          <table:table-cell table:formula="of:=POWER([.C184]-[.H184]; 2)" office:value-type="float" office:value="0.000000292066001619191" calcext:value-type="float">
            <text:p>2.92066001619191E-007</text:p>
          </table:table-cell>
          <table:table-cell table:number-columns-repeated="5"/>
        </table:table-row>
        <table:table-row table:style-name="ro1">
          <table:table-cell table:style-name="ce1" office:value-type="float" office:value="-0.0000864688" calcext:value-type="float">
            <text:p>-8.65E-005</text:p>
          </table:table-cell>
          <table:table-cell office:value-type="float" office:value="0.00331744" calcext:value-type="float">
            <text:p>0.00331744</text:p>
          </table:table-cell>
          <table:table-cell office:value-type="float" office:value="0.000464135" calcext:value-type="float">
            <text:p>0.00046413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5]-[.F185]; 2)" office:value-type="float" office:value="0.00000000606770695196386" calcext:value-type="float">
            <text:p>6.06770695196386E-009</text:p>
          </table:table-cell>
          <table:table-cell table:formula="of:=POWER([.B185]-[.G185]; 2)" office:value-type="float" office:value="0.0000110000955833002" calcext:value-type="float">
            <text:p>1.10000955833002E-005</text:p>
          </table:table-cell>
          <table:table-cell table:formula="of:=POWER([.C185]-[.H185]; 2)" office:value-type="float" office:value="0.000000222827132756778" calcext:value-type="float">
            <text:p>2.22827132756778E-007</text:p>
          </table:table-cell>
          <table:table-cell table:number-columns-repeated="5"/>
        </table:table-row>
        <table:table-row table:style-name="ro1">
          <table:table-cell office:value-type="float" office:value="-0.000487725" calcext:value-type="float">
            <text:p>-0.000487725</text:p>
          </table:table-cell>
          <table:table-cell office:value-type="float" office:value="-0.00133523" calcext:value-type="float">
            <text:p>-0.00133523</text:p>
          </table:table-cell>
          <table:table-cell table:style-name="ce1" office:value-type="float" office:value="-0.0000968415" calcext:value-type="float">
            <text:p>-9.68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6]-[.F186]; 2)" office:value-type="float" office:value="0.000000229586339505545" calcext:value-type="float">
            <text:p>2.29586339505545E-007</text:p>
          </table:table-cell>
          <table:table-cell table:formula="of:=POWER([.B186]-[.G186]; 2)" office:value-type="float" office:value="0.00000178497829841829" calcext:value-type="float">
            <text:p>0.000001785</text:p>
          </table:table-cell>
          <table:table-cell table:formula="of:=POWER([.C186]-[.H186]; 2)" office:value-type="float" office:value="0.00000000790868909739875" calcext:value-type="float">
            <text:p>7.90868909739875E-009</text:p>
          </table:table-cell>
          <table:table-cell table:number-columns-repeated="5"/>
        </table:table-row>
        <table:table-row table:style-name="ro1">
          <table:table-cell table:style-name="ce1" office:value-type="float" office:value="-0.0000959976" calcext:value-type="float">
            <text:p>-9.60E-005</text:p>
          </table:table-cell>
          <table:table-cell office:value-type="float" office:value="-0.000296021" calcext:value-type="float">
            <text:p>-0.000296021</text:p>
          </table:table-cell>
          <table:table-cell table:style-name="ce1" office:value-type="float" office:value="-0.0000235821" calcext:value-type="float">
            <text:p>-2.36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7]-[.F187]; 2)" office:value-type="float" office:value="0.00000000764300602142736" calcext:value-type="float">
            <text:p>7.64300602142736E-009</text:p>
          </table:table-cell>
          <table:table-cell table:formula="of:=POWER([.B187]-[.G187]; 2)" office:value-type="float" office:value="0.0000000881031809262817" calcext:value-type="float">
            <text:p>8.81031809262817E-008</text:p>
          </table:table-cell>
          <table:table-cell table:formula="of:=POWER([.C187]-[.H187]; 2)" office:value-type="float" office:value="0.000000000245593114321871" calcext:value-type="float">
            <text:p>2.45593114321871E-010</text:p>
          </table:table-cell>
          <table:table-cell table:number-columns-repeated="5"/>
        </table:table-row>
        <table:table-row table:style-name="ro1">
          <table:table-cell office:value-type="float" office:value="0.000261285" calcext:value-type="float">
            <text:p>0.000261285</text:p>
          </table:table-cell>
          <table:table-cell office:value-type="float" office:value="-0.00147589" calcext:value-type="float">
            <text:p>-0.00147589</text:p>
          </table:table-cell>
          <table:table-cell office:value-type="float" office:value="-0.000244907" calcext:value-type="float">
            <text:p>-0.00024490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8]-[.F188]; 2)" office:value-type="float" office:value="0.0000000728235088977487" calcext:value-type="float">
            <text:p>7.28235088977487E-008</text:p>
          </table:table-cell>
          <table:table-cell table:formula="of:=POWER([.B188]-[.G188]; 2)" office:value-type="float" office:value="0.00000218061571866057" calcext:value-type="float">
            <text:p>2.18061571866057E-006</text:p>
          </table:table-cell>
          <table:table-cell table:formula="of:=POWER([.C188]-[.H188]; 2)" office:value-type="float" office:value="0.00000005616725130044" calcext:value-type="float">
            <text:p>5.616725130044E-008</text:p>
          </table:table-cell>
          <table:table-cell table:number-columns-repeated="5"/>
        </table:table-row>
        <table:table-row table:style-name="ro1">
          <table:table-cell office:value-type="float" office:value="-0.000456805" calcext:value-type="float">
            <text:p>-0.000456805</text:p>
          </table:table-cell>
          <table:table-cell office:value-type="float" office:value="0.00405053" calcext:value-type="float">
            <text:p>0.00405053</text:p>
          </table:table-cell>
          <table:table-cell office:value-type="float" office:value="0.000627167" calcext:value-type="float">
            <text:p>0.00062716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89]-[.F189]; 2)" office:value-type="float" office:value="0.00000020091164555884" calcext:value-type="float">
            <text:p>2.0091164555884E-007</text:p>
          </table:table-cell>
          <table:table-cell table:formula="of:=POWER([.B189]-[.G189]; 2)" office:value-type="float" office:value="0.0000164003065937277" calcext:value-type="float">
            <text:p>1.64003065937277E-005</text:p>
          </table:table-cell>
          <table:table-cell table:formula="of:=POWER([.C189]-[.H189]; 2)" office:value-type="float" office:value="0.000000403323671406354" calcext:value-type="float">
            <text:p>4.03323671406354E-007</text:p>
          </table:table-cell>
          <table:table-cell table:number-columns-repeated="5"/>
        </table:table-row>
        <table:table-row table:style-name="ro1">
          <table:table-cell office:value-type="float" office:value="-0.000719487" calcext:value-type="float">
            <text:p>-0.000719487</text:p>
          </table:table-cell>
          <table:table-cell office:value-type="float" office:value="-0.00188802" calcext:value-type="float">
            <text:p>-0.00188802</text:p>
          </table:table-cell>
          <table:table-cell office:value-type="float" office:value="-0.000131764" calcext:value-type="float">
            <text:p>-0.00013176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0]-[.F190]; 2)" office:value-type="float" office:value="0.000000505398270884115" calcext:value-type="float">
            <text:p>5.05398270884115E-007</text:p>
          </table:table-cell>
          <table:table-cell table:formula="of:=POWER([.B190]-[.G190]; 2)" office:value-type="float" office:value="0.00000356764401432836" calcext:value-type="float">
            <text:p>3.56764401432836E-006</text:p>
          </table:table-cell>
          <table:table-cell table:formula="of:=POWER([.C190]-[.H190]; 2)" office:value-type="float" office:value="0.0000000153396425792048" calcext:value-type="float">
            <text:p>1.53396425792048E-008</text:p>
          </table:table-cell>
          <table:table-cell table:number-columns-repeated="5"/>
        </table:table-row>
        <table:table-row table:style-name="ro1">
          <table:table-cell office:value-type="float" office:value="0.000687312" calcext:value-type="float">
            <text:p>0.000687312</text:p>
          </table:table-cell>
          <table:table-cell office:value-type="float" office:value="-0.000759803" calcext:value-type="float">
            <text:p>-0.000759803</text:p>
          </table:table-cell>
          <table:table-cell office:value-type="float" office:value="-0.000221239" calcext:value-type="float">
            <text:p>-0.00022123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1]-[.F191]; 2)" office:value-type="float" office:value="0.000000484256368339924" calcext:value-type="float">
            <text:p>4.84256368339924E-007</text:p>
          </table:table-cell>
          <table:table-cell table:formula="of:=POWER([.B191]-[.G191]; 2)" office:value-type="float" office:value="0.000000578518140500235" calcext:value-type="float">
            <text:p>5.78518140500235E-007</text:p>
          </table:table-cell>
          <table:table-cell table:formula="of:=POWER([.C191]-[.H191]; 2)" office:value-type="float" office:value="0.0000000455089681596439" calcext:value-type="float">
            <text:p>4.55089681596439E-008</text:p>
          </table:table-cell>
          <table:table-cell table:number-columns-repeated="5"/>
        </table:table-row>
        <table:table-row table:style-name="ro1">
          <table:table-cell office:value-type="float" office:value="-0.000256922" calcext:value-type="float">
            <text:p>-0.000256922</text:p>
          </table:table-cell>
          <table:table-cell office:value-type="float" office:value="-0.0019423" calcext:value-type="float">
            <text:p>-0.0019423</text:p>
          </table:table-cell>
          <table:table-cell office:value-type="float" office:value="-0.000218879" calcext:value-type="float">
            <text:p>-0.00021887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2]-[.F192]; 2)" office:value-type="float" office:value="0.0000000616770705163425" calcext:value-type="float">
            <text:p>6.16770705163425E-008</text:p>
          </table:table-cell>
          <table:table-cell table:formula="of:=POWER([.B192]-[.G192]; 2)" office:value-type="float" office:value="0.00000377564071877107" calcext:value-type="float">
            <text:p>3.77564071877107E-006</text:p>
          </table:table-cell>
          <table:table-cell table:formula="of:=POWER([.C192]-[.H192]; 2)" office:value-type="float" office:value="0.0000000445076281329902" calcext:value-type="float">
            <text:p>4.45076281329902E-008</text:p>
          </table:table-cell>
          <table:table-cell table:number-columns-repeated="5"/>
        </table:table-row>
        <table:table-row table:style-name="ro1">
          <table:table-cell office:value-type="float" office:value="0.000795291" calcext:value-type="float">
            <text:p>0.000795291</text:p>
          </table:table-cell>
          <table:table-cell office:value-type="float" office:value="0.00220602" calcext:value-type="float">
            <text:p>0.00220602</text:p>
          </table:table-cell>
          <table:table-cell office:value-type="float" office:value="0.000161963" calcext:value-type="float">
            <text:p>0.00016196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3]-[.F193]; 2)" office:value-type="float" office:value="0.000000646197833126769" calcext:value-type="float">
            <text:p>6.46197833126769E-007</text:p>
          </table:table-cell>
          <table:table-cell table:formula="of:=POWER([.B193]-[.G193]; 2)" office:value-type="float" office:value="0.00000486299172026378" calcext:value-type="float">
            <text:p>0.000004863</text:p>
          </table:table-cell>
          <table:table-cell table:formula="of:=POWER([.C193]-[.H193]; 2)" office:value-type="float" office:value="0.0000000288570703056205" calcext:value-type="float">
            <text:p>2.88570703056205E-008</text:p>
          </table:table-cell>
          <table:table-cell table:number-columns-repeated="5"/>
        </table:table-row>
        <table:table-row table:style-name="ro1">
          <table:table-cell office:value-type="float" office:value="-0.000724742" calcext:value-type="float">
            <text:p>-0.000724742</text:p>
          </table:table-cell>
          <table:table-cell office:value-type="float" office:value="-0.000726392" calcext:value-type="float">
            <text:p>-0.000726392</text:p>
          </table:table-cell>
          <table:table-cell table:style-name="ce1" office:value-type="float" office:value="0.0000263132" calcext:value-type="float">
            <text:p>2.63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4]-[.F194]; 2)" office:value-type="float" office:value="0.00000051289758876333" calcext:value-type="float">
            <text:p>5.1289758876333E-007</text:p>
          </table:table-cell>
          <table:table-cell table:formula="of:=POWER([.B194]-[.G194]; 2)" office:value-type="float" office:value="0.000000528809368300894" calcext:value-type="float">
            <text:p>5.28809368300894E-007</text:p>
          </table:table-cell>
          <table:table-cell table:formula="of:=POWER([.C194]-[.H194]; 2)" office:value-type="float" office:value="0.00000000117127459664836" calcext:value-type="float">
            <text:p>1.17127459664836E-009</text:p>
          </table:table-cell>
          <table:table-cell table:number-columns-repeated="5"/>
        </table:table-row>
        <table:table-row table:style-name="ro1">
          <table:table-cell office:value-type="float" office:value="-0.00172152" calcext:value-type="float">
            <text:p>-0.00172152</text:p>
          </table:table-cell>
          <table:table-cell office:value-type="float" office:value="-0.000500079" calcext:value-type="float">
            <text:p>-0.000500079</text:p>
          </table:table-cell>
          <table:table-cell office:value-type="float" office:value="-0.00147586" calcext:value-type="float">
            <text:p>-0.0014758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5]-[.F195]; 2)" office:value-type="float" office:value="0.00000293418635375765" calcext:value-type="float">
            <text:p>2.93418635375765E-006</text:p>
          </table:table-cell>
          <table:table-cell table:formula="of:=POWER([.B195]-[.G195]; 2)" office:value-type="float" office:value="0.000000250880573999173" calcext:value-type="float">
            <text:p>2.50880573999173E-007</text:p>
          </table:table-cell>
          <table:table-cell table:formula="of:=POWER([.C195]-[.H195]; 2)" office:value-type="float" office:value="0.00000215487517887769" calcext:value-type="float">
            <text:p>2.15487517887769E-006</text:p>
          </table:table-cell>
          <table:table-cell table:number-columns-repeated="5"/>
        </table:table-row>
        <table:table-row table:style-name="ro1">
          <table:table-cell office:value-type="float" office:value="0.00162994" calcext:value-type="float">
            <text:p>0.00162994</text:p>
          </table:table-cell>
          <table:table-cell office:value-type="float" office:value="0.00258983" calcext:value-type="float">
            <text:p>0.00258983</text:p>
          </table:table-cell>
          <table:table-cell office:value-type="float" office:value="0.00177457" calcext:value-type="float">
            <text:p>0.0017745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6]-[.F196]; 2)" office:value-type="float" office:value="0.00000268472587567932" calcext:value-type="float">
            <text:p>2.68472587567932E-006</text:p>
          </table:table-cell>
          <table:table-cell table:formula="of:=POWER([.B196]-[.G196]; 2)" office:value-type="float" office:value="0.00000670307219870523" calcext:value-type="float">
            <text:p>6.70307219870523E-006</text:p>
          </table:table-cell>
          <table:table-cell table:formula="of:=POWER([.C196]-[.H196]; 2)" office:value-type="float" office:value="0.00000317723740761437" calcext:value-type="float">
            <text:p>3.17723740761437E-006</text:p>
          </table:table-cell>
          <table:table-cell table:number-columns-repeated="5"/>
        </table:table-row>
        <table:table-row table:style-name="ro1">
          <table:table-cell office:value-type="float" office:value="0.000475678" calcext:value-type="float">
            <text:p>0.000475678</text:p>
          </table:table-cell>
          <table:table-cell office:value-type="float" office:value="-0.00265993" calcext:value-type="float">
            <text:p>-0.00265993</text:p>
          </table:table-cell>
          <table:table-cell office:value-type="float" office:value="-0.000442073" calcext:value-type="float">
            <text:p>-0.00044207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7]-[.F197]; 2)" office:value-type="float" office:value="0.000000234499333787894" calcext:value-type="float">
            <text:p>2.34499333787894E-007</text:p>
          </table:table-cell>
          <table:table-cell table:formula="of:=POWER([.B197]-[.G197]; 2)" office:value-type="float" office:value="0.00000707948838980906" calcext:value-type="float">
            <text:p>7.07948838980906E-006</text:p>
          </table:table-cell>
          <table:table-cell table:formula="of:=POWER([.C197]-[.H197]; 2)" office:value-type="float" office:value="0.000000188496912059896" calcext:value-type="float">
            <text:p>1.88496912059896E-007</text:p>
          </table:table-cell>
          <table:table-cell table:number-columns-repeated="5"/>
        </table:table-row>
        <table:table-row table:style-name="ro1">
          <table:table-cell office:value-type="float" office:value="-0.0749598" calcext:value-type="float">
            <text:p>-0.0749598</text:p>
          </table:table-cell>
          <table:table-cell office:value-type="float" office:value="0.358739" calcext:value-type="float">
            <text:p>0.358739</text:p>
          </table:table-cell>
          <table:table-cell table:style-name="ce1" office:value-type="float" office:value="0.0000686806" calcext:value-type="float">
            <text:p>6.87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8]-[.F198]; 2)" office:value-type="float" office:value="0.0056176863819409" calcext:value-type="float">
            <text:p>0.0056176864</text:p>
          </table:table-cell>
          <table:table-cell table:formula="of:=POWER([.B198]-[.G198]; 2)" office:value-type="float" office:value="0.128693095565294" calcext:value-type="float">
            <text:p>0.1286930956</text:p>
          </table:table-cell>
          <table:table-cell table:formula="of:=POWER([.C198]-[.H198]; 2)" office:value-type="float" office:value="0.00000000586622559177929" calcext:value-type="float">
            <text:p>5.86622559177929E-009</text:p>
          </table:table-cell>
          <table:table-cell table:number-columns-repeated="5"/>
        </table:table-row>
        <table:table-row table:style-name="ro1">
          <table:table-cell office:value-type="float" office:value="0.074726" calcext:value-type="float">
            <text:p>0.074726</text:p>
          </table:table-cell>
          <table:table-cell office:value-type="float" office:value="-0.356392" calcext:value-type="float">
            <text:p>-0.356392</text:p>
          </table:table-cell>
          <table:table-cell office:value-type="float" office:value="0.000285017" calcext:value-type="float">
            <text:p>0.00028501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199]-[.F199]; 2)" office:value-type="float" office:value="0.00558525644822149" calcext:value-type="float">
            <text:p>0.0055852564</text:p>
          </table:table-cell>
          <table:table-cell table:formula="of:=POWER([.B199]-[.G199]; 2)" office:value-type="float" office:value="0.127015828462034" calcext:value-type="float">
            <text:p>0.1270158285</text:p>
          </table:table-cell>
          <table:table-cell table:formula="of:=POWER([.C199]-[.H199]; 2)" office:value-type="float" office:value="0.0000000858066311400615" calcext:value-type="float">
            <text:p>8.58066311400615E-008</text:p>
          </table:table-cell>
          <table:table-cell table:number-columns-repeated="5"/>
        </table:table-row>
        <table:table-row table:style-name="ro1">
          <table:table-cell office:value-type="float" office:value="-0.000530982" calcext:value-type="float">
            <text:p>-0.000530982</text:p>
          </table:table-cell>
          <table:table-cell office:value-type="float" office:value="-0.00102792" calcext:value-type="float">
            <text:p>-0.00102792</text:p>
          </table:table-cell>
          <table:table-cell table:style-name="ce1" office:value-type="float" office:value="-0.0000477769" calcext:value-type="float">
            <text:p>-4.78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00]-[.F200]; 2)" office:value-type="float" office:value="0.000000272910836635314" calcext:value-type="float">
            <text:p>2.72910836635314E-007</text:p>
          </table:table-cell>
          <table:table-cell table:formula="of:=POWER([.B200]-[.G200]; 2)" office:value-type="float" office:value="0.00000105826648425228" calcext:value-type="float">
            <text:p>1.05826648425228E-006</text:p>
          </table:table-cell>
          <table:table-cell table:formula="of:=POWER([.C200]-[.H200]; 2)" office:value-type="float" office:value="0.0000000015893147581049" calcext:value-type="float">
            <text:p>1.5893147581049E-009</text:p>
          </table:table-cell>
          <table:table-cell table:number-columns-repeated="5"/>
        </table:table-row>
        <table:table-row table:style-name="ro1">
          <table:table-cell office:value-type="float" office:value="0.000310785" calcext:value-type="float">
            <text:p>0.000310785</text:p>
          </table:table-cell>
          <table:table-cell office:value-type="float" office:value="-0.000970181" calcext:value-type="float">
            <text:p>-0.000970181</text:p>
          </table:table-cell>
          <table:table-cell office:value-type="float" office:value="-0.000184905" calcext:value-type="float">
            <text:p>-0.0001849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01]-[.F201]; 2)" office:value-type="float" office:value="0.000000101989731848529" calcext:value-type="float">
            <text:p>0.000000102</text:p>
          </table:table-cell>
          <table:table-cell table:formula="of:=POWER([.B201]-[.G201]; 2)" office:value-type="float" office:value="0.00000094280565583651" calcext:value-type="float">
            <text:p>9.4280565583651E-007</text:p>
          </table:table-cell>
          <table:table-cell table:formula="of:=POWER([.C201]-[.H201]; 2)" office:value-type="float" office:value="0.0000000313269860313922" calcext:value-type="float">
            <text:p>3.13269860313922E-008</text:p>
          </table:table-cell>
          <table:table-cell table:number-columns-repeated="5"/>
        </table:table-row>
        <table:table-row table:style-name="ro1">
          <table:table-cell office:value-type="float" office:value="0.000348077" calcext:value-type="float">
            <text:p>0.000348077</text:p>
          </table:table-cell>
          <table:table-cell office:value-type="float" office:value="0.00147695" calcext:value-type="float">
            <text:p>0.00147695</text:p>
          </table:table-cell>
          <table:table-cell office:value-type="float" office:value="0.000140129" calcext:value-type="float">
            <text:p>0.00014012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02]-[.F202]; 2)" office:value-type="float" office:value="0.000000127199445502034" calcext:value-type="float">
            <text:p>1.27199445502034E-007</text:p>
          </table:table-cell>
          <table:table-cell table:formula="of:=POWER([.B202]-[.G202]; 2)" office:value-type="float" office:value="0.00000217901646080466" calcext:value-type="float">
            <text:p>0.000002179</text:p>
          </table:table-cell>
          <table:table-cell table:formula="of:=POWER([.C202]-[.H202]; 2)" office:value-type="float" office:value="0.0000000219157495986527" calcext:value-type="float">
            <text:p>2.19157495986527E-008</text:p>
          </table:table-cell>
          <table:table-cell table:number-columns-repeated="5"/>
        </table:table-row>
        <table:table-row table:style-name="ro1">
          <table:table-cell office:value-type="float" office:value="-0.000156181" calcext:value-type="float">
            <text:p>-0.000156181</text:p>
          </table:table-cell>
          <table:table-cell office:value-type="float" office:value="-0.000667673" calcext:value-type="float">
            <text:p>-0.000667673</text:p>
          </table:table-cell>
          <table:table-cell table:style-name="ce1" office:value-type="float" office:value="-0.0000635131" calcext:value-type="float">
            <text:p>-6.35E-0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03]-[.F203]; 2)" office:value-type="float" office:value="0.0000000217880293694956" calcext:value-type="float">
            <text:p>2.17880293694956E-008</text:p>
          </table:table-cell>
          <table:table-cell table:formula="of:=POWER([.B203]-[.G203]; 2)" office:value-type="float" office:value="0.000000446857221221223" calcext:value-type="float">
            <text:p>4.46857221221223E-007</text:p>
          </table:table-cell>
          <table:table-cell table:formula="of:=POWER([.C203]-[.H203]; 2)" office:value-type="float" office:value="0.00000000309162807917748" calcext:value-type="float">
            <text:p>3.09162807917748E-009</text:p>
          </table:table-cell>
          <table:table-cell table:number-columns-repeated="5"/>
        </table:table-row>
        <table:table-row table:style-name="ro1">
          <table:table-cell office:value-type="float" office:value="0.00104633" calcext:value-type="float">
            <text:p>0.00104633</text:p>
          </table:table-cell>
          <table:table-cell office:value-type="float" office:value="0.000184521" calcext:value-type="float">
            <text:p>0.000184521</text:p>
          </table:table-cell>
          <table:table-cell office:value-type="float" office:value="-0.00015506" calcext:value-type="float">
            <text:p>-0.0001550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0.00000857331263414637" calcext:value-type="float">
            <text:p>-8.57331263414637E-006</text:p>
          </table:table-cell>
          <table:table-cell office:value-type="float" office:value="0.000000800799951219268" calcext:value-type="float">
            <text:p>8.00799951219268E-007</text:p>
          </table:table-cell>
          <table:table-cell office:value-type="float" office:value="-0.00000791068926829269" calcext:value-type="float">
            <text:p>-7.91068926829269E-006</text:p>
          </table:table-cell>
          <table:table-cell table:number-columns-repeated="2"/>
          <table:table-cell table:formula="of:=POWER([.A204]-[.F204]; 2)" office:value-type="float" office:value="0.0000011128209990065" calcext:value-type="float">
            <text:p>1.1128209990065E-006</text:p>
          </table:table-cell>
          <table:table-cell table:formula="of:=POWER([.B204]-[.G204]; 2)" office:value-type="float" office:value="0.000000033753111905964" calcext:value-type="float">
            <text:p>3.3753111905964E-008</text:p>
          </table:table-cell>
          <table:table-cell table:formula="of:=POWER([.C204]-[.H204]; 2)" office:value-type="float" office:value="0.0000000216529196488165" calcext:value-type="float">
            <text:p>2.16529196488165E-0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5:21:11.491973952</meta:creation-date>
    <dc:date>2015-07-06T15:36:01.803571628</dc:date>
    <meta:editing-duration>PT4M10S</meta:editing-duration>
    <meta:editing-cycles>3</meta:editing-cycles>
    <meta:generator>LibreOffice/4.2.8.2$Linux_X86_64 LibreOffice_project/420m0$Build-2</meta:generator>
    <meta:document-statistic meta:table-count="1" meta:cell-count="2049" meta:object-count="0"/>
  </office:meta>
</office:document-meta>
</file>